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S LineDraw" svg:font-family="'MS LineDraw', Symbol" style:font-family-generic="modern" style:font-charset="x-symbol"/>
    <style:font-face style:name="Courier_PC" svg:font-family="Courier_PC"/>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245cm" fo:margin-left="-0.123cm" table:align="left" style:writing-mode="lr-tb"/>
    </style:style>
    <style:style style:name="Tabelle1.A" style:family="table-column">
      <style:table-column-properties style:column-width="1.124cm"/>
    </style:style>
    <style:style style:name="Tabelle1.B" style:family="table-column">
      <style:table-column-properties style:column-width="15.122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snap-to-layout-grid="false"/>
      <style:text-properties fo:font-size="12pt" style:font-size-asian="12pt" style:font-size-complex="12pt"/>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line-height="0.423cm"/>
      <style:text-properties fo:font-size="12pt" style:font-size-asian="12pt" style:font-size-complex="12pt"/>
    </style:style>
    <style:style style:name="P9" style:family="paragraph" style:parent-style-name="Standard">
      <style:paragraph-properties fo:line-height="0.423cm" fo:text-align="end"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line-height="0.423cm"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none" fo:country="none" fo:font-weight="bold" style:font-size-asian="12pt" style:font-weight-asian="bold" style:font-size-complex="12pt" style:font-weight-complex="bold"/>
    </style:style>
    <style:style style:name="P13" style:family="paragraph" style:parent-style-name="Standard">
      <style:text-properties fo:font-size="12pt" fo:language="none" fo:country="none" style:font-size-asian="12pt" style:font-size-complex="12pt"/>
    </style:style>
    <style:style style:name="P14" style:family="paragraph" style:parent-style-name="Standard">
      <style:text-properties style:font-name="Courier_PC" style:font-name-asian="Courier_PC" style:font-name-complex="Courier_PC"/>
    </style:style>
    <style:style style:name="P15" style:family="paragraph" style:parent-style-name="Standard">
      <style:paragraph-properties fo:text-align="justify" style:justify-single-word="false"/>
      <style:text-properties style:font-name="Courier_PC" style:font-name-asian="Courier_PC" style:font-name-complex="Courier_PC"/>
    </style:style>
    <style:style style:name="P16" style:family="paragraph" style:parent-style-name="Standard">
      <style:text-properties style:font-name="Courier_PC" fo:language="none" fo:country="none" style:font-name-asian="Courier_PC" style:font-name-complex="Courier_PC"/>
    </style:style>
    <style:style style:name="P17" style:family="paragraph" style:parent-style-name="Standard">
      <style:paragraph-properties fo:line-height="0.423cm" fo:text-align="center" style:justify-single-word="false"/>
    </style:style>
    <style:style style:name="P18" style:family="paragraph" style:parent-style-name="Standard">
      <style:paragraph-properties fo:line-height="0.423cm" fo:text-align="end" style:justify-single-word="false"/>
    </style:style>
    <style:style style:name="P19" style:family="paragraph" style:parent-style-name="Standard">
      <style:paragraph-properties fo:margin-left="0cm" fo:margin-right="1cm" fo:text-indent="0cm" style:auto-text-indent="false"/>
    </style:style>
    <style:style style:name="P20" style:family="paragraph" style:parent-style-name="Standard">
      <style:paragraph-properties fo:margin-left="0cm" fo:margin-right="1cm" fo:text-align="justify" style:justify-single-word="false" fo:text-indent="0cm" style:auto-text-indent="false"/>
    </style:style>
    <style:style style:name="P21" style:family="paragraph" style:parent-style-name="Standard">
      <style:paragraph-properties fo:margin-left="0cm" fo:margin-right="1cm" fo:text-indent="0cm" style:auto-text-indent="false"/>
      <style:text-properties fo:font-size="16pt" fo:font-weight="bold" style:font-size-asian="16pt" style:font-weight-asian="bold" style:font-size-complex="16pt" style:font-weight-complex="bold"/>
    </style:style>
    <style:style style:name="P22" style:family="paragraph" style:parent-style-name="Standard">
      <style:paragraph-properties fo:margin-left="0cm" fo:margin-right="1cm" fo:text-align="justify" style:justify-single-word="false" fo:text-indent="0cm" style:auto-text-indent="false" fo:break-before="page"/>
    </style:style>
    <style:style style:name="P23" style:family="paragraph" style:parent-style-name="Standard" style:master-page-name="First_20_Page">
      <style:paragraph-properties fo:margin-left="0cm" fo:margin-right="1cm" fo:text-align="justify" style:justify-single-word="false" fo:text-indent="0cm" style:auto-text-indent="false" style:page-number="1"/>
      <style:text-properties fo:language="none" fo:country="none"/>
    </style:style>
    <style:style style:name="P24" style:family="paragraph" style:parent-style-name="Standard">
      <style:paragraph-properties fo:break-before="page"/>
      <style:text-properties fo:font-size="12pt" style:font-size-asian="12pt" style:font-size-complex="12pt"/>
    </style:style>
    <style:style style:name="P25" style:family="paragraph" style:parent-style-name="Standard">
      <style:paragraph-properties fo:text-align="justify" style:justify-single-word="false" fo:break-before="page"/>
      <style:text-properties fo:font-size="12pt" style:font-size-asian="12pt" style:font-size-complex="12pt"/>
    </style:style>
    <style:style style:name="P26"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27" style:family="paragraph" style:parent-style-name="Standard">
      <style:paragraph-properties fo:margin-left="0cm" fo:margin-right="0.635cm" fo:line-height="0.423cm" fo:text-indent="0cm" style:auto-text-indent="false"/>
      <style:text-properties fo:font-size="12pt" style:font-size-asian="12pt" style:font-size-complex="12pt"/>
    </style:style>
    <style:style style:name="P28" style:family="paragraph" style:parent-style-name="Header">
      <style:paragraph-properties fo:margin-left="0cm" fo:margin-right="0.635cm" fo:text-indent="0cm" style:auto-text-indent="false"/>
    </style:style>
    <style:style style:name="P29" style:family="paragraph">
      <style:paragraph-properties fo:text-align="center"/>
    </style:style>
    <style:style style:name="P30"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style:text-position="super 58%" fo:font-size="14pt" style:font-size-asian="14pt" style:font-size-complex="14pt"/>
    </style:style>
    <style:style style:name="T13" style:family="text">
      <style:text-properties style:text-position="super 58%" fo:font-size="14pt" style:text-underline-style="solid" style:text-underline-width="auto" style:text-underline-color="font-color" style:font-size-asian="14pt" style:font-size-complex="14pt"/>
    </style:style>
    <style:style style:name="T14" style:family="text"/>
    <style:style style:name="T15" style:family="text">
      <style:text-properties style:use-window-font-color="true" style:text-position="sub 58%" style:font-name="Times New Roman" fo:font-size="18pt" fo:language="de" fo:country="DE" style:font-name-asian="Times New Roman" style:font-size-asian="18pt" style:font-name-complex="Times New Roman" style:font-size-complex="18pt"/>
    </style:style>
    <style:style style:name="T16" style:family="text">
      <style:text-properties style:use-window-font-color="true" style:text-position="sub 58%" style:font-name="Times New Roman" fo:font-size="18pt" fo:language="de" fo:country="DE" fo:font-weight="bold" style:font-name-asian="Times New Roman" style:font-size-asian="18pt" style:font-weight-asian="bold" style:font-name-complex="Times New Roman" style:font-size-complex="18pt" style:font-weight-complex="bold"/>
    </style:style>
    <style:style style:name="T17"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8" style:family="text">
      <style:text-properties style:use-window-font-color="true" style:font-name="Times New Roman" fo:font-size="12pt" fo:language="de" fo:country="DE" fo:font-weight="bold" style:font-name-asian="Times New Roman" style:font-size-asian="12pt" style:font-weight-asian="bold" style:font-name-complex="Times New Roman" style:font-size-complex="12pt" style:font-weight-complex="bold"/>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OLE">
      <style:graphic-properties style:vertical-pos="top" style:vertical-rel="baseline" draw:ole-draw-aspect="1" draw:visible-area-top="0cm" draw:visible-area-width="4.343cm" draw:visible-area-height="4.207cm"/>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style:style>
    <style:style style:name="gr2" style:family="graphic">
      <style:graphic-properties draw:stroke="none" draw:fill="none" draw:fill-color="#ffffff" draw:auto-grow-height="false" draw:auto-grow-width="false" draw:fit-to-size="false" fo:min-height="1.004cm"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style:style>
    <style:style style:name="gr3" style:family="graphic">
      <style:graphic-properties draw:stroke="solid" svg:stroke-width="0.035cm" svg:stroke-color="#000000" draw:fill="none"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content" style:horizontal-pos="from-left" style:horizontal-rel="paragraph-content"/>
    </style:style>
    <style:style style:name="gr4" style:family="graphic">
      <style:graphic-properties draw:stroke="solid" svg:stroke-width="0.035cm" svg:stroke-color="#000000"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content" style:horizontal-pos="from-left" style:horizontal-rel="paragraph-content"/>
    </style:style>
    <style:style style:name="gr5" style:family="graphic">
      <style:graphic-properties style:run-through="foreground" style:wrap="run-through" style:number-wrapped-paragraphs="no-limit" style:vertical-pos="from-top" style:vertical-rel="paragraph-content" style:horizontal-pos="from-left" style:horizontal-rel="paragraph-content"/>
    </style:style>
    <style:style style:name="gr6" style:family="graphic">
      <style:graphic-properties draw:stroke="none" draw:fill="none" draw:fill-color="#ffffff" draw:auto-grow-height="false" draw:auto-grow-width="false" draw:fit-to-size="false" fo:min-height="1.004cm" fo:padding-top="0.049cm" fo:padding-bottom="0.049cm" fo:padding-left="0.099cm" fo:padding-right="0.099cm" style:run-through="foreground"/>
    </style:style>
    <style:style style:name="gr7" style:family="graphic">
      <style:graphic-properties draw:stroke="solid" svg:stroke-width="0.035cm" svg:stroke-color="#000000" draw:textarea-horizontal-align="center" draw:textarea-vertical-align="middle" fo:padding-top="0.018cm" fo:padding-bottom="0.018cm" fo:padding-left="0.018cm" fo:padding-right="0.018cm" style:run-through="foreground"/>
    </style:style>
    <style:style style:name="gr8" style:family="graphic">
      <style:graphic-properties draw:stroke="solid" svg:stroke-width="0.035cm" svg:stroke-color="#000000" draw:fill="none" draw:textarea-horizontal-align="center" draw:textarea-vertical-align="middle" fo:padding-top="0.018cm" fo:padding-bottom="0.018cm" fo:padding-left="0.018cm" fo:padding-right="0.018cm" style:run-through="foreground"/>
    </style:style>
    <style:style style:name="gr9" style:family="graphic">
      <style:graphic-properties style:run-through="foreground" style:wrap="run-through" style:number-wrapped-paragraphs="no-limit" style:vertical-pos="from-top" style:vertical-rel="page-content" style:horizontal-pos="from-left" style:horizontal-rel="paragraph-content"/>
    </style:style>
    <style:style style:name="gr10"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style>
    <style:style style:name="gr11" style:family="graphic">
      <style:graphic-properties draw:stroke="dash" draw:stroke-dash="Dash_20_1" svg:stroke-width="0.018cm" svg:stroke-color="#00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style:style>
    <style:style style:name="gr12" style:family="graphic">
      <style:graphic-properties draw:stroke="none" draw:fill="none" draw:fill-color="#ffffff" draw:auto-grow-height="false" draw:auto-grow-width="false" draw:fit-to-size="false" fo:min-height="1.503cm"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style:style>
    <style:style style:name="gr13" style:family="graphic">
      <style:graphic-properties draw:stroke="solid" svg:stroke-width="0.035cm" svg:stroke-color="#000000" draw:fill="solid" draw:fill-color="#ffffff" draw:textarea-horizontal-align="center" draw:textarea-vertical-align="middle" fo:padding-top="0.018cm" fo:padding-bottom="0.018cm" fo:padding-left="0.018cm" fo:padding-right="0.018cm" style:run-through="foreground"/>
    </style:style>
    <style:style style:name="gr14" style:family="graphic">
      <style:graphic-properties draw:stroke="none" draw:fill="solid" draw:fill-color="#ffffff" draw:auto-grow-height="false" draw:auto-grow-width="false" draw:fit-to-size="false" fo:min-height="0.783cm"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style:style>
    <style:style style:name="gr15" style:family="graphic">
      <style:graphic-properties draw:stroke="none" draw:fill="solid" draw:fill-color="#ffffff" draw:auto-grow-height="false" draw:auto-grow-width="false" draw:fit-to-size="false" fo:min-height="2.182cm"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style:style>
    <style:style style:name="gr16" style:family="graphic">
      <style:graphic-properties draw:stroke="solid" svg:stroke-width="0.026cm" svg:stroke-color="#000000" draw:textarea-horizontal-align="center" draw:textarea-vertical-align="middle" fo:padding-top="0.012cm" fo:padding-bottom="0.012cm" fo:padding-left="0.012cm" fo:padding-right="0.012cm" style:run-through="foreground"/>
    </style:style>
    <style:style style:name="gr17" style:family="graphic">
      <style:graphic-properties draw:stroke="dash" draw:stroke-dash="Dash_20_1" svg:stroke-width="0.018cm" svg:stroke-color="#000000" draw:textarea-horizontal-align="center" draw:textarea-vertical-align="middle" fo:padding-top="0.009cm" fo:padding-bottom="0.009cm" fo:padding-left="0.009cm" fo:padding-right="0.009cm" style:run-through="foreground"/>
    </style:style>
    <style:style style:name="gr18" style:family="graphic">
      <style:graphic-properties draw:stroke="solid" svg:stroke-width="0.026cm" svg:stroke-color="#000000" draw:marker-end="Linienende_20_1" draw:marker-end-width="0.388cm" draw:marker-end-center="fals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style:style>
    <style:style style:name="gr19" style:family="graphic">
      <style:graphic-properties draw:stroke="solid" svg:stroke-width="0.018cm" svg:stroke-color="#0000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style:style>
    <style:style style:name="gr20"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style:style>
    <style:style style:name="gr2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content" style:horizontal-pos="from-left" style:horizontal-rel="paragraph-content"/>
    </style:style>
    <style:style style:name="gr22" style:family="graphic">
      <style:graphic-properties draw:stroke="none" draw:fill="none" draw:fill-color="#ffffff" draw:auto-grow-height="false" draw:auto-grow-width="false" draw:fit-to-size="false" fo:min-height="0.679cm" fo:padding-top="0.049cm" fo:padding-bottom="0.049cm" fo:padding-left="0.099cm" fo:padding-right="0.099cm" style:run-through="foreground"/>
    </style:style>
    <style:style style:name="gr23" style:family="graphic">
      <style:graphic-properties draw:stroke="solid" svg:stroke-width="0.026cm" svg:stroke-color="#000000" draw:marker-start="Linienende_20_1" draw:marker-start-width="0.388cm" draw:marker-start-center="false" draw:textarea-horizontal-align="center" draw:textarea-vertical-align="middle" fo:padding-top="0.012cm" fo:padding-bottom="0.012cm" fo:padding-left="0.012cm" fo:padding-right="0.012cm" style:run-through="foreground"/>
    </style:style>
    <style:style style:name="gr24" style:family="graphic">
      <style:graphic-properties draw:stroke="solid" svg:stroke-width="0.026cm" svg:stroke-color="#000000" draw:marker-end="Linienende_20_1" draw:marker-end-width="0.388cm" draw:marker-end-center="false" draw:textarea-horizontal-align="center" draw:textarea-vertical-align="middle" fo:padding-top="0.012cm" fo:padding-bottom="0.012cm" fo:padding-left="0.012cm" fo:padding-right="0.012cm" style:run-through="foreground"/>
    </style:style>
    <style:style style:name="gr25"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style>
    <style:style style:name="gr26" style:family="graphic">
      <style:graphic-properties draw:stroke="none" draw:fill="none" draw:fill-color="#ffffff" draw:auto-grow-height="false" draw:auto-grow-width="false" draw:fit-to-size="false" fo:min-height="1.124cm" fo:padding-top="0.049cm" fo:padding-bottom="0.049cm" fo:padding-left="0.099cm" fo:padding-right="0.099cm" style:run-through="foreground"/>
    </style:style>
    <style:style style:name="gr27" style:family="graphic">
      <style:graphic-properties draw:stroke="none" draw:fill="none" draw:fill-color="#ffffff" draw:auto-grow-height="false" draw:auto-grow-width="false" draw:fit-to-size="false" fo:min-height="0.725cm" fo:padding-top="0.049cm" fo:padding-bottom="0.049cm" fo:padding-left="0.099cm" fo:padding-right="0.099cm" style:run-through="foreground"/>
    </style:style>
    <style:style style:name="gr28"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138" draw:style-name="gr9">
        <draw:line draw:style-name="gr10" draw:text-style-name="P29" svg:x1="4.262cm" svg:y1="3.475cm" svg:x2="4.59cm" svg:y2="3.475cm">
          <text:p/>
        </draw:line>
        <draw:line draw:style-name="gr10" draw:text-style-name="P29" svg:x1="3.556cm" svg:y1="3.471cm" svg:x2="3.884cm" svg:y2="3.471cm">
          <text:p/>
        </draw:line>
        <draw:line draw:style-name="gr10" draw:text-style-name="P29" svg:x1="5.006cm" svg:y1="3.477cm" svg:x2="5.334cm" svg:y2="3.477cm">
          <text:p/>
        </draw:line>
        <draw:line draw:style-name="gr10" draw:text-style-name="P29" svg:x1="4.083cm" svg:y1="2.813cm" svg:x2="4.692cm" svg:y2="2.808cm">
          <text:p/>
        </draw:line>
        <draw:line draw:style-name="gr10" draw:text-style-name="P29" svg:x1="4.057cm" svg:y1="2.81cm" svg:x2="4.059cm" svg:y2="4.216cm">
          <text:p/>
        </draw:line>
        <draw:line draw:style-name="gr10" draw:text-style-name="P29" svg:x1="4.849cm" svg:y1="2.794cm" svg:x2="4.849cm" svg:y2="4.202cm">
          <text:p/>
        </draw:line>
        <draw:line draw:style-name="gr10" draw:text-style-name="P29" svg:x1="5.496cm" svg:y1="2.794cm" svg:x2="5.496cm" svg:y2="4.202cm">
          <text:p/>
        </draw:line>
      </draw:g>
      <text:p text:style-name="P23"/>
      <text:p text:style-name="P20"><text:tab/><text:tab/><text:tab/><text:tab/><text:tab/><text:span text:style-name="T2">Fachhochschule Hannover</text:span></text:p>
      <text:p text:style-name="P20"/>
      <text:p text:style-name="P20"><text:tab/><text:tab/><text:tab/><text:tab/><text:tab/><text:span text:style-name="T3">Fachgebiet Datenverarbeitung</text:span></text:p>
      <text:p text:style-name="P20"/>
      <text:p text:style-name="P20"/>
      <text:p text:style-name="P20"/>
      <text:p text:style-name="P20"/>
      <text:p text:style-name="P20"/>
      <text:p text:style-name="P20"/>
      <text:p text:style-name="P20"/>
      <text:p text:style-name="P20"/>
      <text:p text:style-name="P19"><text:span text:style-name="T1"><text:tab/><text:tab/><text:tab/><text:tab/><text:tab/></text:span><text:span text:style-name="T4">Labor für Datenverarbeitung</text:span></text:p>
      <text:p text:style-name="P20"/>
      <text:p text:style-name="P21"><text:tab/><text:tab/><text:tab/><text:tab/><text:tab/>Labor für Prozeßdatenverarbeitung 1</text:p>
      <text:p text:style-name="P20"/>
      <text:p text:style-name="P21"><text:tab/><text:tab/><text:tab/><text:tab/><text:tab/>Labor für Prozeßdatenverarbeitung (TI)</text:p>
      <text:p text:style-name="P20"/>
      <text:p text:style-name="P20"/>
      <text:p text:style-name="P20"/>
      <text:p text:style-name="P20"/>
      <text:p text:style-name="P20"/>
      <text:p text:style-name="P20"/>
      <text:p text:style-name="P20"/>
      <text:p text:style-name="P20"><text:span text:style-name="T5"><text:tab/><text:tab/><text:tab/><text:tab/><text:tab/>Versuch:<text:tab/></text:span><text:span text:style-name="T6">Nr. 1 </text:span><text:span text:style-name="T5">- Normalzeit (DCF 77)</text:span></text:p>
      <text:p text:style-name="P20"/>
      <text:p text:style-name="P20"><text:span text:style-name="T5"><text:tab/><text:tab/><text:tab/><text:tab/><text:tab/>Umfang</text:span><text:span text:style-name="T6">:<text:tab/></text:span><text:span text:style-name="T6"><text:page-count style:num-format="1">9</text:page-count></text:span><text:span text:style-name="T6"> Seiten</text:span></text:p>
      <text:p text:style-name="P20"/>
      <text:p text:style-name="P20"><text:span text:style-name="T5"><text:tab/><text:tab/><text:tab/><text:tab/><text:tab/>Stand</text:span><text:span text:style-name="T6">:<text:tab/><text:tab/></text:span><text:span text:style-name="T6"><text:modification-date style:data-style-name="N30">14.02.01</text:modification-date></text:span></text:p>
      <text:p text:style-name="P20"/>
      <text:p text:style-name="Standard"><text:span text:style-name="T5"><text:tab/><text:tab/><text:tab/><text:tab/><text:tab/>Datei</text:span><text:span text:style-name="T6">:<text:tab/><text:tab/></text:span><text:span text:style-name="T6"><text:file-name text:display="name-and-extension">LAB01.DOC</text:file-name></text:span></text:p>
      <text:p text:style-name="P20"/>
      <text:p text:style-name="P20"><draw:frame draw:style-name="fr1" draw:name="Rahmen1" text:anchor-type="paragraph" svg:x="13.453cm" svg:y="1.473cm" svg:width="4.343cm" draw:z-index="0"><draw:text-box fo:min-height="0.058cm"><text:p text:style-name="P20"><draw:frame draw:style-name="fr3" draw:name="Objekt1" text:anchor-type="as-char" svg:width="4.343cm" svg:height="4.207cm" draw:z-index="265"><draw:object-ole xlink:href="./Object 1" xlink:type="simple" xlink:show="embed" xlink:actuate="onLoad"/><draw:image xlink:href="./ObjectReplacements/Object 1" xlink:type="simple" xlink:show="embed" xlink:actuate="onLoad"/></draw:frame></text:p></draw:text-box></draw:frame></text:p>
      <text:p text:style-name="P22"/>
      <text:p text:style-name="P3">Inhaltsverzeichnis</text:p>
      <text:p text:style-name="P5"/>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Text_20_body"/>
        </text:index-body>
      </text:table-of-content>
      <text:p text:style-name="P5"/>
      <text:p text:style-name="P5"/>
      <text:p text:style-name="P25"/>
      <text:p text:style-name="Heading_20_1">Versuchsgrundlagen</text:p>
      <text:p text:style-name="P5">Zeitzeichensender strahlen Zeitimpulse höchster Genauigkeit für wissenschaftliche und tech-nische Anwender aus. Auch für eine präzise Navigation ist es unerläßlich, stets über die exakte Zeit informiert zu sein.</text:p>
      <text:p text:style-name="P5">Der Zeitsignal- und Normalfrequenzsender DCF 77 bei Mainflingen, 25 km südöstlich von Frankfurt/Main, richtet sich nach der Atomuhrenanlage der Physikalisch Technischen Bundes-anstalt PTB in Braunschweig.</text:p>
      <text:p text:style-name="P1"><text:span text:style-name="T7">Der Langwellensender der Deutschen Bundespost strahlt die gesetzliche Zeit der Bundesre-publik Deutschland mit einer Trägerfrequenz von 77,5 kHz und einer Leistung von 50 kW aus. Die Abweichung des Zeitzeichensenders beträgt theoretisch in ca. 10</text:span><text:span text:style-name="T12">10</text:span><text:span text:style-name="T7"> Sekunden nur 1 Sekun-de. In der Praxis jedoch wird die Atomuhr bereits bei minimalsten Abweichungen nachgere-gelt. Durch die Wahl der Frequenzlage im unteren Bereich der Langwelle wird die kürzeste Funkverbindung zwischen Sender und Empfänger erreicht, da sich die Funkwellen dicht der Erdoberfläche anschmiegen.</text:span></text:p>
      <text:p text:style-name="P1"><text:span text:style-name="T7">Der Träger wird im Sekundenabstand innerhalb jeder Minute </text:span><text:span text:style-name="T8">amplitudenmoduliert</text:span><text:span text:style-name="T7">: </text:span></text:p>
      <text:p text:style-name="P1"><text:span text:style-name="T7">Zu Beginn jeder Sekunde (mit Ausnahme der 59. Sekunde jeder Minute) wird die Träger-amplitude auf etwa 25 % abgesenkt. Der Beginn der Trägerabsenkung ist der genaue Sekun-denbeginn. Das Fehlen der 59. Sekundenmarke kündigt die nächstfolgende Minutenmarke an. Durch </text:span><text:span text:style-name="T8">Impulsdauermodulation</text:span><text:span text:style-name="T7"> der Sekundenmarken wird die vollständige Information über Zeit und Datum der kommenden Minute übertragen. Eine 100 ms lange Sekundenmarke ent-spricht der binären Null, 200 ms der binären Eins. Die Zuordnung der einzelnen Sekunden-marken zu der übertragenen Information erfolgt mittels </text:span><text:span text:style-name="T8">BCD-Kodierung</text:span><text:span text:style-name="T7"> und ist in Tabelle 1 dargestellt. Drei Prüfbits (P1, P2, P3) ergänzen jeweils die vorhergehenden Informationsbits auf eine gerade Anzahl von Einsen.</text:span></text:p>
      <text:p text:style-name="P5"/>
      <text:p text:style-name="P5">20. Sekunde: Startbit der kodierten Zeitinformation (200 ms lang)</text:p>
      <text:p text:style-name="P5"/>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0">Uhrzeit:</text:p>
          </table:table-cell>
          <table:covered-table-cell/>
        </table:table-row>
        <table:table-row table:style-name="Tabelle1.1">
          <table:table-cell table:style-name="Tabelle1.A1" office:value-type="string">
            <text:p text:style-name="P6"/>
          </table:table-cell>
          <table:table-cell table:style-name="Tabelle1.A1" office:value-type="string">
            <text:p text:style-name="P5">Sekunde:<text:tab/><text:tab/>21<text:tab/>22<text:tab/>23<text:tab/>24<text:tab/>25<text:tab/>26<text:tab/>27<text:tab/>28<text:tab/><text:tab/>Minute</text:p>
            <text:p text:style-name="P1"><text:span text:style-name="T7">Wert:<text:tab/><text:tab/>1<text:tab/>2<text:tab/>4<text:tab/>8<text:tab/>10<text:tab/>20<text:tab/>40<text:tab/></text:span><text:span text:style-name="T9">P1<text:tab/></text:span><text:span text:style-name="T7"><text:tab/>(0...59)</text:span></text:p>
          </table:table-cell>
        </table:table-row>
        <table:table-row table:style-name="Tabelle1.1">
          <table:table-cell table:style-name="Tabelle1.A1" office:value-type="string">
            <text:p text:style-name="P6"/>
          </table:table-cell>
          <table:table-cell table:style-name="Tabelle1.A1" office:value-type="string">
            <text:p text:style-name="P5">Sekunde:<text:tab/><text:tab/>29<text:tab/>30<text:tab/>31<text:tab/>32<text:tab/>33<text:tab/>34<text:tab/>35<text:tab/><text:tab/><text:tab/>Stunde</text:p>
            <text:p text:style-name="P1"><text:span text:style-name="T7">Wert:<text:tab/><text:tab/>1<text:tab/>2<text:tab/>4<text:tab/>8<text:tab/>10<text:tab/>20<text:tab/></text:span><text:span text:style-name="T9">P2</text:span><text:span text:style-name="T7"><text:tab/><text:tab/><text:tab/>(0...23)</text:span></text:p>
          </table:table-cell>
        </table:table-row>
        <table:table-row table:style-name="Tabelle1.1">
          <table:table-cell table:style-name="Tabelle1.A1" table:number-columns-spanned="2" office:value-type="string">
            <text:p text:style-name="P10">Datum:</text:p>
          </table:table-cell>
          <table:covered-table-cell/>
        </table:table-row>
        <table:table-row table:style-name="Tabelle1.1">
          <table:table-cell table:style-name="Tabelle1.A1" office:value-type="string">
            <text:p text:style-name="P6"/>
          </table:table-cell>
          <table:table-cell table:style-name="Tabelle1.A1" office:value-type="string">
            <text:p text:style-name="P5">Sekunde:<text:tab/><text:tab/>36<text:tab/>37<text:tab/>38<text:tab/>39<text:tab/>40<text:tab/>41<text:tab/>Kalendertag</text:p>
            <text:p text:style-name="P5">Wert:<text:tab/><text:tab/>1<text:tab/>2<text:tab/>4<text:tab/>8<text:tab/>10<text:tab/>20<text:tab/>(1...31)</text:p>
          </table:table-cell>
        </table:table-row>
        <table:table-row table:style-name="Tabelle1.1">
          <table:table-cell table:style-name="Tabelle1.A1" office:value-type="string">
            <text:p text:style-name="P6"/>
          </table:table-cell>
          <table:table-cell table:style-name="Tabelle1.A1" office:value-type="string">
            <text:p text:style-name="P5">Sekunde:<text:tab/><text:tab/>42<text:tab/>43<text:tab/>44<text:tab/><text:tab/><text:tab/><text:tab/>Wochentag</text:p>
            <text:p text:style-name="P5">Wert<text:tab/><text:tab/>1<text:tab/>2<text:tab/>4<text:tab/><text:tab/><text:tab/><text:tab/>(1 = Montag ... 7 = Sonntag)</text:p>
          </table:table-cell>
        </table:table-row>
        <table:table-row table:style-name="Tabelle1.1">
          <table:table-cell table:style-name="Tabelle1.A1" office:value-type="string">
            <text:p text:style-name="P6"/>
          </table:table-cell>
          <table:table-cell table:style-name="Tabelle1.A1" office:value-type="string">
            <text:p text:style-name="P5">Sekunde:<text:tab/><text:tab/>45<text:tab/>46<text:tab/>47<text:tab/>48<text:tab/>49<text:tab/><text:tab/>Monat</text:p>
            <text:p text:style-name="P5">Wert:<text:tab/><text:tab/>1<text:tab/>2<text:tab/>4<text:tab/>8<text:tab/>10<text:tab/><text:tab/>(1...12)</text:p>
          </table:table-cell>
        </table:table-row>
        <table:table-row table:style-name="Tabelle1.1">
          <table:table-cell table:style-name="Tabelle1.A1" office:value-type="string">
            <text:p text:style-name="P6"/>
          </table:table-cell>
          <table:table-cell table:style-name="Tabelle1.A1" office:value-type="string">
            <text:p text:style-name="P5">Sekunde:<text:tab/><text:tab/>50<text:tab/>51<text:tab/>52<text:tab/>53<text:tab/>54<text:tab/>55<text:tab/>56<text:tab/>57<text:tab/>58<text:tab/>Jahr</text:p>
            <text:p text:style-name="P1"><text:span text:style-name="T7">Wert:<text:tab/><text:tab/>1<text:tab/>2<text:tab/>4<text:tab/>8<text:tab/>10<text:tab/>20<text:tab/>40<text:tab/>80<text:tab/></text:span><text:span text:style-name="T9">P3</text:span><text:span text:style-name="T7"><text:tab/>(0...99)</text:span></text:p>
          </table:table-cell>
        </table:table-row>
      </table:table>
      <text:p text:style-name="P7">Tabelle 1: Schema der kodierten Zeitinformation</text:p>
      <text:p text:style-name="P5"/>
      <text:p text:style-name="P5">Im Takt 59 erfolgt keine Trägerabsenkung. Damit wird der Minutenwechsel vorbereitet. Der folgende Takt (Sekunde 0) ist dann der Bezugspunkt für die gerade dekodierte Uhrzeit.</text:p>
      <text:p text:style-name="P25"/>
      <text:p text:style-name="P5">Die Takte vor dem "Startbit" dienen der Kodierung von speziellen Informationen:</text:p>
      <text:p text:style-name="P5">Im Takt 17 wird durch eine Eins die Sommerzeit signalisiert. Der Wechsel von Mitteleuro-päischer Zeit zur Sommerzeit wird zwei Stunden lang durch Setzen der Eins in Takt 16 ange-kündigt. Eine Eins in Takt 15 weist auf die Benutzung der sendeseitigen Reserve-Antenne hin.</text:p>
      <text:p text:style-name="P15"/>
      <text:p text:style-name="P1"><text:span text:style-name="T7">Ein Beispiel für die </text:span><text:span text:style-name="T8">Trägerhüllkurve</text:span><text:span text:style-name="T7"> ist für die Zeit 16 </text:span><text:span text:style-name="T13">23</text:span><text:span text:style-name="T7"> Uhr schematisch in Bild 1 dargestellt:</text:span></text:p>
      <text:p text:style-name="P4"/>
      <text:p text:style-name="P4"/>
      <text:p text:style-name="P4"/>
      <text:p text:style-name="P4"/>
      <text:p text:style-name="P4"/>
      <text:p text:style-name="P14"/>
      <text:p text:style-name="P14"/>
      <text:p text:style-name="P16"><draw:line text:anchor-type="paragraph" draw:z-index="5" draw:style-name="gr1" draw:text-style-name="P29" svg:x1="3.228cm" svg:y1="0.93cm" svg:x2="3.609cm" svg:y2="0.93cm"><text:p/></draw:line><draw:line text:anchor-type="paragraph" draw:z-index="6" draw:style-name="gr1" draw:text-style-name="P29" svg:x1="3.609cm" svg:y1="0.951cm" svg:x2="3.609cm" svg:y2="1.798cm"><text:p/></draw:line><draw:line text:anchor-type="paragraph" draw:z-index="7" draw:style-name="gr1" draw:text-style-name="P29" svg:x1="3.609cm" svg:y1="1.827cm" svg:x2="4.011cm" svg:y2="1.827cm"><text:p/></draw:line><draw:line text:anchor-type="paragraph" draw:z-index="8" draw:style-name="gr1" draw:text-style-name="P29" svg:x1="4.011cm" svg:y1="0.951cm" svg:x2="4.011cm" svg:y2="1.798cm"><text:p/></draw:line><draw:line text:anchor-type="paragraph" draw:z-index="9" draw:style-name="gr1" draw:text-style-name="P29" svg:x1="4.011cm" svg:y1="0.93cm" svg:x2="4.392cm" svg:y2="0.93cm"><text:p/></draw:line><draw:line text:anchor-type="paragraph" draw:z-index="10" draw:style-name="gr1" draw:text-style-name="P29" svg:x1="4.392cm" svg:y1="0.951cm" svg:x2="4.392cm" svg:y2="1.798cm"><text:p/></draw:line><draw:line text:anchor-type="paragraph" draw:z-index="11" draw:style-name="gr1" draw:text-style-name="P29" svg:x1="4.392cm" svg:y1="1.827cm" svg:x2="4.794cm" svg:y2="1.827cm"><text:p/></draw:line><draw:line text:anchor-type="paragraph" draw:z-index="12" draw:style-name="gr1" draw:text-style-name="P29" svg:x1="4.794cm" svg:y1="0.951cm" svg:x2="4.794cm" svg:y2="1.798cm"><text:p/></draw:line><draw:line text:anchor-type="paragraph" draw:z-index="13" draw:style-name="gr1" draw:text-style-name="P29" svg:x1="4.794cm" svg:y1="0.93cm" svg:x2="5.175cm" svg:y2="0.93cm"><text:p/></draw:line><draw:line text:anchor-type="paragraph" draw:z-index="14" draw:style-name="gr1" draw:text-style-name="P29" svg:x1="5.175cm" svg:y1="0.951cm" svg:x2="5.175cm" svg:y2="1.798cm"><text:p/></draw:line><draw:line text:anchor-type="paragraph" draw:z-index="15" draw:style-name="gr1" draw:text-style-name="P29" svg:x1="5.175cm" svg:y1="1.817cm" svg:x2="5.577cm" svg:y2="1.817cm"><text:p/></draw:line><draw:line text:anchor-type="paragraph" draw:z-index="16" draw:style-name="gr1" draw:text-style-name="P29" svg:x1="5.577cm" svg:y1="0.951cm" svg:x2="5.577cm" svg:y2="1.798cm"><text:p/></draw:line><draw:line text:anchor-type="paragraph" draw:z-index="17" draw:style-name="gr1" draw:text-style-name="P29" svg:x1="5.599cm" svg:y1="0.951cm" svg:x2="5.768cm" svg:y2="0.951cm"><text:p/></draw:line><draw:line text:anchor-type="paragraph" draw:z-index="18" draw:style-name="gr1" draw:text-style-name="P29" svg:x1="5.768cm" svg:y1="0.951cm" svg:x2="5.768cm" svg:y2="1.819cm"><text:p/></draw:line><draw:line text:anchor-type="paragraph" draw:z-index="19" draw:style-name="gr1" draw:text-style-name="P29" svg:x1="5.768cm" svg:y1="1.819cm" svg:x2="6.382cm" svg:y2="1.819cm"><text:p/></draw:line><draw:line text:anchor-type="paragraph" draw:z-index="20" draw:style-name="gr1" draw:text-style-name="P29" svg:x1="6.382cm" svg:y1="0.949cm" svg:x2="6.382cm" svg:y2="1.817cm"><text:p/></draw:line><draw:line text:anchor-type="paragraph" draw:z-index="21" draw:style-name="gr1" draw:text-style-name="P29" svg:x1="6.414cm" svg:y1="0.951cm" svg:x2="6.583cm" svg:y2="0.951cm"><text:p/></draw:line><draw:line text:anchor-type="paragraph" draw:z-index="22" draw:style-name="gr1" draw:text-style-name="P29" svg:x1="6.583cm" svg:y1="0.951cm" svg:x2="6.583cm" svg:y2="1.819cm"><text:p/></draw:line><draw:line text:anchor-type="paragraph" draw:z-index="23" draw:style-name="gr1" draw:text-style-name="P29" svg:x1="6.583cm" svg:y1="1.819cm" svg:x2="7.197cm" svg:y2="1.819cm"><text:p/></draw:line><draw:line text:anchor-type="paragraph" draw:z-index="24" draw:style-name="gr1" draw:text-style-name="P29" svg:x1="7.197cm" svg:y1="0.949cm" svg:x2="7.197cm" svg:y2="1.817cm"><text:p/></draw:line><draw:line text:anchor-type="paragraph" draw:z-index="25" draw:style-name="gr1" draw:text-style-name="P29" svg:x1="7.228cm" svg:y1="0.951cm" svg:x2="7.397cm" svg:y2="0.951cm"><text:p/></draw:line><draw:line text:anchor-type="paragraph" draw:z-index="26" draw:style-name="gr1" draw:text-style-name="P29" svg:x1="7.398cm" svg:y1="0.951cm" svg:x2="7.398cm" svg:y2="1.819cm"><text:p/></draw:line><draw:line text:anchor-type="paragraph" draw:z-index="27" draw:style-name="gr1" draw:text-style-name="P29" svg:x1="7.398cm" svg:y1="1.819cm" svg:x2="8.012cm" svg:y2="1.819cm"><text:p/></draw:line><draw:line text:anchor-type="paragraph" draw:z-index="28" draw:style-name="gr1" draw:text-style-name="P29" svg:x1="8.012cm" svg:y1="0.94cm" svg:x2="8.012cm" svg:y2="1.818cm"><text:p/></draw:line><draw:line text:anchor-type="paragraph" draw:z-index="29" draw:style-name="gr1" draw:text-style-name="P29" svg:x1="8.848cm" svg:y1="0.961cm" svg:x2="9.017cm" svg:y2="0.961cm"><text:p/></draw:line><draw:line text:anchor-type="paragraph" draw:z-index="30" draw:style-name="gr1" draw:text-style-name="P29" svg:x1="9.017cm" svg:y1="0.96cm" svg:x2="9.017cm" svg:y2="1.796cm"><text:p/></draw:line><draw:line text:anchor-type="paragraph" draw:z-index="31" draw:style-name="gr1" draw:text-style-name="P29" svg:x1="9.028cm" svg:y1="1.804cm" svg:x2="9.631cm" svg:y2="1.804cm"><text:p/></draw:line><draw:line text:anchor-type="paragraph" draw:z-index="32" draw:style-name="gr1" draw:text-style-name="P29" svg:x1="9.631cm" svg:y1="0.96cm" svg:x2="9.631cm" svg:y2="1.796cm"><text:p/></draw:line><draw:line text:anchor-type="paragraph" draw:z-index="33" draw:style-name="gr1" draw:text-style-name="P29" svg:x1="8.033cm" svg:y1="0.94cm" svg:x2="8.414cm" svg:y2="0.94cm"><text:p/></draw:line><draw:line text:anchor-type="paragraph" draw:z-index="34" draw:style-name="gr1" draw:text-style-name="P29" svg:x1="8.414cm" svg:y1="0.961cm" svg:x2="8.414cm" svg:y2="1.808cm"><text:p/></draw:line><draw:line text:anchor-type="paragraph" draw:z-index="36" draw:style-name="gr1" draw:text-style-name="P29" svg:x1="8.414cm" svg:y1="1.808cm" svg:x2="8.816cm" svg:y2="1.808cm"><text:p/></draw:line><draw:line text:anchor-type="paragraph" draw:z-index="38" draw:style-name="gr1" draw:text-style-name="P29" svg:x1="8.816cm" svg:y1="0.961cm" svg:x2="8.816cm" svg:y2="1.808cm"><text:p/></draw:line><draw:line text:anchor-type="paragraph" draw:z-index="40" draw:style-name="gr1" draw:text-style-name="P29" svg:x1="10.033cm" svg:y1="0.958cm" svg:x2="10.033cm" svg:y2="1.815cm"><text:p/></draw:line><draw:line text:anchor-type="paragraph" draw:z-index="42" draw:style-name="gr1" draw:text-style-name="P29" svg:x1="10.033cm" svg:y1="1.815cm" svg:x2="10.446cm" svg:y2="1.815cm"><text:p/></draw:line><draw:line text:anchor-type="paragraph" draw:z-index="44" draw:style-name="gr1" draw:text-style-name="P29" svg:x1="10.446cm" svg:y1="0.96cm" svg:x2="10.446cm" svg:y2="1.807cm"><text:p/></draw:line><draw:line text:anchor-type="paragraph" draw:z-index="46" draw:style-name="gr1" draw:text-style-name="P29" svg:x1="10.478cm" svg:y1="0.961cm" svg:x2="10.647cm" svg:y2="0.961cm"><text:p/></draw:line><draw:line text:anchor-type="paragraph" draw:z-index="48" draw:style-name="gr1" draw:text-style-name="P29" svg:x1="10.647cm" svg:y1="0.961cm" svg:x2="10.647cm" svg:y2="1.829cm"><text:p/></draw:line><draw:line text:anchor-type="paragraph" draw:z-index="51" draw:style-name="gr1" draw:text-style-name="P29" svg:x1="10.647cm" svg:y1="1.829cm" svg:x2="11.261cm" svg:y2="1.829cm"><text:p/></draw:line><draw:line text:anchor-type="paragraph" draw:z-index="54" draw:style-name="gr1" draw:text-style-name="P29" svg:x1="11.261cm" svg:y1="0.951cm" svg:x2="11.261cm" svg:y2="1.829cm"><text:p/></draw:line><draw:line text:anchor-type="paragraph" draw:z-index="57" draw:style-name="gr1" draw:text-style-name="P29" svg:x1="12.054cm" svg:y1="0.972cm" svg:x2="12.435cm" svg:y2="0.972cm"><text:p/></draw:line><draw:line text:anchor-type="paragraph" draw:z-index="60" draw:style-name="gr1" draw:text-style-name="P29" svg:x1="12.435cm" svg:y1="0.993cm" svg:x2="12.435cm" svg:y2="1.84cm"><text:p/></draw:line><draw:line text:anchor-type="paragraph" draw:z-index="63" draw:style-name="gr1" draw:text-style-name="P29" svg:x1="12.435cm" svg:y1="1.84cm" svg:x2="12.837cm" svg:y2="1.84cm"><text:p/></draw:line><draw:line text:anchor-type="paragraph" draw:z-index="66" draw:style-name="gr1" draw:text-style-name="P29" svg:x1="12.838cm" svg:y1="0.993cm" svg:x2="12.838cm" svg:y2="1.84cm"><text:p/></draw:line><draw:line text:anchor-type="paragraph" draw:z-index="69" draw:style-name="gr1" draw:text-style-name="P29" svg:x1="11.271cm" svg:y1="0.951cm" svg:x2="11.652cm" svg:y2="0.951cm"><text:p/></draw:line><draw:line text:anchor-type="paragraph" draw:z-index="72" draw:style-name="gr1" draw:text-style-name="P29" svg:x1="11.652cm" svg:y1="0.972cm" svg:x2="11.652cm" svg:y2="1.819cm"><text:p/></draw:line><draw:line text:anchor-type="paragraph" draw:z-index="75" draw:style-name="gr1" draw:text-style-name="P29" svg:x1="11.652cm" svg:y1="1.819cm" svg:x2="12.054cm" svg:y2="1.819cm"><text:p/></draw:line><draw:line text:anchor-type="paragraph" draw:z-index="78" draw:style-name="gr1" draw:text-style-name="P29" svg:x1="12.054cm" svg:y1="0.972cm" svg:x2="12.054cm" svg:y2="1.819cm"><text:p/></draw:line><draw:line text:anchor-type="paragraph" draw:z-index="81" draw:style-name="gr1" draw:text-style-name="P29" svg:x1="13.674cm" svg:y1="0.982cm" svg:x2="14.055cm" svg:y2="0.982cm"><text:p/></draw:line><draw:line text:anchor-type="paragraph" draw:z-index="84" draw:style-name="gr1" draw:text-style-name="P29" svg:x1="14.055cm" svg:y1="1.002cm" svg:x2="14.055cm" svg:y2="1.838cm"><text:p/></draw:line><draw:line text:anchor-type="paragraph" draw:z-index="88" draw:style-name="gr1" draw:text-style-name="P29" svg:x1="14.055cm" svg:y1="1.838cm" svg:x2="14.457cm" svg:y2="1.838cm"><text:p/></draw:line><draw:line text:anchor-type="paragraph" draw:z-index="92" draw:style-name="gr1" draw:text-style-name="P29" svg:x1="14.457cm" svg:y1="1.002cm" svg:x2="14.457cm" svg:y2="1.828cm"><text:p/></draw:line><draw:line text:anchor-type="paragraph" draw:z-index="96" draw:style-name="gr1" draw:text-style-name="P29" svg:x1="12.869cm" svg:y1="0.993cm" svg:x2="13.038cm" svg:y2="0.993cm"><text:p/></draw:line><draw:line text:anchor-type="paragraph" draw:z-index="100" draw:style-name="gr1" draw:text-style-name="P29" svg:x1="13.039cm" svg:y1="0.991cm" svg:x2="13.039cm" svg:y2="1.838cm"><text:p/></draw:line><draw:line text:anchor-type="paragraph" draw:z-index="104" draw:style-name="gr1" draw:text-style-name="P29" svg:x1="13.049cm" svg:y1="1.838cm" svg:x2="13.652cm" svg:y2="1.838cm"><text:p/></draw:line><draw:line text:anchor-type="paragraph" draw:z-index="108" draw:style-name="gr1" draw:text-style-name="P29" svg:x1="13.653cm" svg:y1="0.981cm" svg:x2="13.653cm" svg:y2="1.828cm"><text:p/></draw:line><draw:line text:anchor-type="paragraph" draw:z-index="112" draw:style-name="gr1" draw:text-style-name="P29" svg:x1="15.642cm" svg:y1="1cm" svg:x2="15.642cm" svg:y2="1.836cm"><text:p/></draw:line><draw:line text:anchor-type="paragraph" draw:z-index="116" draw:style-name="gr1" draw:text-style-name="P29" svg:x1="15.642cm" svg:y1="1.836cm" svg:x2="16.044cm" svg:y2="1.836cm"><text:p/></draw:line><draw:line text:anchor-type="paragraph" draw:z-index="119" draw:style-name="gr1" draw:text-style-name="P29" svg:x1="16.044cm" svg:y1="0.991cm" svg:x2="16.044cm" svg:y2="1.838cm"><text:p/></draw:line><draw:line text:anchor-type="paragraph" draw:z-index="123" draw:style-name="gr1" draw:text-style-name="P29" svg:x1="14.457cm" svg:y1="1.004cm" svg:x2="14.626cm" svg:y2="1.004cm"><text:p/></draw:line><draw:line text:anchor-type="paragraph" draw:z-index="127" draw:style-name="gr1" draw:text-style-name="P29" svg:x1="14.626cm" svg:y1="1.002cm" svg:x2="14.626cm" svg:y2="1.838cm"><text:p/></draw:line><draw:line text:anchor-type="paragraph" draw:z-index="130" draw:style-name="gr1" draw:text-style-name="P29" svg:x1="14.626cm" svg:y1="1.849cm" svg:x2="15.24cm" svg:y2="1.849cm"><text:p/></draw:line><draw:line text:anchor-type="paragraph" draw:z-index="134" draw:style-name="gr1" draw:text-style-name="P29" svg:x1="15.24cm" svg:y1="1.002cm" svg:x2="15.24cm" svg:y2="1.849cm"><text:p/></draw:line><draw:line text:anchor-type="paragraph" draw:z-index="139" draw:style-name="gr11" draw:text-style-name="P29" svg:x1="16.055cm" svg:y1="0.993cm" svg:x2="16.5cm" svg:y2="0.993cm"><text:p/></draw:line><draw:line text:anchor-type="paragraph" draw:z-index="144" draw:style-name="gr11" draw:text-style-name="P29" svg:x1="3.196cm" svg:y1="0.94cm" svg:x2="2.635cm" svg:y2="0.94cm"><text:p/></draw:line><draw:line text:anchor-type="paragraph" draw:z-index="148" draw:style-name="gr11" draw:text-style-name="P29" svg:x1="3.196cm" svg:y1="-1.464cm" svg:x2="3.196cm" svg:y2="2.664cm"><text:p/></draw:line><draw:line text:anchor-type="paragraph" draw:z-index="152" draw:style-name="gr11" draw:text-style-name="P29" svg:x1="6.392cm" svg:y1="-1.464cm" svg:x2="6.392cm" svg:y2="-0.596cm"><text:p/></draw:line><draw:line text:anchor-type="paragraph" draw:z-index="156" draw:style-name="gr11" draw:text-style-name="P29" svg:x1="6.382cm" svg:y1="1.796cm" svg:x2="6.382cm" svg:y2="2.664cm"><text:p/></draw:line><draw:line text:anchor-type="paragraph" draw:z-index="160" draw:style-name="gr11" draw:text-style-name="P29" svg:x1="7.197cm" svg:y1="1.796cm" svg:x2="7.197cm" svg:y2="2.664cm"><text:p/></draw:line><draw:line text:anchor-type="paragraph" draw:z-index="164" draw:style-name="gr11" draw:text-style-name="P29" svg:x1="5.577cm" svg:y1="1.785cm" svg:x2="5.577cm" svg:y2="2.653cm"><text:p/></draw:line><draw:line text:anchor-type="paragraph" draw:z-index="168" draw:style-name="gr11" draw:text-style-name="P29" svg:x1="5.588cm" svg:y1="-1.443cm" svg:x2="5.588cm" svg:y2="-0.575cm"><text:p/></draw:line><draw:line text:anchor-type="paragraph" draw:z-index="172" draw:style-name="gr11" draw:text-style-name="P29" svg:x1="4.011cm" svg:y1="1.796cm" svg:x2="4.011cm" svg:y2="2.664cm"><text:p/></draw:line><draw:line text:anchor-type="paragraph" draw:z-index="176" draw:style-name="gr11" draw:text-style-name="P29" svg:x1="4.794cm" svg:y1="1.827cm" svg:x2="4.794cm" svg:y2="2.695cm"><text:p/></draw:line><draw:line text:anchor-type="paragraph" draw:z-index="180" draw:style-name="gr11" draw:text-style-name="P29" svg:x1="8.012cm" svg:y1="1.796cm" svg:x2="8.012cm" svg:y2="2.664cm"><text:p/></draw:line><draw:line text:anchor-type="paragraph" draw:z-index="184" draw:style-name="gr11" draw:text-style-name="P29" svg:x1="8.022cm" svg:y1="-1.443cm" svg:x2="8.022cm" svg:y2="-0.575cm"><text:p/></draw:line><draw:line text:anchor-type="paragraph" draw:z-index="189" draw:style-name="gr11" draw:text-style-name="P29" svg:x1="8.805cm" svg:y1="-1.464cm" svg:x2="8.805cm" svg:y2="-0.596cm"><text:p/></draw:line><draw:line text:anchor-type="paragraph" draw:z-index="193" draw:style-name="gr11" draw:text-style-name="P29" svg:x1="8.827cm" svg:y1="1.796cm" svg:x2="8.827cm" svg:y2="2.664cm"><text:p/></draw:line><draw:line text:anchor-type="paragraph" draw:z-index="197" draw:style-name="gr11" draw:text-style-name="P29" svg:x1="9.631cm" svg:y1="1.806cm" svg:x2="9.631cm" svg:y2="2.674cm"><text:p/></draw:line><draw:line text:anchor-type="paragraph" draw:z-index="201" draw:style-name="gr11" draw:text-style-name="P29" svg:x1="9.652cm" svg:y1="-1.464cm" svg:x2="9.652cm" svg:y2="-0.596cm"><text:p/></draw:line><draw:line text:anchor-type="paragraph" draw:z-index="205" draw:style-name="gr11" draw:text-style-name="P29" svg:x1="10.446cm" svg:y1="1.796cm" svg:x2="10.446cm" svg:y2="2.664cm"><text:p/></draw:line><draw:line text:anchor-type="paragraph" draw:z-index="209" draw:style-name="gr11" draw:text-style-name="P29" svg:x1="10.456cm" svg:y1="-1.443cm" svg:x2="10.456cm" svg:y2="-0.575cm"><text:p/></draw:line><draw:line text:anchor-type="paragraph" draw:z-index="213" draw:style-name="gr11" draw:text-style-name="P29" svg:x1="11.271cm" svg:y1="1.785cm" svg:x2="11.271cm" svg:y2="2.653cm"><text:p/></draw:line><draw:line text:anchor-type="paragraph" draw:z-index="217" draw:style-name="gr11" draw:text-style-name="P29" svg:x1="13.653cm" svg:y1="1.796cm" svg:x2="13.653cm" svg:y2="2.664cm"><text:p/></draw:line><draw:line text:anchor-type="paragraph" draw:z-index="221" draw:style-name="gr11" draw:text-style-name="P29" svg:x1="12.044cm" svg:y1="1.796cm" svg:x2="12.044cm" svg:y2="2.664cm"><text:p/></draw:line><draw:line text:anchor-type="paragraph" draw:z-index="225" draw:style-name="gr11" draw:text-style-name="P29" svg:x1="12.838cm" svg:y1="1.796cm" svg:x2="12.838cm" svg:y2="2.664cm"><text:p/></draw:line><draw:line text:anchor-type="paragraph" draw:z-index="229" draw:style-name="gr11" draw:text-style-name="P29" svg:x1="12.044cm" svg:y1="-1.443cm" svg:x2="12.044cm" svg:y2="-0.575cm"><text:p/></draw:line><draw:line text:anchor-type="paragraph" draw:z-index="232" draw:style-name="gr11" draw:text-style-name="P29" svg:x1="15.251cm" svg:y1="-1.462cm" svg:x2="15.251cm" svg:y2="-0.594cm"><text:p/></draw:line><draw:line text:anchor-type="paragraph" draw:z-index="235" draw:style-name="gr11" draw:text-style-name="P29" svg:x1="15.24cm" svg:y1="1.817cm" svg:x2="15.24cm" svg:y2="2.685cm"><text:p/></draw:line><draw:line text:anchor-type="paragraph" draw:z-index="238" draw:style-name="gr11" draw:text-style-name="P29" svg:x1="13.663cm" svg:y1="-1.462cm" svg:x2="13.663cm" svg:y2="-0.594cm"><text:p/></draw:line><draw:line text:anchor-type="paragraph" draw:z-index="241" draw:style-name="gr11" draw:text-style-name="P29" svg:x1="16.044cm" svg:y1="1.796cm" svg:x2="16.044cm" svg:y2="2.664cm"><text:p/></draw:line><draw:line text:anchor-type="paragraph" draw:z-index="243" draw:style-name="gr11" draw:text-style-name="P29" svg:x1="14.457cm" svg:y1="1.796cm" svg:x2="14.457cm" svg:y2="2.664cm"><text:p/></draw:line><draw:frame text:anchor-type="paragraph" draw:z-index="245" draw:style-name="gr14" draw:text-style-name="P30" svg:width="16.322cm" svg:height="1.061cm" svg:x="0.233cm" svg:y="-2.482cm"><draw:text-box><text:p text:style-name="P30"><text:span text:style-name="T17">Sekunde:</text:span><text:span text:style-name="T17"><text:tab/></text:span><text:span text:style-name="T17"><text:tab/></text:span><text:span text:style-name="T17">20</text:span><text:span text:style-name="T17"><text:tab/></text:span><text:span text:style-name="T17">21</text:span><text:span text:style-name="T17"><text:tab/></text:span><text:span text:style-name="T17">22</text:span><text:span text:style-name="T17"><text:tab/></text:span><text:span text:style-name="T17">23</text:span><text:span text:style-name="T17"><text:tab/></text:span><text:span text:style-name="T17">24</text:span><text:span text:style-name="T17"><text:tab/></text:span><text:span text:style-name="T17">25</text:span><text:span text:style-name="T17"><text:tab/></text:span><text:span text:style-name="T17">26</text:span><text:span text:style-name="T17"><text:tab/></text:span><text:span text:style-name="T17">27</text:span><text:span text:style-name="T17"><text:tab/></text:span><text:span text:style-name="T17">28</text:span><text:span text:style-name="T17"><text:tab/></text:span><text:span text:style-name="T17">29</text:span><text:span text:style-name="T17"><text:tab/></text:span><text:span text:style-name="T17">30</text:span><text:span text:style-name="T17"><text:tab/></text:span><text:span text:style-name="T17">31</text:span><text:span text:style-name="T17"><text:tab/></text:span><text:span text:style-name="T17">32</text:span><text:span text:style-name="T17"><text:tab/></text:span><text:span text:style-name="T17">33</text:span><text:span text:style-name="T17"><text:tab/></text:span><text:span text:style-name="T17">34</text:span><text:span text:style-name="T17"><text:tab/></text:span><text:span text:style-name="T17">35</text:span><text:span text:style-name="T17"><text:tab/></text:span><text:span text:style-name="T17">36</text:span></text:p></draw:text-box></draw:frame><draw:line text:anchor-type="paragraph" draw:z-index="249" draw:style-name="gr1" draw:text-style-name="P29" svg:x1="9.641cm" svg:y1="0.947cm" svg:x2="10.022cm" svg:y2="0.947cm"><text:p/></draw:line><draw:g text:anchor-type="paragraph" draw:z-index="251" draw:style-name="gr5"><draw:line draw:style-name="gr16" draw:text-style-name="P29" svg:x1="15.272cm" svg:y1="0.344cm" svg:x2="15.653cm" svg:y2="0.344cm"><text:p/></draw:line><draw:line draw:style-name="gr16" draw:text-style-name="P29" svg:x1="9.652cm" svg:y1="0.323cm" svg:x2="10.033cm" svg:y2="0.323cm"><text:p/></draw:line><draw:line draw:style-name="gr17" draw:text-style-name="P29" svg:x1="16.055cm" svg:y1="-1.441cm" svg:x2="16.055cm" svg:y2="-0.573cm"><text:p/></draw:line><draw:line draw:style-name="gr17" draw:text-style-name="P29" svg:x1="14.457cm" svg:y1="-1.422cm" svg:x2="14.457cm" svg:y2="-0.554cm"><text:p/></draw:line><draw:line draw:style-name="gr17" draw:text-style-name="P29" svg:x1="11.272cm" svg:y1="-1.441cm" svg:x2="11.272cm" svg:y2="-0.573cm"><text:p/></draw:line><draw:line draw:style-name="gr17" draw:text-style-name="P29" svg:x1="12.849cm" svg:y1="-1.441cm" svg:x2="12.849cm" svg:y2="-0.573cm"><text:p/></draw:line><draw:line draw:style-name="gr17" draw:text-style-name="P29" svg:x1="4.011cm" svg:y1="-1.441cm" svg:x2="4.011cm" svg:y2="-0.573cm"><text:p/></draw:line><draw:line draw:style-name="gr17" draw:text-style-name="P29" svg:x1="4.805cm" svg:y1="-1.441cm" svg:x2="4.805cm" svg:y2="-0.573cm"><text:p/></draw:line><draw:line draw:style-name="gr17" draw:text-style-name="P29" svg:x1="7.208cm" svg:y1="-1.43cm" svg:x2="7.208cm" svg:y2="-0.562cm"><text:p/></draw:line><draw:line draw:style-name="gr17" draw:text-style-name="P29" svg:x1="3.207cm" svg:y1="0.295cm" svg:x2="2.625cm" svg:y2="0.295cm"><text:p/></draw:line><draw:line draw:style-name="gr17" draw:text-style-name="P29" svg:x1="16.066cm" svg:y1="0.358cm" svg:x2="16.553cm" svg:y2="0.358cm"><text:p/></draw:line><draw:line draw:style-name="gr16" draw:text-style-name="P29" svg:x1="15.251cm" svg:y1="-0.584cm" svg:x2="15.251cm" svg:y2="0.347cm"><text:p/></draw:line><draw:line draw:style-name="gr16" draw:text-style-name="P29" svg:x1="14.648cm" svg:y1="-0.584cm" svg:x2="15.241cm" svg:y2="-0.584cm"><text:p/></draw:line><draw:line draw:style-name="gr16" draw:text-style-name="P29" svg:x1="14.627cm" svg:y1="0.347cm" svg:x2="14.627cm" svg:y2="-0.584cm"><text:p/></draw:line><draw:line draw:style-name="gr16" draw:text-style-name="P29" svg:x1="14.457cm" svg:y1="0.348cm" svg:x2="14.626cm" svg:y2="0.348cm"><text:p/></draw:line><draw:line draw:style-name="gr16" draw:text-style-name="P29" svg:x1="16.055cm" svg:y1="-0.594cm" svg:x2="16.055cm" svg:y2="0.348cm"><text:p/></draw:line><draw:line draw:style-name="gr16" draw:text-style-name="P29" svg:x1="15.664cm" svg:y1="-0.594cm" svg:x2="16.034cm" svg:y2="-0.594cm"><text:p/></draw:line><draw:line draw:style-name="gr16" draw:text-style-name="P29" svg:x1="15.664cm" svg:y1="0.335cm" svg:x2="15.664cm" svg:y2="-0.586cm"><text:p/></draw:line><draw:line draw:style-name="gr16" draw:text-style-name="P29" svg:x1="13.663cm" svg:y1="-0.584cm" svg:x2="13.663cm" svg:y2="0.337cm"><text:p/></draw:line><draw:line draw:style-name="gr16" draw:text-style-name="P29" svg:x1="13.06cm" svg:y1="-0.594cm" svg:x2="13.653cm" svg:y2="-0.594cm"><text:p/></draw:line><draw:line draw:style-name="gr16" draw:text-style-name="P29" svg:x1="13.039cm" svg:y1="0.337cm" svg:x2="13.039cm" svg:y2="-0.594cm"><text:p/></draw:line><draw:line draw:style-name="gr16" draw:text-style-name="P29" svg:x1="12.87cm" svg:y1="0.337cm" svg:x2="13.039cm" svg:y2="0.337cm"><text:p/></draw:line><draw:line draw:style-name="gr16" draw:text-style-name="P29" svg:x1="14.457cm" svg:y1="-0.563cm" svg:x2="14.457cm" svg:y2="0.347cm"><text:p/></draw:line><draw:line draw:style-name="gr16" draw:text-style-name="P29" svg:x1="14.055cm" svg:y1="-0.594cm" svg:x2="14.457cm" svg:y2="-0.594cm"><text:p/></draw:line><draw:line draw:style-name="gr16" draw:text-style-name="P29" svg:x1="14.055cm" svg:y1="0.347cm" svg:x2="14.055cm" svg:y2="-0.563cm"><text:p/></draw:line><draw:line draw:style-name="gr16" draw:text-style-name="P29" svg:x1="13.674cm" svg:y1="0.348cm" svg:x2="14.055cm" svg:y2="0.348cm"><text:p/></draw:line><draw:line draw:style-name="gr16" draw:text-style-name="P29" svg:x1="12.055cm" svg:y1="-0.594cm" svg:x2="12.055cm" svg:y2="0.316cm"><text:p/></draw:line><draw:line draw:style-name="gr16" draw:text-style-name="P29" svg:x1="11.653cm" svg:y1="-0.594cm" svg:x2="12.055cm" svg:y2="-0.594cm"><text:p/></draw:line><draw:line draw:style-name="gr16" draw:text-style-name="P29" svg:x1="11.653cm" svg:y1="0.316cm" svg:x2="11.653cm" svg:y2="-0.594cm"><text:p/></draw:line><draw:line draw:style-name="gr16" draw:text-style-name="P29" svg:x1="11.272cm" svg:y1="0.316cm" svg:x2="11.653cm" svg:y2="0.316cm"><text:p/></draw:line><draw:line draw:style-name="gr16" draw:text-style-name="P29" svg:x1="12.838cm" svg:y1="-0.573cm" svg:x2="12.838cm" svg:y2="0.337cm"><text:p/></draw:line><draw:line draw:style-name="gr16" draw:text-style-name="P29" svg:x1="12.436cm" svg:y1="-0.594cm" svg:x2="12.838cm" svg:y2="-0.594cm"><text:p/></draw:line><draw:line draw:style-name="gr16" draw:text-style-name="P29" svg:x1="12.436cm" svg:y1="0.337cm" svg:x2="12.436cm" svg:y2="-0.573cm"><text:p/></draw:line><draw:line draw:style-name="gr16" draw:text-style-name="P29" svg:x1="12.055cm" svg:y1="0.337cm" svg:x2="12.436cm" svg:y2="0.337cm"><text:p/></draw:line><draw:line draw:style-name="gr16" draw:text-style-name="P29" svg:x1="11.272cm" svg:y1="-0.584cm" svg:x2="11.272cm" svg:y2="0.305cm"><text:p/></draw:line><draw:line draw:style-name="gr16" draw:text-style-name="P29" svg:x1="10.668cm" svg:y1="-0.584cm" svg:x2="11.261cm" svg:y2="-0.584cm"><text:p/></draw:line><draw:line draw:style-name="gr16" draw:text-style-name="P29" svg:x1="10.647cm" svg:y1="0.305cm" svg:x2="10.647cm" svg:y2="-0.584cm"><text:p/></draw:line><draw:line draw:style-name="gr16" draw:text-style-name="P29" svg:x1="10.478cm" svg:y1="0.305cm" svg:x2="10.647cm" svg:y2="0.305cm"><text:p/></draw:line><draw:line draw:style-name="gr16" draw:text-style-name="P29" svg:x1="10.457cm" svg:y1="-0.584cm" svg:x2="10.457cm" svg:y2="0.305cm"><text:p/></draw:line><draw:line draw:style-name="gr16" draw:text-style-name="P29" svg:x1="10.033cm" svg:y1="-0.584cm" svg:x2="10.446cm" svg:y2="-0.584cm"><text:p/></draw:line><draw:line draw:style-name="gr16" draw:text-style-name="P29" svg:x1="10.033cm" svg:y1="0.303cm" svg:x2="10.033cm" svg:y2="-0.586cm"><text:p/></draw:line><draw:line draw:style-name="gr16" draw:text-style-name="P29" svg:x1="8.816cm" svg:y1="-0.594cm" svg:x2="8.816cm" svg:y2="0.306cm"><text:p/></draw:line><draw:line draw:style-name="gr16" draw:text-style-name="P29" svg:x1="8.414cm" svg:y1="-0.594cm" svg:x2="8.816cm" svg:y2="-0.594cm"><text:p/></draw:line><draw:line draw:style-name="gr16" draw:text-style-name="P29" svg:x1="8.414cm" svg:y1="0.306cm" svg:x2="8.414cm" svg:y2="-0.594cm"><text:p/></draw:line><draw:line draw:style-name="gr16" draw:text-style-name="P29" svg:x1="8.033cm" svg:y1="0.305cm" svg:x2="8.414cm" svg:y2="0.305cm"><text:p/></draw:line><draw:line draw:style-name="gr16" draw:text-style-name="P29" svg:x1="9.642cm" svg:y1="-0.584cm" svg:x2="9.642cm" svg:y2="0.305cm"><text:p/></draw:line><draw:line draw:style-name="gr16" draw:text-style-name="P29" svg:x1="9.039cm" svg:y1="-0.584cm" svg:x2="9.632cm" svg:y2="-0.584cm"><text:p/></draw:line><draw:line draw:style-name="gr16" draw:text-style-name="P29" svg:x1="9.017cm" svg:y1="0.305cm" svg:x2="9.017cm" svg:y2="-0.584cm"><text:p/></draw:line><draw:line draw:style-name="gr16" draw:text-style-name="P29" svg:x1="8.848cm" svg:y1="0.305cm" svg:x2="9.017cm" svg:y2="0.305cm"><text:p/></draw:line><draw:line draw:style-name="gr16" draw:text-style-name="P29" svg:x1="8.023cm" svg:y1="-0.594cm" svg:x2="8.023cm" svg:y2="0.295cm"><text:p/></draw:line><draw:line draw:style-name="gr16" draw:text-style-name="P29" svg:x1="7.419cm" svg:y1="-0.594cm" svg:x2="8.012cm" svg:y2="-0.594cm"><text:p/></draw:line><draw:line draw:style-name="gr16" draw:text-style-name="P29" svg:x1="7.398cm" svg:y1="0.295cm" svg:x2="7.398cm" svg:y2="-0.594cm"><text:p/></draw:line><draw:line draw:style-name="gr16" draw:text-style-name="P29" svg:x1="7.229cm" svg:y1="0.295cm" svg:x2="7.398cm" svg:y2="0.295cm"><text:p/></draw:line><draw:line draw:style-name="gr16" draw:text-style-name="P29" svg:x1="7.208cm" svg:y1="-0.594cm" svg:x2="7.208cm" svg:y2="0.295cm"><text:p/></draw:line><draw:line draw:style-name="gr16" draw:text-style-name="P29" svg:x1="6.604cm" svg:y1="-0.594cm" svg:x2="7.197cm" svg:y2="-0.594cm"><text:p/></draw:line><draw:line draw:style-name="gr16" draw:text-style-name="P29" svg:x1="6.583cm" svg:y1="0.295cm" svg:x2="6.583cm" svg:y2="-0.594cm"><text:p/></draw:line><draw:line draw:style-name="gr16" draw:text-style-name="P29" svg:x1="6.414cm" svg:y1="0.295cm" svg:x2="6.583cm" svg:y2="0.295cm"><text:p/></draw:line><draw:line draw:style-name="gr16" draw:text-style-name="P29" svg:x1="6.393cm" svg:y1="-0.594cm" svg:x2="6.393cm" svg:y2="0.295cm"><text:p/></draw:line><draw:line draw:style-name="gr16" draw:text-style-name="P29" svg:x1="5.789cm" svg:y1="-0.594cm" svg:x2="6.382cm" svg:y2="-0.594cm"><text:p/></draw:line><draw:line draw:style-name="gr16" draw:text-style-name="P29" svg:x1="5.768cm" svg:y1="0.295cm" svg:x2="5.768cm" svg:y2="-0.594cm"><text:p/></draw:line><draw:line draw:style-name="gr16" draw:text-style-name="P29" svg:x1="5.599cm" svg:y1="0.295cm" svg:x2="5.768cm" svg:y2="0.295cm"><text:p/></draw:line><draw:line draw:style-name="gr16" draw:text-style-name="P29" svg:x1="5.578cm" svg:y1="-0.584cm" svg:x2="5.578cm" svg:y2="0.294cm"><text:p/></draw:line><draw:line draw:style-name="gr16" draw:text-style-name="P29" svg:x1="5.176cm" svg:y1="-0.594cm" svg:x2="5.578cm" svg:y2="-0.594cm"><text:p/></draw:line><draw:line draw:style-name="gr16" draw:text-style-name="P29" svg:x1="5.176cm" svg:y1="0.295cm" svg:x2="5.176cm" svg:y2="-0.594cm"><text:p/></draw:line><draw:line draw:style-name="gr16" draw:text-style-name="P29" svg:x1="4.795cm" svg:y1="0.295cm" svg:x2="5.176cm" svg:y2="0.295cm"><text:p/></draw:line><draw:line draw:style-name="gr16" draw:text-style-name="P29" svg:x1="4.795cm" svg:y1="-0.594cm" svg:x2="4.795cm" svg:y2="0.295cm"><text:p/></draw:line><draw:line draw:style-name="gr16" draw:text-style-name="P29" svg:x1="4.392cm" svg:y1="-0.594cm" svg:x2="4.794cm" svg:y2="-0.594cm"><text:p/></draw:line><draw:line draw:style-name="gr16" draw:text-style-name="P29" svg:x1="4.392cm" svg:y1="0.294cm" svg:x2="4.392cm" svg:y2="-0.584cm"><text:p/></draw:line><draw:line draw:style-name="gr16" draw:text-style-name="P29" svg:x1="4.011cm" svg:y1="0.295cm" svg:x2="4.392cm" svg:y2="0.295cm"><text:p/></draw:line><draw:line draw:style-name="gr16" draw:text-style-name="P29" svg:x1="4.011cm" svg:y1="-0.594cm" svg:x2="4.011cm" svg:y2="0.295cm"><text:p/></draw:line><draw:line draw:style-name="gr16" draw:text-style-name="P29" svg:x1="3.609cm" svg:y1="-0.594cm" svg:x2="4.011cm" svg:y2="-0.594cm"><text:p/></draw:line><draw:line draw:style-name="gr16" draw:text-style-name="P29" svg:x1="3.609cm" svg:y1="0.295cm" svg:x2="3.609cm" svg:y2="-0.594cm"><text:p/></draw:line><draw:line draw:style-name="gr16" draw:text-style-name="P29" svg:x1="3.228cm" svg:y1="0.295cm" svg:x2="3.609cm" svg:y2="0.295cm"><text:p/></draw:line></draw:g><draw:line text:anchor-type="paragraph" draw:z-index="253" draw:style-name="gr1" draw:text-style-name="P29" svg:x1="15.251cm" svg:y1="1cm" svg:x2="15.632cm" svg:y2="1cm"><text:p/></draw:line><draw:line text:anchor-type="paragraph" draw:z-index="255" draw:style-name="gr18" draw:text-style-name="P29" svg:x1="5.927cm" svg:y1="5.477cm" svg:x2="8.933cm" svg:y2="5.477cm"><text:p/></draw:line><draw:line text:anchor-type="paragraph" draw:z-index="256" draw:style-name="gr19" draw:text-style-name="P29" svg:x1="4.297cm" svg:y1="5.477cm" svg:x2="3.937cm" svg:y2="5.477cm"><text:p/></draw:line><draw:line text:anchor-type="paragraph" draw:z-index="257" draw:style-name="gr1" draw:text-style-name="P29" svg:x1="3.937cm" svg:y1="5.392cm" svg:x2="3.937cm" svg:y2="5.583cm"><text:p/></draw:line><draw:line text:anchor-type="paragraph" draw:z-index="258" draw:style-name="gr19" draw:text-style-name="P29" svg:x1="10.901cm" svg:y1="5.477cm" svg:x2="10.52cm" svg:y2="5.477cm"><text:p/></draw:line><draw:line text:anchor-type="paragraph" draw:z-index="259" draw:style-name="gr1" draw:text-style-name="P29" svg:x1="10.52cm" svg:y1="5.392cm" svg:x2="10.52cm" svg:y2="5.583cm"><text:p/></draw:line><draw:line text:anchor-type="paragraph" draw:z-index="261" draw:style-name="gr18" draw:text-style-name="P29" svg:x1="12.605cm" svg:y1="5.477cm" svg:x2="14.679cm" svg:y2="5.477cm"><text:p/></draw:line><draw:rect text:anchor-type="paragraph" draw:z-index="262" draw:style-name="gr20" draw:text-style-name="P29" svg:width="16.936cm" svg:height="8.639cm" svg:x="0.021cm" svg:y="-2.988cm"><text:p/></draw:rect><draw:rect text:anchor-type="paragraph" draw:z-index="263" draw:style-name="gr21" draw:text-style-name="P29" svg:width="0.373cm" svg:height="0.563cm" svg:x="3.037cm" svg:y="0.314cm"><text:p/></draw:rect></text:p>
      <text:p text:style-name="P14"/>
      <text:p text:style-name="P14"/>
      <text:p text:style-name="P14"/>
      <text:p text:style-name="P14"/>
      <text:p text:style-name="P14"/>
      <text:p text:style-name="P14"/>
      <text:p text:style-name="P14"/>
      <text:p text:style-name="P16"><draw:frame text:anchor-type="paragraph" draw:z-index="247" draw:style-name="gr15" draw:text-style-name="P30" svg:width="16.745cm" svg:height="4.236cm" svg:x="0.318cm" svg:y="0.093cm"><draw:text-box><text:p text:style-name="P30"><text:span text:style-name="T17">Logisch:</text:span><text:span text:style-name="T17"><text:tab/></text:span><text:span text:style-name="T17"><text:tab/></text:span><text:span text:style-name="T17"><text:tab/></text:span><text:span text:style-name="T17">1</text:span><text:span text:style-name="T17"><text:tab/></text:span><text:span text:style-name="T17">1</text:span><text:span text:style-name="T17"><text:tab/></text:span><text:span text:style-name="T17">1</text:span><text:span text:style-name="T17"><text:tab/></text:span><text:span text:style-name="T17">0</text:span><text:span text:style-name="T17"><text:tab/></text:span><text:span text:style-name="T17">0</text:span><text:span text:style-name="T17"><text:tab/></text:span><text:span text:style-name="T17">0</text:span><text:span text:style-name="T17"><text:tab/></text:span><text:span text:style-name="T17">1</text:span><text:span text:style-name="T17"><text:tab/></text:span><text:span text:style-name="T17">0</text:span><text:span text:style-name="T17"><text:tab/></text:span><text:span text:style-name="T17">1</text:span><text:span text:style-name="T17"><text:tab/></text:span><text:span text:style-name="T17">0</text:span><text:span text:style-name="T17"><text:tab/></text:span><text:span text:style-name="T17">1</text:span><text:span text:style-name="T17"><text:tab/></text:span><text:span text:style-name="T17">1</text:span><text:span text:style-name="T17"><text:tab/></text:span><text:span text:style-name="T17">0</text:span><text:span text:style-name="T17"><text:tab/></text:span><text:span text:style-name="T17">1</text:span><text:span text:style-name="T17"><text:tab/></text:span><text:span text:style-name="T17">0</text:span><text:span text:style-name="T17"><text:tab/></text:span><text:span text:style-name="T17">1</text:span></text:p><text:p text:style-name="P30"><text:span text:style-name="T17">Wertigkeit:</text:span><text:span text:style-name="T17"><text:tab/></text:span><text:span text:style-name="T17"><text:tab/></text:span><text:span text:style-name="T18">S</text:span><text:span text:style-name="T18"><text:tab/></text:span><text:span text:style-name="T17">1</text:span><text:span text:style-name="T17"><text:tab/></text:span><text:span text:style-name="T17">2</text:span><text:span text:style-name="T17"><text:tab/></text:span><text:span text:style-name="T17">0</text:span><text:span text:style-name="T17"><text:tab/></text:span><text:span text:style-name="T17">0</text:span><text:span text:style-name="T17"><text:tab/></text:span><text:span text:style-name="T17">0</text:span><text:span text:style-name="T17"><text:tab/></text:span><text:span text:style-name="T17">20</text:span><text:span text:style-name="T17"><text:tab/></text:span><text:span text:style-name="T17">0</text:span><text:span text:style-name="T17"><text:tab/></text:span><text:span text:style-name="T18">P1</text:span><text:span text:style-name="T18"><text:tab/></text:span><text:span text:style-name="T17">0</text:span><text:span text:style-name="T17"><text:tab/></text:span><text:span text:style-name="T17">2</text:span><text:span text:style-name="T17"><text:tab/></text:span><text:span text:style-name="T17">4</text:span><text:span text:style-name="T17"><text:tab/></text:span><text:span text:style-name="T17">0</text:span><text:span text:style-name="T17"><text:tab/></text:span><text:span text:style-name="T17">10</text:span><text:span text:style-name="T17"><text:tab/></text:span><text:span text:style-name="T17">0</text:span><text:span text:style-name="T17"><text:tab/></text:span><text:span text:style-name="T18">P2</text:span></text:p><text:p text:style-name="P30"><text:span text:style-name="T17">Bedeutung:</text:span><text:span text:style-name="T17"><text:tab/></text:span><text:span text:style-name="T17"><text:tab/></text:span><text:span text:style-name="T17">Startbit</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Parity1</text:span><text:span text:style-name="T17"><text:tab/></text:span><text:span text:style-name="T17"><text:tab/></text:span><text:span text:style-name="T17"><text:tab/></text:span><text:span text:style-name="T17"><text:tab/></text:span><text:span text:style-name="T17"><text:tab/></text:span><text:span text:style-name="T17"><text:tab/></text:span><text:span text:style-name="T17">Parity2</text:span></text:p><text:p text:style-name="P30"><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Minut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Stunde</text:span></text:p></draw:text-box></draw:frame></text:p>
      <text:p text:style-name="P14"/>
      <text:p text:style-name="P14"/>
      <text:p text:style-name="P14"/>
      <text:p text:style-name="P14"/>
      <text:p text:style-name="P14"/>
      <text:p text:style-name="P2"><text:span text:style-name="T7">Bild 1:<text:tab/><text:tab/>Trägerhüllkurve für die dekodierte Zeit 16 </text:span><text:span text:style-name="T13">23</text:span><text:span text:style-name="T7"> Uhr.</text:span></text:p>
      <text:p text:style-name="P4"/>
      <text:p text:style-name="Heading_20_1">Versuchsaufbau</text:p>
      <text:p text:style-name="P5">Mit den vorbereiteten Steckleitungen ist das Empfangsteil mit dem zugehörigen speziellen Netzteil und der parallelen Schnittstelle des PC (Klemme ACKnowledge) zu verbinden. Das Empfangsteil empfängt das DCF77-Signal und wandelt es in ein Digitalsignal um. Das in Bild 2 dargestellte Signal besteht aus Impulsen von 100 ms bzw. 200 ms Dauer mit einem LOW-Pegel von 0 V und Impulspausen von 900 ms bzw. 800 ms mit einem HIGH-Pegel von +5 V.</text:p>
      <text:p text:style-name="P10"/>
      <text:p text:style-name="P12"><draw:g text:anchor-type="paragraph" draw:z-index="264" draw:style-name="gr5"><draw:frame draw:style-name="gr22" draw:text-style-name="P30" svg:width="1.421cm" svg:height="0.68cm" svg:x="9.8cm" svg:y="1.963cm"><draw:text-box><text:p text:style-name="P30"><text:span text:style-name="T17">1 Sek</text:span></text:p></draw:text-box></draw:frame><draw:line draw:style-name="gr23" draw:text-style-name="P29" svg:x1="11.557cm" svg:y1="2.374cm" svg:x2="11.112cm" svg:y2="2.374cm"><text:p/></draw:line><draw:line draw:style-name="gr24" draw:text-style-name="P29" svg:x1="9.568cm" svg:y1="2.353cm" svg:x2="9.123cm" svg:y2="2.353cm"><text:p/></draw:line><draw:line draw:style-name="gr17" draw:text-style-name="P29" svg:x1="11.663cm" svg:y1="1.995cm" svg:x2="11.663cm" svg:y2="2.461cm"><text:p/></draw:line><draw:line draw:style-name="gr17" draw:text-style-name="P29" svg:x1="9.059cm" svg:y1="2.007cm" svg:x2="9.059cm" svg:y2="2.473cm"><text:p/></draw:line><draw:rect draw:style-name="gr25" draw:text-style-name="P29" svg:width="15.708cm" svg:height="3.742cm" svg:x="0.042cm" svg:y="0.171cm"><text:p/></draw:rect><draw:frame draw:style-name="gr26" draw:text-style-name="P30" svg:width="4.723cm" svg:height="1.124cm" svg:x="3.471cm" svg:y="2.732cm"><draw:text-box><text:p text:style-name="P30"><text:span text:style-name="T17">100 ms</text:span><text:span text:style-name="T17"><text:tab/></text:span><text:span text:style-name="T17"><text:tab/></text:span><text:span text:style-name="T17">200 ms</text:span></text:p><text:p text:style-name="P30"><text:span text:style-name="T17">Logisch 0</text:span><text:span text:style-name="T17"><text:tab/></text:span><text:span text:style-name="T17">Logisch 1</text:span></text:p></draw:text-box></draw:frame><draw:line draw:style-name="gr24" draw:text-style-name="P29" svg:x1="7.599cm" svg:y1="2.374cm" svg:x2="7.154cm" svg:y2="2.374cm"><text:p/></draw:line><draw:line draw:style-name="gr24" draw:text-style-name="P29" svg:x1="4.805cm" svg:y1="2.353cm" svg:x2="4.36cm" svg:y2="2.353cm"><text:p/></draw:line><draw:line draw:style-name="gr23" draw:text-style-name="P29" svg:x1="6.393cm" svg:y1="2.353cm" svg:x2="5.948cm" svg:y2="2.353cm"><text:p/></draw:line><draw:line draw:style-name="gr23" draw:text-style-name="P29" svg:x1="3.81cm" svg:y1="2.332cm" svg:x2="3.365cm" svg:y2="2.332cm"><text:p/></draw:line><draw:line draw:style-name="gr17" draw:text-style-name="P29" svg:x1="7.006cm" svg:y1="2.014cm" svg:x2="7.006cm" svg:y2="2.48cm"><text:p/></draw:line><draw:line draw:style-name="gr17" draw:text-style-name="P29" svg:x1="6.54cm" svg:y1="2.007cm" svg:x2="6.54cm" svg:y2="2.473cm"><text:p/></draw:line><draw:line draw:style-name="gr17" draw:text-style-name="P29" svg:x1="4.233cm" svg:y1="2.014cm" svg:x2="4.233cm" svg:y2="2.48cm"><text:p/></draw:line><draw:line draw:style-name="gr17" draw:text-style-name="P29" svg:x1="3.937cm" svg:y1="2.014cm" svg:x2="3.937cm" svg:y2="2.48cm"><text:p/></draw:line><draw:frame draw:style-name="gr27" draw:text-style-name="P30" svg:width="1.019cm" svg:height="0.726cm" svg:x="14.584cm" svg:y="1.623cm"><draw:text-box><text:p text:style-name="P30"><text:span text:style-name="T17">0 V</text:span></text:p></draw:text-box></draw:frame><draw:frame draw:style-name="gr27" draw:text-style-name="P30" svg:width="1.019cm" svg:height="0.726cm" svg:x="14.33cm" svg:y="0.205cm"><draw:text-box><text:p text:style-name="P30"><text:span text:style-name="T17">+5 V</text:span></text:p></draw:text-box></draw:frame><draw:line draw:style-name="gr17" draw:text-style-name="P29" svg:x1="12.319cm" svg:y1="1.915cm" svg:x2="14.182cm" svg:y2="1.915cm"><text:p/></draw:line><draw:line draw:style-name="gr17" draw:text-style-name="P29" svg:x1="12.276cm" svg:y1="0.497cm" svg:x2="14.139cm" svg:y2="0.497cm"><text:p/></draw:line><draw:g draw:style-name="gr28"><draw:line draw:style-name="gr7" draw:text-style-name="P29" svg:x1="9.398cm" svg:y1="0.496cm" svg:x2="11.663cm" svg:y2="0.496cm"><text:p/></draw:line><draw:line draw:style-name="gr7" draw:text-style-name="P29" svg:x1="9.355cm" svg:y1="1.914cm" svg:x2="9.355cm" svg:y2="0.496cm"><text:p/></draw:line><draw:line draw:style-name="gr7" draw:text-style-name="P29" svg:x1="9.059cm" svg:y1="1.914cm" svg:x2="9.313cm" svg:y2="1.914cm"><text:p/></draw:line><draw:line draw:style-name="gr7" draw:text-style-name="P29" svg:x1="9.059cm" svg:y1="0.517cm" svg:x2="9.059cm" svg:y2="1.893cm"><text:p/></draw:line><draw:line draw:style-name="gr7" draw:text-style-name="P29" svg:x1="7.027cm" svg:y1="0.517cm" svg:x2="9.059cm" svg:y2="0.517cm"><text:p/></draw:line><draw:line draw:style-name="gr7" draw:text-style-name="P29" svg:x1="7.006cm" svg:y1="1.935cm" svg:x2="7.006cm" svg:y2="0.517cm"><text:p/></draw:line><draw:line draw:style-name="gr7" draw:text-style-name="P29" svg:x1="6.54cm" svg:y1="1.956cm" svg:x2="7.006cm" svg:y2="1.956cm"><text:p/></draw:line><draw:line draw:style-name="gr7" draw:text-style-name="P29" svg:x1="6.54cm" svg:y1="1.935cm" svg:x2="6.54cm" svg:y2="0.517cm"><text:p/></draw:line><draw:line draw:style-name="gr7" draw:text-style-name="P29" svg:x1="11.663cm" svg:y1="0.496cm" svg:x2="11.663cm" svg:y2="1.914cm"><text:p/></draw:line><draw:line draw:style-name="gr7" draw:text-style-name="P29" svg:x1="4.275cm" svg:y1="0.517cm" svg:x2="6.54cm" svg:y2="0.517cm"><text:p/></draw:line><draw:line draw:style-name="gr17" draw:text-style-name="P29" svg:x1="11.684cm" svg:y1="1.914cm" svg:x2="12.086cm" svg:y2="1.914cm"><text:p/></draw:line><draw:line draw:style-name="gr7" draw:text-style-name="P29" svg:x1="4.233cm" svg:y1="1.935cm" svg:x2="4.233cm" svg:y2="0.517cm"><text:p/></draw:line><draw:line draw:style-name="gr7" draw:text-style-name="P29" svg:x1="3.979cm" svg:y1="1.935cm" svg:x2="4.233cm" svg:y2="1.935cm"><text:p/></draw:line><draw:line draw:style-name="gr7" draw:text-style-name="P29" svg:x1="3.958cm" svg:y1="0.538cm" svg:x2="3.958cm" svg:y2="1.914cm"><text:p/></draw:line><draw:line draw:style-name="gr7" draw:text-style-name="P29" svg:x1="1.926cm" svg:y1="0.538cm" svg:x2="3.958cm" svg:y2="0.538cm"><text:p/></draw:line><draw:line draw:style-name="gr7" draw:text-style-name="P29" svg:x1="1.926cm" svg:y1="1.935cm" svg:x2="1.926cm" svg:y2="0.538cm"><text:p/></draw:line><draw:line draw:style-name="gr7" draw:text-style-name="P29" svg:x1="1.46cm" svg:y1="1.977cm" svg:x2="1.926cm" svg:y2="1.977cm"><text:p/></draw:line><draw:line draw:style-name="gr7" draw:text-style-name="P29" svg:x1="1.439cm" svg:y1="1.956cm" svg:x2="1.439cm" svg:y2="0.58cm"><text:p/></draw:line><draw:line draw:style-name="gr17" draw:text-style-name="P29" svg:x1="0.402cm" svg:y1="0.559cm" svg:x2="1.418cm" svg:y2="0.559cm"><text:p/></draw:line></draw:g></draw:g></text:p>
      <text:p text:style-name="P10"/>
      <text:p text:style-name="P10"/>
      <text:p text:style-name="P10"/>
      <text:p text:style-name="P10"/>
      <text:p text:style-name="P10"/>
      <text:p text:style-name="P10"/>
      <text:p text:style-name="P10"/>
      <text:p text:style-name="P1"><text:span text:style-name="T7">Bild 2:</text:span><text:span text:style-name="T9"><text:tab/><text:tab/></text:span><text:span text:style-name="T7">Beispiel für das Digitalsignal</text:span></text:p>
      <text:p text:style-name="P10"/>
      <text:p text:style-name="P1"><draw:line text:anchor-type="paragraph" draw:z-index="140" draw:style-name="gr1" draw:text-style-name="P29" svg:x1="11.557cm" svg:y1="0.06cm" svg:x2="12.34cm" svg:y2="0.06cm"><text:p/></draw:line><text:span text:style-name="T10">Hinweis</text:span><text:span text:style-name="T11">:</text:span><text:span text:style-name="T7"> Das Acknowledge-Signal der Schnittstelle wird invertiert: ACK ! </text:span></text:p>
      <text:p text:style-name="P5">Demnach hat Bit 6 des Statusregisters den Wert ‘Eins’, wenn an Pin 26 der parallelen Schnittstelle ein LOW-Pegel anliegt (s. Addendum).</text:p>
      <text:p text:style-name="P10"/>
      <text:p text:style-name="Heading_20_1"><text:soft-page-break/>Versuchsauswertung</text:p>
      <text:p text:style-name="P5">Das DCF77-Signal ist zu dekodieren, die Systemuhr mit den ermittelten Daten zu laden und zur Kontrolle abzufragen. Das Dekodierprogramm muß ggf. Fehlermeldungen abgeben können. Die Werte der erkannten Bits sollten zur Kontrolle ausgedruckt werden.</text:p>
      <text:p text:style-name="P4"/>
      <text:p text:style-name="P1"><text:span text:style-name="T7">Eine Uhr mit </text:span><text:span text:style-name="T9">digitaler 7-Segment Zeit- und Datumsanzeige</text:span><text:span text:style-name="T7">, die die dekodierte Zeit anzeigt, ist auf dem Bildschirm im </text:span><text:span text:style-name="T9">Grafikmodus</text:span><text:span text:style-name="T7"> darzustellen. Das Programm ist in Pascal, C oder C++ zu schreiben, ggf. sind Assemblerroutinen einzubinden. Es stehen die Compiler der Firma Borland zur Verfügung.</text:span></text:p>
      <text:p text:style-name="P4"/>
      <text:p text:style-name="Heading_20_1">Versuchsdurchführung</text:p>
      <text:p text:style-name="P5">Die Impulsdauern der Impulse werden als Zählwerte registriert. Aus den Extremen der Zähl-werte wird durch Mitteln ein Schwellwert erzeugt. Zählwerte, die größer als dieser Schwell-wert sind, werden als ‘Eins’, Werte, die darunterliegen, als ‘Null’ interpretiert.</text:p>
      <text:p text:style-name="P5"/>
      <text:p text:style-name="P5">Vor dem eigentlichen Signalempfang wird ein Minutenwechsel als Bezugspunkt ermittelt: Dazu wird an der HIGH-LOW-Flanke eines Signalimpulses die Systemuhr rückgesetzt und bei der nächsten LOW-HIGH-Flanke gelesen (Unterbrechung vom Typ 33 mit Funktion 44). Im Register DH werden dann die Sekunden, im Register DL die Hundertstelsekunden übergeben. Die so ermittelte Systemzeit muß bei einem Minutenwechsel eine Sekunde übersteigen.</text:p>
      <text:p text:style-name="P5"/>
      <text:p text:style-name="P5"><draw:line text:anchor-type="paragraph" draw:z-index="145" draw:style-name="gr1" draw:text-style-name="P29" svg:x1="6.837cm" svg:y1="0.06cm" svg:x2="7.62cm" svg:y2="0.06cm"><text:p/></draw:line>Die Abfrage des Pegels an der Klemme ACK der Schnittstelle erfolgt durch Abfrage des Bit 6 des Statusregisters der Schnittstelle LPT2. Das Statusregister hat für die Schnittstelle LPT2 die interne Adresse 279h. </text:p>
      <text:p text:style-name="P5"/>
      <text:p text:style-name="P5">Für die im Sekundentakt eintreffenden Impulse werden die Impulsdauern ermittelt und in einer Liste abgelegt, die 58 Elemente enthält. Nach dem Füllen der Liste werden die Zählwerte, wie oben erwähnt, durch Vergleich mit dem Schwellwert in Binärziffern umgesetzt.</text:p>
      <text:p text:style-name="P5"/>
      <text:p text:style-name="P5">Nach der Umsetzung in Binärziffern erfolgt die eigentliche Dekodierung, die eine Prüfung an-hand der Paritätsbits einschließt.</text:p>
      <text:p text:style-name="P5"/>
      <text:p text:style-name="P5">Die vorgeschlagene Vorgehensweise ist nicht zeitoptimal, dieses wird jedoch zugunsten einer größeren Transparenz in Kauf genommen.</text:p>
      <text:p text:style-name="P4"/>
      <text:p text:style-name="P26"/>
      <text:p text:style-name="Heading_20_1">Struktogramme</text:p>
      <text:p text:style-name="Standard"><text:span text:style-name="T7">Die folgenden Struktogramme können als </text:span><text:span text:style-name="T9">Lösungsvorschläge</text:span><text:span text:style-name="T7"> dienen.</text:span></text:p>
      <text:p text:style-name="P13"><draw:g text:anchor-type="paragraph" draw:z-index="185" draw:style-name="gr5"><draw:frame draw:style-name="gr6" draw:text-style-name="P30" svg:width="8.018cm" svg:height="1.004cm" svg:x="1.058cm" svg:y="6.413cm"><draw:text-box><text:p text:style-name="P30"><text:span text:style-name="T15"><text:s/></text:span><text:span text:style-name="T15">Laden und Abfragen der Systemuhr</text:span></text:p></draw:text-box></draw:frame><draw:frame draw:style-name="gr6" draw:text-style-name="P30" svg:width="6.014cm" svg:height="1.004cm" svg:x="1.058cm" svg:y="5.411cm"><draw:text-box><text:p text:style-name="P30"><text:span text:style-name="T15"><text:s/></text:span><text:span text:style-name="T15">Wiederhole</text:span></text:p></draw:text-box></draw:frame><draw:line draw:style-name="gr7" draw:text-style-name="P29" svg:x1="13.081cm" svg:y1="4.911cm" svg:x2="12.079cm" svg:y2="5.412cm"><text:p/></draw:line><draw:line draw:style-name="gr7" draw:text-style-name="P29" svg:x1="12.079cm" svg:y1="4.41cm" svg:x2="13.081cm" svg:y2="4.911cm"><text:p/></draw:line><draw:frame draw:style-name="gr6" draw:text-style-name="P30" svg:width="4.01cm" svg:height="1.004cm" svg:x="7.57cm" svg:y="4.41cm"><draw:text-box><text:p text:style-name="P30"><text:span text:style-name="T17"><text:s/></text:span><text:span text:style-name="T15">Wiederholungsblock</text:span></text:p></draw:text-box></draw:frame><draw:frame draw:style-name="gr6" draw:text-style-name="P30" svg:width="3.008cm" svg:height="1.004cm" svg:x="2.06cm" svg:y="4.41cm"><draw:text-box><text:p text:style-name="P30"><text:span text:style-name="T17"><text:s/></text:span><text:span text:style-name="T15">Fehlermeldung</text:span></text:p></draw:text-box></draw:frame><draw:frame draw:style-name="gr6" draw:text-style-name="P30" svg:width="1.004cm" svg:height="1.004cm" svg:x="12.079cm" svg:y="3.408cm"><draw:text-box><text:p text:style-name="P30"><text:span text:style-name="T15">nein</text:span></text:p></draw:text-box></draw:frame><draw:frame draw:style-name="gr6" draw:text-style-name="P30" svg:width="0.503cm" svg:height="1.004cm" svg:x="2.06cm" svg:y="3.408cm"><draw:text-box><text:p text:style-name="P30"><text:span text:style-name="T15"><text:s/></text:span><text:span text:style-name="T15">ja</text:span></text:p></draw:text-box></draw:frame><draw:frame draw:style-name="gr6" draw:text-style-name="P30" svg:width="2.006cm" svg:height="1.004cm" svg:x="6.568cm" svg:y="3.409cm"><draw:text-box><text:p text:style-name="P30"><text:span text:style-name="T17"><text:s text:c="3"/></text:span><text:span text:style-name="T17">Fehler ?</text:span></text:p></draw:text-box></draw:frame><draw:frame draw:style-name="gr6" draw:text-style-name="P30" svg:width="6.014cm" svg:height="1.004cm" svg:x="2.06cm" svg:y="2.406cm"><draw:text-box><text:p text:style-name="P30"><text:span text:style-name="T17"><text:s/></text:span><text:span text:style-name="T16">DEKODIERUNG</text:span></text:p></draw:text-box></draw:frame><draw:frame draw:style-name="gr6" draw:text-style-name="P30" svg:width="6.014cm" svg:height="1.004cm" svg:x="2.06cm" svg:y="1.404cm"><draw:text-box><text:p text:style-name="P30"><text:span text:style-name="T17"><text:s/></text:span><text:span text:style-name="T16">SIGNALEMPFANG</text:span></text:p></draw:text-box></draw:frame><draw:frame draw:style-name="gr6" draw:text-style-name="P30" svg:width="6.014cm" svg:height="1.004cm" svg:x="2.06cm" svg:y="0.402cm"><draw:text-box><text:p text:style-name="P30"><text:span text:style-name="T17"><text:s/></text:span><text:span text:style-name="T16">BEZUGSPUNKT</text:span></text:p></draw:text-box></draw:frame><draw:line draw:style-name="gr7" draw:text-style-name="P29" svg:x1="2.06cm" svg:y1="0.402cm" svg:x2="13.081cm" svg:y2="0.402cm"><text:p/></draw:line><draw:line draw:style-name="gr7" draw:text-style-name="P29" svg:x1="2.06cm" svg:y1="1.404cm" svg:x2="13.081cm" svg:y2="1.404cm"><text:p/></draw:line><draw:line draw:style-name="gr7" draw:text-style-name="P29" svg:x1="2.06cm" svg:y1="2.406cm" svg:x2="13.081cm" svg:y2="2.406cm"><text:p/></draw:line><draw:line draw:style-name="gr7" draw:text-style-name="P29" svg:x1="7.57cm" svg:y1="4.41cm" svg:x2="7.57cm" svg:y2="5.412cm"><text:p/></draw:line><draw:line draw:style-name="gr7" draw:text-style-name="P29" svg:x1="7.57cm" svg:y1="4.41cm" svg:x2="2.06cm" svg:y2="3.408cm"><text:p/></draw:line><draw:line draw:style-name="gr7" draw:text-style-name="P29" svg:x1="7.57cm" svg:y1="4.41cm" svg:x2="13.08cm" svg:y2="3.408cm"><text:p/></draw:line><draw:line draw:style-name="gr7" draw:text-style-name="P29" svg:x1="13.081cm" svg:y1="4.41cm" svg:x2="2.06cm" svg:y2="4.41cm"><text:p/></draw:line><draw:line draw:style-name="gr7" draw:text-style-name="P29" svg:x1="13.081cm" svg:y1="3.408cm" svg:x2="2.06cm" svg:y2="3.408cm"><text:p/></draw:line><draw:line draw:style-name="gr7" draw:text-style-name="P29" svg:x1="13.081cm" svg:y1="5.411cm" svg:x2="2.06cm" svg:y2="5.411cm"><text:p/></draw:line><draw:line draw:style-name="gr7" draw:text-style-name="P29" svg:x1="1.058cm" svg:y1="6.413cm" svg:x2="13.081cm" svg:y2="6.413cm"><text:p/></draw:line><draw:line draw:style-name="gr7" draw:text-style-name="P29" svg:x1="2.06cm" svg:y1="0.402cm" svg:x2="2.06cm" svg:y2="5.411cm"><text:p/></draw:line><draw:rect draw:style-name="gr13" draw:text-style-name="P29" svg:width="12.025cm" svg:height="7.016cm" svg:x="1.058cm" svg:y="0.402cm"><text:p/></draw:rect></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7">Struktogramm 1: </text:span><text:span text:style-name="T9">HAUPTPROGRAMM</text:span></text:p>
      <text:p text:style-name="P4"/>
      <text:p text:style-name="P13"><draw:g text:anchor-type="paragraph" draw:z-index="260" draw:style-name="gr5"><draw:frame draw:style-name="gr6" draw:text-style-name="P30" svg:width="5.513cm" svg:height="1.004cm" svg:x="2.512cm" svg:y="1.014cm"><draw:text-box><text:p text:style-name="P30"><text:span text:style-name="T17"><text:s/></text:span><text:span text:style-name="T15">Inneren Wiederholungsblock</text:span></text:p></draw:text-box></draw:frame><draw:frame draw:style-name="gr6" draw:text-style-name="P30" svg:width="5.513cm" svg:height="1.004cm" svg:x="3.514cm" svg:y="5.021cm"><draw:text-box><text:p text:style-name="P30"><text:span text:style-name="T17"><text:s/></text:span><text:span text:style-name="T15">Inneren Wiederholungsblock</text:span></text:p></draw:text-box></draw:frame><draw:frame draw:style-name="gr6" draw:text-style-name="P30" svg:width="6.014cm" svg:height="1.004cm" svg:x="1.009cm" svg:y="13.037cm"><draw:text-box><text:p text:style-name="P30"><text:span text:style-name="T15"><text:s/></text:span><text:span text:style-name="T15">Wiederhole</text:span></text:p></draw:text-box></draw:frame><draw:line draw:style-name="gr7" draw:text-style-name="P29" svg:x1="2.011cm" svg:y1="13.037cm" svg:x2="2.011cm" svg:y2="3.018cm"><text:p/></draw:line><draw:frame draw:style-name="gr6" draw:text-style-name="P30" svg:width="1.004cm" svg:height="1.004cm" svg:x="11.028cm" svg:y="12.035cm"><draw:text-box><text:p text:style-name="P30"><text:span text:style-name="T15"><text:s/></text:span><text:span text:style-name="T15">%</text:span></text:p></draw:text-box></draw:frame><draw:line draw:style-name="gr7" draw:text-style-name="P29" svg:x1="2.011cm" svg:y1="12.536cm" svg:x2="3.013cm" svg:y2="13.037cm"><text:p/></draw:line><draw:line draw:style-name="gr7" draw:text-style-name="P29" svg:x1="2.011cm" svg:y1="12.536cm" svg:x2="3.013cm" svg:y2="12.035cm"><text:p/></draw:line><draw:line draw:style-name="gr7" draw:text-style-name="P29" svg:x1="8.022cm" svg:y1="12.035cm" svg:x2="8.022cm" svg:y2="13.037cm"><text:p/></draw:line><draw:line draw:style-name="gr7" draw:text-style-name="P29" svg:x1="2.011cm" svg:y1="13.037cm" svg:x2="14.535cm" svg:y2="13.037cm"><text:p/></draw:line><draw:line draw:style-name="gr7" draw:text-style-name="P29" svg:x1="8.022cm" svg:y1="12.035cm" svg:x2="14.534cm" svg:y2="11.033cm"><text:p/></draw:line><draw:line draw:style-name="gr7" draw:text-style-name="P29" svg:x1="2.011cm" svg:y1="11.033cm" svg:x2="8.022cm" svg:y2="12.035cm"><text:p/></draw:line><draw:line draw:style-name="gr7" draw:text-style-name="P29" svg:x1="2.011cm" svg:y1="12.035cm" svg:x2="14.535cm" svg:y2="12.035cm"><text:p/></draw:line><draw:frame draw:style-name="gr6" draw:text-style-name="P30" svg:width="5.513cm" svg:height="1.004cm" svg:x="6.018cm" svg:y="11.033cm"><draw:text-box><text:p text:style-name="P30"><text:span text:style-name="T17"><text:s/></text:span><text:span text:style-name="T17">Systemzeit &gt; 1 Sekunde ?</text:span></text:p></draw:text-box></draw:frame><draw:frame draw:style-name="gr6" draw:text-style-name="P30" svg:width="1.004cm" svg:height="1.004cm" svg:x="13.533cm" svg:y="11.033cm"><draw:text-box><text:p text:style-name="P30"><text:span text:style-name="T15">nein</text:span></text:p></draw:text-box></draw:frame><draw:frame draw:style-name="gr6" draw:text-style-name="P30" svg:width="0.503cm" svg:height="1.004cm" svg:x="2.011cm" svg:y="11.033cm"><draw:text-box><text:p text:style-name="P30"><text:span text:style-name="T15"><text:s/></text:span><text:span text:style-name="T15">ja</text:span></text:p></draw:text-box></draw:frame><draw:frame draw:style-name="gr6" draw:text-style-name="P30" svg:width="6.014cm" svg:height="1.004cm" svg:x="2.512cm" svg:y="12.035cm"><draw:text-box><text:p text:style-name="P30"><text:span text:style-name="T17"><text:s/></text:span><text:span text:style-name="T15">Äußeren Wiederholungsblock</text:span></text:p></draw:text-box></draw:frame><draw:line draw:style-name="gr7" draw:text-style-name="P29" svg:x1="2.011cm" svg:y1="11.033cm" svg:x2="14.535cm" svg:y2="11.033cm"><text:p/></draw:line><draw:line draw:style-name="gr7" draw:text-style-name="P29" svg:x1="8.523cm" svg:y1="9.029cm" svg:x2="8.523cm" svg:y2="10.031cm"><text:p/></draw:line><draw:frame draw:style-name="gr6" draw:text-style-name="P30" svg:width="6.014cm" svg:height="1.004cm" svg:x="2.011cm" svg:y="10.031cm"><draw:text-box><text:p text:style-name="P30"><text:span text:style-name="T15"><text:s/></text:span><text:span text:style-name="T15">Wiederhole</text:span></text:p></draw:text-box></draw:frame><draw:line draw:style-name="gr7" draw:text-style-name="P29" svg:x1="3.013cm" svg:y1="9.53cm" svg:x2="4.015cm" svg:y2="10.031cm"><text:p/></draw:line><draw:line draw:style-name="gr7" draw:text-style-name="P29" svg:x1="3.013cm" svg:y1="9.53cm" svg:x2="4.015cm" svg:y2="9.029cm"><text:p/></draw:line><draw:line draw:style-name="gr7" draw:text-style-name="P29" svg:x1="3.013cm" svg:y1="10.031cm" svg:x2="14.535cm" svg:y2="10.031cm"><text:p/></draw:line><draw:frame draw:style-name="gr6" draw:text-style-name="P30" svg:width="5.513cm" svg:height="1.004cm" svg:x="3.514cm" svg:y="9.029cm"><draw:text-box><text:p text:style-name="P30"><text:span text:style-name="T17"><text:s/></text:span><text:span text:style-name="T15">Inneren Wiederholungsblock</text:span></text:p></draw:text-box></draw:frame><draw:frame draw:style-name="gr6" draw:text-style-name="P30" svg:width="1.004cm" svg:height="1.004cm" svg:x="11.028cm" svg:y="8.528cm"><draw:text-box><text:p text:style-name="P30"><text:span text:style-name="T15"><text:s/></text:span><text:span text:style-name="T15">%</text:span></text:p></draw:text-box></draw:frame><draw:line draw:style-name="gr7" draw:text-style-name="P29" svg:x1="8.523cm" svg:y1="8.027cm" svg:x2="8.523cm" svg:y2="9.029cm"><text:p/></draw:line><draw:line draw:style-name="gr7" draw:text-style-name="P29" svg:x1="3.013cm" svg:y1="9.029cm" svg:x2="8.523cm" svg:y2="9.029cm"><text:p/></draw:line><draw:line draw:style-name="gr7" draw:text-style-name="P29" svg:x1="8.523cm" svg:y1="8.027cm" svg:x2="14.534cm" svg:y2="7.025cm"><text:p/></draw:line><draw:line draw:style-name="gr7" draw:text-style-name="P29" svg:x1="3.013cm" svg:y1="7.025cm" svg:x2="8.523cm" svg:y2="8.027cm"><text:p/></draw:line><draw:line draw:style-name="gr7" draw:text-style-name="P29" svg:x1="3.013cm" svg:y1="8.027cm" svg:x2="14.535cm" svg:y2="8.027cm"><text:p/></draw:line><draw:frame draw:style-name="gr6" draw:text-style-name="P30" svg:width="5.513cm" svg:height="1.004cm" svg:x="6.018cm" svg:y="7.025cm"><draw:text-box><text:p text:style-name="P30"><text:span text:style-name="T17"><text:s/></text:span><text:span text:style-name="T17">Schnittstellenpegel = LOW ?</text:span></text:p></draw:text-box></draw:frame><draw:frame draw:style-name="gr6" draw:text-style-name="P30" svg:width="1.004cm" svg:height="1.004cm" svg:x="13.533cm" svg:y="7.025cm"><draw:text-box><text:p text:style-name="P30"><text:span text:style-name="T15">nein</text:span></text:p></draw:text-box></draw:frame><draw:line draw:style-name="gr7" draw:text-style-name="P29" svg:x1="3.013cm" svg:y1="7.025cm" svg:x2="3.013cm" svg:y2="9.029cm"><text:p/></draw:line><draw:frame draw:style-name="gr6" draw:text-style-name="P30" svg:width="0.503cm" svg:height="1.004cm" svg:x="3.013cm" svg:y="7.025cm"><draw:text-box><text:p text:style-name="P30"><text:span text:style-name="T15"><text:s/></text:span><text:span text:style-name="T15">ja</text:span></text:p></draw:text-box></draw:frame><draw:frame draw:style-name="gr6" draw:text-style-name="P30" svg:width="5.012cm" svg:height="1.004cm" svg:x="3.013cm" svg:y="8.027cm"><draw:text-box><text:p text:style-name="P30"><text:span text:style-name="T17"><text:s/></text:span><text:span text:style-name="T15">Systemzeit auslesen</text:span></text:p></draw:text-box></draw:frame><draw:line draw:style-name="gr7" draw:text-style-name="P29" svg:x1="3.013cm" svg:y1="7.025cm" svg:x2="3.013cm" svg:y2="10.031cm"><text:p/></draw:line><draw:line draw:style-name="gr7" draw:text-style-name="P29" svg:x1="2.011cm" svg:y1="7.025cm" svg:x2="14.535cm" svg:y2="7.025cm"><text:p/></draw:line><draw:line draw:style-name="gr7" draw:text-style-name="P29" svg:x1="2.011cm" svg:y1="7.025cm" svg:x2="14.535cm" svg:y2="7.025cm"><text:p/></draw:line><draw:line draw:style-name="gr7" draw:text-style-name="P29" svg:x1="8.523cm" svg:y1="5.021cm" svg:x2="8.523cm" svg:y2="6.023cm"><text:p/></draw:line><draw:frame draw:style-name="gr6" draw:text-style-name="P30" svg:width="6.014cm" svg:height="1.004cm" svg:x="2.011cm" svg:y="6.023cm"><draw:text-box><text:p text:style-name="P30"><text:span text:style-name="T15"><text:s/></text:span><text:span text:style-name="T15">Wiederhole</text:span></text:p></draw:text-box></draw:frame><draw:line draw:style-name="gr7" draw:text-style-name="P29" svg:x1="3.013cm" svg:y1="5.522cm" svg:x2="4.015cm" svg:y2="6.023cm"><text:p/></draw:line><draw:line draw:style-name="gr7" draw:text-style-name="P29" svg:x1="3.013cm" svg:y1="5.522cm" svg:x2="4.015cm" svg:y2="5.021cm"><text:p/></draw:line><draw:line draw:style-name="gr7" draw:text-style-name="P29" svg:x1="3.013cm" svg:y1="6.023cm" svg:x2="14.535cm" svg:y2="6.023cm"><text:p/></draw:line><draw:frame draw:style-name="gr6" draw:text-style-name="P30" svg:width="1.004cm" svg:height="1.004cm" svg:x="11.028cm" svg:y="4.521cm"><draw:text-box><text:p text:style-name="P30"><text:span text:style-name="T15"><text:s/></text:span><text:span text:style-name="T15">%</text:span></text:p></draw:text-box></draw:frame><draw:line draw:style-name="gr7" draw:text-style-name="P29" svg:x1="8.523cm" svg:y1="4.02cm" svg:x2="8.523cm" svg:y2="5.022cm"><text:p/></draw:line><draw:line draw:style-name="gr7" draw:text-style-name="P29" svg:x1="3.013cm" svg:y1="5.021cm" svg:x2="8.523cm" svg:y2="5.021cm"><text:p/></draw:line><draw:line draw:style-name="gr7" draw:text-style-name="P29" svg:x1="8.523cm" svg:y1="4.02cm" svg:x2="14.534cm" svg:y2="3.018cm"><text:p/></draw:line><draw:line draw:style-name="gr7" draw:text-style-name="P29" svg:x1="3.013cm" svg:y1="3.018cm" svg:x2="8.523cm" svg:y2="4.02cm"><text:p/></draw:line><draw:line draw:style-name="gr7" draw:text-style-name="P29" svg:x1="3.013cm" svg:y1="4.02cm" svg:x2="14.535cm" svg:y2="4.02cm"><text:p/></draw:line><draw:frame draw:style-name="gr6" draw:text-style-name="P30" svg:width="5.513cm" svg:height="1.004cm" svg:x="6.018cm" svg:y="3.018cm"><draw:text-box><text:p text:style-name="P30"><text:span text:style-name="T17"><text:s/></text:span><text:span text:style-name="T17">Schnittstellenpegel = HIGH ?</text:span></text:p></draw:text-box></draw:frame><draw:frame draw:style-name="gr6" draw:text-style-name="P30" svg:width="1.004cm" svg:height="1.004cm" svg:x="13.533cm" svg:y="3.018cm"><draw:text-box><text:p text:style-name="P30"><text:span text:style-name="T15">nein</text:span></text:p></draw:text-box></draw:frame><draw:line draw:style-name="gr7" draw:text-style-name="P29" svg:x1="3.013cm" svg:y1="3.018cm" svg:x2="3.013cm" svg:y2="5.022cm"><text:p/></draw:line><draw:frame draw:style-name="gr6" draw:text-style-name="P30" svg:width="0.503cm" svg:height="1.004cm" svg:x="3.013cm" svg:y="3.018cm"><draw:text-box><text:p text:style-name="P30"><text:span text:style-name="T15"><text:s/></text:span><text:span text:style-name="T15">ja</text:span></text:p></draw:text-box></draw:frame><draw:frame draw:style-name="gr6" draw:text-style-name="P30" svg:width="5.012cm" svg:height="1.004cm" svg:x="3.013cm" svg:y="4.02cm"><draw:text-box><text:p text:style-name="P30"><text:span text:style-name="T17"><text:s/></text:span><text:span text:style-name="T15">Systemzeit zurücksetzen</text:span></text:p></draw:text-box></draw:frame><draw:line draw:style-name="gr7" draw:text-style-name="P29" svg:x1="3.013cm" svg:y1="3.018cm" svg:x2="3.013cm" svg:y2="6.024cm"><text:p/></draw:line><draw:line draw:style-name="gr7" draw:text-style-name="P29" svg:x1="1.009cm" svg:y1="3.018cm" svg:x2="14.535cm" svg:y2="3.018cm"><text:p/></draw:line><draw:frame draw:style-name="gr6" draw:text-style-name="P30" svg:width="6.014cm" svg:height="1.004cm" svg:x="1.009cm" svg:y="2.016cm"><draw:text-box><text:p text:style-name="P30"><text:span text:style-name="T15"><text:s/></text:span><text:span text:style-name="T15">Wiederhole</text:span></text:p></draw:text-box></draw:frame><draw:frame draw:style-name="gr6" draw:text-style-name="P30" svg:width="1.004cm" svg:height="1.004cm" svg:x="11.028cm" svg:y="1.014cm"><draw:text-box><text:p text:style-name="P30"><text:span text:style-name="T15"><text:s/></text:span><text:span text:style-name="T15">%</text:span></text:p></draw:text-box></draw:frame><draw:line draw:style-name="gr7" draw:text-style-name="P29" svg:x1="2.011cm" svg:y1="1.515cm" svg:x2="3.013cm" svg:y2="2.016cm"><text:p/></draw:line><draw:line draw:style-name="gr7" draw:text-style-name="P29" svg:x1="2.011cm" svg:y1="1.515cm" svg:x2="3.013cm" svg:y2="1.014cm"><text:p/></draw:line><draw:line draw:style-name="gr7" draw:text-style-name="P29" svg:x1="8.022cm" svg:y1="1.014cm" svg:x2="8.022cm" svg:y2="2.016cm"><text:p/></draw:line><draw:line draw:style-name="gr7" draw:text-style-name="P29" svg:x1="2.011cm" svg:y1="2.016cm" svg:x2="14.535cm" svg:y2="2.016cm"><text:p/></draw:line><draw:line draw:style-name="gr7" draw:text-style-name="P29" svg:x1="8.022cm" svg:y1="1.014cm" svg:x2="14.534cm" svg:y2="0.012cm"><text:p/></draw:line><draw:line draw:style-name="gr7" draw:text-style-name="P29" svg:x1="2.011cm" svg:y1="0.012cm" svg:x2="8.022cm" svg:y2="1.014cm"><text:p/></draw:line><draw:line draw:style-name="gr7" draw:text-style-name="P29" svg:x1="2.011cm" svg:y1="1.014cm" svg:x2="14.535cm" svg:y2="1.014cm"><text:p/></draw:line><draw:frame draw:style-name="gr6" draw:text-style-name="P30" svg:width="5.513cm" svg:height="1.004cm" svg:x="5.518cm" svg:y="0.012cm"><draw:text-box><text:p text:style-name="P30"><text:span text:style-name="T17"><text:s/></text:span><text:span text:style-name="T17">Schnittstellenpegel = LOW ?</text:span></text:p></draw:text-box></draw:frame><draw:frame draw:style-name="gr6" draw:text-style-name="P30" svg:width="1.004cm" svg:height="1.004cm" svg:x="13.533cm" svg:y="0.012cm"><draw:text-box><text:p text:style-name="P30"><text:span text:style-name="T15">nein</text:span></text:p></draw:text-box></draw:frame><draw:line draw:style-name="gr7" draw:text-style-name="P29" svg:x1="2.011cm" svg:y1="0.012cm" svg:x2="2.011cm" svg:y2="2.016cm"><text:p/></draw:line><draw:frame draw:style-name="gr6" draw:text-style-name="P30" svg:width="0.503cm" svg:height="1.004cm" svg:x="2.011cm" svg:y="0.012cm"><draw:text-box><text:p text:style-name="P30"><text:span text:style-name="T15"><text:s/></text:span><text:span text:style-name="T15">ja</text:span></text:p></draw:text-box></draw:frame><draw:rect draw:style-name="gr8" draw:text-style-name="P29" svg:width="13.528cm" svg:height="14.029cm" svg:x="1.009cm" svg:y="0.012cm"><text:p/></draw:rect></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7">Struktogramm 2: </text:span><text:span text:style-name="T9">BEZUGSPUNKT</text:span></text:p>
      <text:p text:style-name="P24"/>
      <text:p text:style-name="P13"><draw:rect text:anchor-type="paragraph" draw:z-index="49" draw:style-name="gr3" draw:text-style-name="P29" svg:width="13.528cm" svg:height="3.008cm" svg:x="1.009cm" svg:y="0.222cm"><text:p/></draw:rect><draw:frame text:anchor-type="paragraph" draw:z-index="52" draw:style-name="gr2" draw:text-style-name="P30" svg:width="12.526cm" svg:height="1.004cm" svg:x="1.009cm" svg:y="0.222cm"><draw:text-box><text:p text:style-name="P30"><text:span text:style-name="T15"><text:s/></text:span><text:span text:style-name="T15">Lade Listenzeiger mit 1</text:span></text:p></draw:text-box></draw:frame><draw:rect text:anchor-type="paragraph" draw:z-index="55" draw:style-name="gr3" draw:text-style-name="P29" svg:width="13.528cm" svg:height="17.035cm" svg:x="1.009cm" svg:y="3.23cm"><text:p/></draw:rect><draw:frame text:anchor-type="paragraph" draw:z-index="58" draw:style-name="gr2" draw:text-style-name="P30" svg:width="0.503cm" svg:height="1.004cm" svg:x="2.011cm" svg:y="3.228cm"><draw:text-box><text:p text:style-name="P30"><text:span text:style-name="T15"><text:s/></text:span><text:span text:style-name="T15">ja</text:span></text:p></draw:text-box></draw:frame><draw:line text:anchor-type="paragraph" draw:z-index="61" draw:style-name="gr4" draw:text-style-name="P29" svg:x1="2.011cm" svg:y1="3.228cm" svg:x2="2.011cm" svg:y2="5.232cm"><text:p/></draw:line><draw:frame text:anchor-type="paragraph" draw:z-index="64" draw:style-name="gr2" draw:text-style-name="P30" svg:width="1.004cm" svg:height="1.004cm" svg:x="13.533cm" svg:y="3.228cm"><draw:text-box><text:p text:style-name="P30"><text:span text:style-name="T15">nein</text:span></text:p></draw:text-box></draw:frame><draw:frame text:anchor-type="paragraph" draw:z-index="67" draw:style-name="gr2" draw:text-style-name="P30" svg:width="5.513cm" svg:height="1.004cm" svg:x="5.517cm" svg:y="3.228cm"><draw:text-box><text:p text:style-name="P30"><text:span text:style-name="T17"><text:s/></text:span><text:span text:style-name="T17">Schnittstellenpegel = HIGH ?</text:span></text:p></draw:text-box></draw:frame><draw:line text:anchor-type="paragraph" draw:z-index="70" draw:style-name="gr4" draw:text-style-name="P29" svg:x1="2.011cm" svg:y1="4.23cm" svg:x2="14.535cm" svg:y2="4.23cm"><text:p/></draw:line><draw:line text:anchor-type="paragraph" draw:z-index="73" draw:style-name="gr4" draw:text-style-name="P29" svg:x1="2.011cm" svg:y1="3.228cm" svg:x2="8.022cm" svg:y2="4.23cm"><text:p/></draw:line><draw:line text:anchor-type="paragraph" draw:z-index="76" draw:style-name="gr4" draw:text-style-name="P29" svg:x1="8.022cm" svg:y1="4.23cm" svg:x2="14.534cm" svg:y2="3.228cm"><text:p/></draw:line><draw:line text:anchor-type="paragraph" draw:z-index="79" draw:style-name="gr4" draw:text-style-name="P29" svg:x1="2.011cm" svg:y1="5.232cm" svg:x2="14.535cm" svg:y2="5.232cm"><text:p/></draw:line><draw:line text:anchor-type="paragraph" draw:z-index="82" draw:style-name="gr4" draw:text-style-name="P29" svg:x1="8.022cm" svg:y1="4.23cm" svg:x2="8.022cm" svg:y2="5.232cm"><text:p/></draw:line><draw:line text:anchor-type="paragraph" draw:z-index="85" draw:style-name="gr4" draw:text-style-name="P29" svg:x1="2.011cm" svg:y1="4.731cm" svg:x2="3.013cm" svg:y2="4.23cm"><text:p/></draw:line><draw:line text:anchor-type="paragraph" draw:z-index="89" draw:style-name="gr4" draw:text-style-name="P29" svg:x1="2.011cm" svg:y1="4.731cm" svg:x2="3.013cm" svg:y2="5.232cm"><text:p/></draw:line><draw:frame text:anchor-type="paragraph" draw:z-index="93" draw:style-name="gr2" draw:text-style-name="P30" svg:width="1.004cm" svg:height="1.004cm" svg:x="11.028cm" svg:y="4.23cm"><draw:text-box><text:p text:style-name="P30"><text:span text:style-name="T15"><text:s/></text:span><text:span text:style-name="T15">%</text:span></text:p></draw:text-box></draw:frame><draw:frame text:anchor-type="paragraph" draw:z-index="97" draw:style-name="gr2" draw:text-style-name="P30" svg:width="6.014cm" svg:height="1.004cm" svg:x="1.009cm" svg:y="5.232cm"><draw:text-box><text:p text:style-name="P30"><text:span text:style-name="T15"><text:s/></text:span><text:span text:style-name="T15">Wiederhole</text:span></text:p></draw:text-box></draw:frame><draw:line text:anchor-type="paragraph" draw:z-index="101" draw:style-name="gr4" draw:text-style-name="P29" svg:x1="1.009cm" svg:y1="6.234cm" svg:x2="14.535cm" svg:y2="6.234cm"><text:p/></draw:line><draw:frame text:anchor-type="paragraph" draw:z-index="105" draw:style-name="gr2" draw:text-style-name="P30" svg:width="6.014cm" svg:height="1.004cm" svg:x="2.011cm" svg:y="18.258cm"><draw:text-box><text:p text:style-name="P30"><text:span text:style-name="T15"><text:s/></text:span><text:span text:style-name="T15">Inkrementiere Listenzeiger</text:span></text:p></draw:text-box></draw:frame><draw:frame text:anchor-type="paragraph" draw:z-index="109" draw:style-name="gr2" draw:text-style-name="P30" svg:width="12.526cm" svg:height="1.004cm" svg:x="2.011cm" svg:y="17.256cm"><draw:text-box><text:p text:style-name="P30"><text:span text:style-name="T17"><text:s/></text:span><text:span text:style-name="T15">Speichere Zählerinhalt in adressiertes Listenelement ab</text:span></text:p></draw:text-box></draw:frame><draw:frame text:anchor-type="paragraph" draw:z-index="113" draw:style-name="gr2" draw:text-style-name="P30" svg:width="12.526cm" svg:height="1.004cm" svg:x="1.009cm" svg:y="19.26cm"><draw:text-box><text:p text:style-name="P30"><text:span text:style-name="T15"><text:s/></text:span><text:span text:style-name="T15">Wiederhole, bis Listenzeigerinhalt &gt; 58</text:span></text:p></draw:text-box></draw:frame><draw:line text:anchor-type="paragraph" draw:z-index="117" draw:style-name="gr4" draw:text-style-name="P29" svg:x1="2.011cm" svg:y1="17.256cm" svg:x2="2.011cm" svg:y2="6.235cm"><text:p/></draw:line><draw:frame text:anchor-type="paragraph" draw:z-index="120" draw:style-name="gr2" draw:text-style-name="P30" svg:width="5.513cm" svg:height="1.004cm" svg:x="2.512cm" svg:y="4.23cm"><draw:text-box><text:p text:style-name="P30"><text:span text:style-name="T17"><text:s/></text:span><text:span text:style-name="T15">Inneren Wiederholungsblock</text:span></text:p></draw:text-box></draw:frame><draw:line text:anchor-type="paragraph" draw:z-index="124" draw:style-name="gr4" draw:text-style-name="P29" svg:x1="1.009cm" svg:y1="1.224cm" svg:x2="14.535cm" svg:y2="1.224cm"><text:p/></draw:line><draw:line text:anchor-type="paragraph" draw:z-index="128" draw:style-name="gr4" draw:text-style-name="P29" svg:x1="1.009cm" svg:y1="2.226cm" svg:x2="14.535cm" svg:y2="2.226cm"><text:p/></draw:line><draw:frame text:anchor-type="paragraph" draw:z-index="131" draw:style-name="gr2" draw:text-style-name="P30" svg:width="13.027cm" svg:height="1.004cm" svg:x="1.009cm" svg:y="1.224cm"><draw:text-box><text:p text:style-name="P30"><text:span text:style-name="T15"><text:s/></text:span><text:span text:style-name="T15">Lade MAXDAUER mit 0</text:span></text:p></draw:text-box></draw:frame><draw:frame text:anchor-type="paragraph" draw:z-index="135" draw:style-name="gr2" draw:text-style-name="P30" svg:width="13.027cm" svg:height="1.004cm" svg:x="1.009cm" svg:y="2.226cm"><draw:text-box><text:p text:style-name="P30"><text:span text:style-name="T15"><text:s/></text:span><text:span text:style-name="T15">Lade MINDAUER mit Maximalwert</text:span></text:p></draw:text-box></draw:frame><draw:frame text:anchor-type="paragraph" draw:z-index="141" draw:style-name="gr2" draw:text-style-name="P30" svg:width="6.014cm" svg:height="1.004cm" svg:x="2.011cm" svg:y="6.234cm"><draw:text-box><text:p text:style-name="P30"><text:span text:style-name="T15"><text:s/></text:span><text:span text:style-name="T15">Lösche Impulsdauer-Zähler</text:span></text:p></draw:text-box></draw:frame><draw:g text:anchor-type="paragraph" draw:z-index="146" draw:style-name="gr5"><draw:line draw:style-name="gr7" draw:text-style-name="P29" svg:x1="2.011cm" svg:y1="10.243cm" svg:x2="14.535cm" svg:y2="10.243cm"><text:p/></draw:line><draw:line draw:style-name="gr7" draw:text-style-name="P29" svg:x1="2.011cm" svg:y1="7.237cm" svg:x2="14.535cm" svg:y2="7.237cm"><text:p/></draw:line><draw:frame draw:style-name="gr6" draw:text-style-name="P30" svg:width="5.513cm" svg:height="1.004cm" svg:x="3.514cm" svg:y="8.239cm"><draw:text-box><text:p text:style-name="P30"><text:span text:style-name="T17"><text:s/></text:span><text:span text:style-name="T15">Inneren Wiederholungsblock</text:span></text:p></draw:text-box></draw:frame><draw:line draw:style-name="gr7" draw:text-style-name="P29" svg:x1="8.523cm" svg:y1="9.241cm" svg:x2="8.523cm" svg:y2="9.241cm"><text:p/></draw:line><draw:frame draw:style-name="gr6" draw:text-style-name="P30" svg:width="6.014cm" svg:height="1.004cm" svg:x="2.011cm" svg:y="9.241cm"><draw:text-box><text:p text:style-name="P30"><text:span text:style-name="T15"><text:s/></text:span><text:span text:style-name="T15">Wiederhole</text:span></text:p></draw:text-box></draw:frame><draw:line draw:style-name="gr7" draw:text-style-name="P29" svg:x1="3.013cm" svg:y1="8.74cm" svg:x2="4.015cm" svg:y2="9.241cm"><text:p/></draw:line><draw:line draw:style-name="gr7" draw:text-style-name="P29" svg:x1="3.013cm" svg:y1="8.74cm" svg:x2="4.015cm" svg:y2="8.239cm"><text:p/></draw:line><draw:frame draw:style-name="gr6" draw:text-style-name="P30" svg:width="1.004cm" svg:height="1.004cm" svg:x="11.028cm" svg:y="8.239cm"><draw:text-box><text:p text:style-name="P30"><text:span text:style-name="T15"><text:s/></text:span><text:span text:style-name="T15">%</text:span></text:p></draw:text-box></draw:frame><draw:line draw:style-name="gr7" draw:text-style-name="P29" svg:x1="8.523cm" svg:y1="8.239cm" svg:x2="8.523cm" svg:y2="9.241cm"><text:p/></draw:line><draw:line draw:style-name="gr7" draw:text-style-name="P29" svg:x1="3.013cm" svg:y1="9.241cm" svg:x2="14.535cm" svg:y2="9.241cm"><text:p/></draw:line><draw:line draw:style-name="gr7" draw:text-style-name="P29" svg:x1="8.523cm" svg:y1="8.239cm" svg:x2="14.534cm" svg:y2="7.237cm"><text:p/></draw:line><draw:line draw:style-name="gr7" draw:text-style-name="P29" svg:x1="3.013cm" svg:y1="7.237cm" svg:x2="8.523cm" svg:y2="8.239cm"><text:p/></draw:line><draw:line draw:style-name="gr7" draw:text-style-name="P29" svg:x1="3.013cm" svg:y1="8.239cm" svg:x2="14.535cm" svg:y2="8.239cm"><text:p/></draw:line><draw:frame draw:style-name="gr6" draw:text-style-name="P30" svg:width="5.513cm" svg:height="1.004cm" svg:x="6.019cm" svg:y="7.237cm"><draw:text-box><text:p text:style-name="P30"><text:span text:style-name="T17"><text:s/></text:span><text:span text:style-name="T17">Schnittstellenpegel = LOW ?</text:span></text:p></draw:text-box></draw:frame><draw:frame draw:style-name="gr6" draw:text-style-name="P30" svg:width="1.004cm" svg:height="1.004cm" svg:x="13.533cm" svg:y="7.237cm"><draw:text-box><text:p text:style-name="P30"><text:span text:style-name="T15">nein</text:span></text:p></draw:text-box></draw:frame><draw:line draw:style-name="gr7" draw:text-style-name="P29" svg:x1="3.013cm" svg:y1="7.237cm" svg:x2="3.013cm" svg:y2="9.241cm"><text:p/></draw:line><draw:frame draw:style-name="gr6" draw:text-style-name="P30" svg:width="0.503cm" svg:height="1.004cm" svg:x="3.013cm" svg:y="7.237cm"><draw:text-box><text:p text:style-name="P30"><text:span text:style-name="T15"><text:s/></text:span><text:span text:style-name="T15">ja</text:span></text:p></draw:text-box></draw:frame><draw:line draw:style-name="gr7" draw:text-style-name="P29" svg:x1="3.013cm" svg:y1="7.237cm" svg:x2="3.013cm" svg:y2="9.241cm"><text:p/></draw:line></draw:g><draw:line text:anchor-type="paragraph" draw:z-index="149" draw:style-name="gr4" draw:text-style-name="P29" svg:x1="3.013cm" svg:y1="10.243cm" svg:x2="3.013cm" svg:y2="12.247cm"><text:p/></draw:line><draw:frame text:anchor-type="paragraph" draw:z-index="153" draw:style-name="gr2" draw:text-style-name="P30" svg:width="0.503cm" svg:height="1.004cm" svg:x="3.013cm" svg:y="10.243cm"><draw:text-box><text:p text:style-name="P30"><text:span text:style-name="T15"><text:s/></text:span><text:span text:style-name="T15">ja</text:span></text:p></draw:text-box></draw:frame><draw:line text:anchor-type="paragraph" draw:z-index="157" draw:style-name="gr4" draw:text-style-name="P29" svg:x1="3.013cm" svg:y1="10.243cm" svg:x2="3.013cm" svg:y2="12.247cm"><text:p/></draw:line><draw:frame text:anchor-type="paragraph" draw:z-index="161" draw:style-name="gr2" draw:text-style-name="P30" svg:width="1.004cm" svg:height="1.004cm" svg:x="13.533cm" svg:y="10.243cm"><draw:text-box><text:p text:style-name="P30"><text:span text:style-name="T15">nein</text:span></text:p></draw:text-box></draw:frame><draw:frame text:anchor-type="paragraph" draw:z-index="165" draw:style-name="gr2" draw:text-style-name="P30" svg:width="5.513cm" svg:height="1.004cm" svg:x="6.018cm" svg:y="10.243cm"><draw:text-box><text:p text:style-name="P30"><text:span text:style-name="T17"><text:s/></text:span><text:span text:style-name="T17">Schnittstellenpegel = HIGH ?</text:span></text:p></draw:text-box></draw:frame><draw:line text:anchor-type="paragraph" draw:z-index="169" draw:style-name="gr4" draw:text-style-name="P29" svg:x1="3.013cm" svg:y1="11.245cm" svg:x2="14.535cm" svg:y2="11.245cm"><text:p/></draw:line><draw:line text:anchor-type="paragraph" draw:z-index="173" draw:style-name="gr4" draw:text-style-name="P29" svg:x1="3.013cm" svg:y1="10.243cm" svg:x2="8.523cm" svg:y2="11.245cm"><text:p/></draw:line><draw:line text:anchor-type="paragraph" draw:z-index="177" draw:style-name="gr4" draw:text-style-name="P29" svg:x1="8.523cm" svg:y1="11.245cm" svg:x2="14.534cm" svg:y2="10.243cm"><text:p/></draw:line><draw:line text:anchor-type="paragraph" draw:z-index="181" draw:style-name="gr4" draw:text-style-name="P29" svg:x1="3.013cm" svg:y1="12.247cm" svg:x2="14.535cm" svg:y2="12.247cm"><text:p/></draw:line><draw:line text:anchor-type="paragraph" draw:z-index="186" draw:style-name="gr4" draw:text-style-name="P29" svg:x1="8.523cm" svg:y1="11.245cm" svg:x2="8.523cm" svg:y2="12.247cm"><text:p/></draw:line><draw:frame text:anchor-type="paragraph" draw:z-index="190" draw:style-name="gr2" draw:text-style-name="P30" svg:width="6.014cm" svg:height="1.004cm" svg:x="8.523cm" svg:y="11.247cm"><draw:text-box><text:p text:style-name="P30"><text:span text:style-name="T15"><text:s/></text:span><text:span text:style-name="T15">Inkrementiere Impulsdauer-Zähler</text:span></text:p></draw:text-box></draw:frame><draw:line text:anchor-type="paragraph" draw:z-index="194" draw:style-name="gr4" draw:text-style-name="P29" svg:x1="3.013cm" svg:y1="11.746cm" svg:x2="4.015cm" svg:y2="11.245cm"><text:p/></draw:line><draw:line text:anchor-type="paragraph" draw:z-index="198" draw:style-name="gr4" draw:text-style-name="P29" svg:x1="3.013cm" svg:y1="11.746cm" svg:x2="4.015cm" svg:y2="12.247cm"><text:p/></draw:line><draw:frame text:anchor-type="paragraph" draw:z-index="202" draw:style-name="gr2" draw:text-style-name="P30" svg:width="6.014cm" svg:height="1.004cm" svg:x="2.011cm" svg:y="12.247cm"><draw:text-box><text:p text:style-name="P30"><text:span text:style-name="T15"><text:s/></text:span><text:span text:style-name="T15">Wiederhole</text:span></text:p></draw:text-box></draw:frame><draw:line text:anchor-type="paragraph" draw:z-index="206" draw:style-name="gr4" draw:text-style-name="P29" svg:x1="8.523cm" svg:y1="12.247cm" svg:x2="8.523cm" svg:y2="12.247cm"><text:p/></draw:line><draw:frame text:anchor-type="paragraph" draw:z-index="210" draw:style-name="gr2" draw:text-style-name="P30" svg:width="5.513cm" svg:height="1.004cm" svg:x="3.514cm" svg:y="11.245cm"><draw:text-box><text:p text:style-name="P30"><text:span text:style-name="T17"><text:s/></text:span><text:span text:style-name="T15">Inneren Wiederholungsblock</text:span></text:p></draw:text-box></draw:frame><draw:line text:anchor-type="paragraph" draw:z-index="214" draw:style-name="gr4" draw:text-style-name="P29" svg:x1="2.011cm" svg:y1="10.243cm" svg:x2="14.535cm" svg:y2="10.243cm"><text:p/></draw:line><draw:g text:anchor-type="paragraph" draw:z-index="218" draw:style-name="gr5"><draw:line draw:style-name="gr7" draw:text-style-name="P29" svg:x1="2.011cm" svg:y1="13.249cm" svg:x2="14.535cm" svg:y2="13.249cm"><text:p/></draw:line><draw:frame draw:style-name="gr6" draw:text-style-name="P30" svg:width="1.004cm" svg:height="1.004cm" svg:x="11.028cm" svg:y="14.251cm"><draw:text-box><text:p text:style-name="P30"><text:span text:style-name="T15"><text:s/></text:span><text:span text:style-name="T15">%</text:span></text:p></draw:text-box></draw:frame><draw:line draw:style-name="gr7" draw:text-style-name="P29" svg:x1="8.022cm" svg:y1="14.251cm" svg:x2="8.022cm" svg:y2="15.253cm"><text:p/></draw:line><draw:line draw:style-name="gr7" draw:text-style-name="P29" svg:x1="2.011cm" svg:y1="15.253cm" svg:x2="14.535cm" svg:y2="15.253cm"><text:p/></draw:line><draw:line draw:style-name="gr7" draw:text-style-name="P29" svg:x1="8.022cm" svg:y1="14.251cm" svg:x2="14.534cm" svg:y2="13.249cm"><text:p/></draw:line><draw:line draw:style-name="gr7" draw:text-style-name="P29" svg:x1="2.011cm" svg:y1="13.249cm" svg:x2="8.022cm" svg:y2="14.251cm"><text:p/></draw:line><draw:line draw:style-name="gr7" draw:text-style-name="P29" svg:x1="2.011cm" svg:y1="14.251cm" svg:x2="14.535cm" svg:y2="14.251cm"><text:p/></draw:line><draw:frame draw:style-name="gr6" draw:text-style-name="P30" svg:width="5.513cm" svg:height="1.004cm" svg:x="5.518cm" svg:y="13.247cm"><draw:text-box><text:p text:style-name="P30"><text:span text:style-name="T17"><text:s/></text:span><text:span text:style-name="T17">Systemzeit &gt; MAXDAUER ?</text:span></text:p></draw:text-box></draw:frame><draw:frame draw:style-name="gr6" draw:text-style-name="P30" svg:width="1.004cm" svg:height="1.004cm" svg:x="13.533cm" svg:y="13.249cm"><draw:text-box><text:p text:style-name="P30"><text:span text:style-name="T15">nein</text:span></text:p></draw:text-box></draw:frame><draw:frame draw:style-name="gr6" draw:text-style-name="P30" svg:width="0.503cm" svg:height="1.004cm" svg:x="2.011cm" svg:y="13.249cm"><draw:text-box><text:p text:style-name="P30"><text:span text:style-name="T15"><text:s/></text:span><text:span text:style-name="T15">ja</text:span></text:p></draw:text-box></draw:frame><draw:frame draw:style-name="gr6" draw:text-style-name="P30" svg:width="6.515cm" svg:height="1.061cm" svg:x="2.011cm" svg:y="14.249cm"><draw:text-box><text:p text:style-name="P30"><text:span text:style-name="T17"><text:s/></text:span><text:span text:style-name="T17">Lade MAXDAUER mit </text:span></text:p><text:p text:style-name="P30"><text:span text:style-name="T17"><text:s/></text:span><text:span text:style-name="T17">Zählerinhalt</text:span></text:p></draw:text-box></draw:frame><draw:line draw:style-name="gr7" draw:text-style-name="P29" svg:x1="2.011cm" svg:y1="13.249cm" svg:x2="14.535cm" svg:y2="13.249cm"><text:p/></draw:line></draw:g><draw:g text:anchor-type="paragraph" draw:z-index="222" draw:style-name="gr5"><draw:line draw:style-name="gr7" draw:text-style-name="P29" svg:x1="2.011cm" svg:y1="15.254cm" svg:x2="14.535cm" svg:y2="15.254cm"><text:p/></draw:line><draw:frame draw:style-name="gr6" draw:text-style-name="P30" svg:width="1.004cm" svg:height="1.004cm" svg:x="11.028cm" svg:y="16.256cm"><draw:text-box><text:p text:style-name="P30"><text:span text:style-name="T15"><text:s/></text:span><text:span text:style-name="T15">%</text:span></text:p></draw:text-box></draw:frame><draw:line draw:style-name="gr7" draw:text-style-name="P29" svg:x1="8.022cm" svg:y1="16.256cm" svg:x2="8.022cm" svg:y2="17.258cm"><text:p/></draw:line><draw:line draw:style-name="gr7" draw:text-style-name="P29" svg:x1="2.011cm" svg:y1="17.258cm" svg:x2="14.535cm" svg:y2="17.258cm"><text:p/></draw:line><draw:line draw:style-name="gr7" draw:text-style-name="P29" svg:x1="8.022cm" svg:y1="16.256cm" svg:x2="14.534cm" svg:y2="15.254cm"><text:p/></draw:line><draw:line draw:style-name="gr7" draw:text-style-name="P29" svg:x1="2.011cm" svg:y1="15.254cm" svg:x2="8.022cm" svg:y2="16.256cm"><text:p/></draw:line><draw:line draw:style-name="gr7" draw:text-style-name="P29" svg:x1="2.011cm" svg:y1="16.256cm" svg:x2="14.535cm" svg:y2="16.256cm"><text:p/></draw:line><draw:frame draw:style-name="gr6" draw:text-style-name="P30" svg:width="5.513cm" svg:height="1.004cm" svg:x="5.518cm" svg:y="15.252cm"><draw:text-box><text:p text:style-name="P30"><text:span text:style-name="T17"><text:s/></text:span><text:span text:style-name="T17">Systemzeit &lt; MINDAUER ?</text:span></text:p></draw:text-box></draw:frame><draw:frame draw:style-name="gr6" draw:text-style-name="P30" svg:width="1.004cm" svg:height="1.004cm" svg:x="13.533cm" svg:y="15.254cm"><draw:text-box><text:p text:style-name="P30"><text:span text:style-name="T15">nein</text:span></text:p></draw:text-box></draw:frame><draw:frame draw:style-name="gr6" draw:text-style-name="P30" svg:width="0.503cm" svg:height="1.004cm" svg:x="2.011cm" svg:y="15.254cm"><draw:text-box><text:p text:style-name="P30"><text:span text:style-name="T15"><text:s/></text:span><text:span text:style-name="T15">ja</text:span></text:p></draw:text-box></draw:frame><draw:frame draw:style-name="gr6" draw:text-style-name="P30" svg:width="6.515cm" svg:height="1.061cm" svg:x="2.011cm" svg:y="16.254cm"><draw:text-box><text:p text:style-name="P30"><text:span text:style-name="T17"><text:s/></text:span><text:span text:style-name="T17">Lade MINDAUER mit </text:span></text:p><text:p text:style-name="P30"><text:span text:style-name="T17"><text:s/></text:span><text:span text:style-name="T17">Zählerinhalt</text:span></text:p></draw:text-box></draw:frame><draw:line draw:style-name="gr7" draw:text-style-name="P29" svg:x1="2.011cm" svg:y1="15.254cm" svg:x2="14.535cm" svg:y2="15.254cm"><text:p/></draw:line></draw:g><draw:rect text:anchor-type="paragraph" draw:z-index="226" draw:style-name="gr3" draw:text-style-name="P29" svg:width="12.526cm" svg:height="2.006cm" svg:x="2.011cm" svg:y="17.256cm"><text:p/></draw:rect><draw:line text:anchor-type="paragraph" draw:z-index="230" draw:style-name="gr4" draw:text-style-name="P29" svg:x1="2.011cm" svg:y1="18.258cm" svg:x2="14.535cm" svg:y2="18.258cm"><text:p/></draw:line><draw:rect text:anchor-type="paragraph" draw:z-index="233" draw:style-name="gr3" draw:text-style-name="P29" svg:width="13.528cm" svg:height="1.004cm" svg:x="1.009cm" svg:y="20.262cm"><text:p/></draw:rect><draw:frame text:anchor-type="paragraph" draw:z-index="236" draw:style-name="gr2" draw:text-style-name="P30" svg:width="12.526cm" svg:height="1.004cm" svg:x="1.009cm" svg:y="20.26cm"><draw:text-box><text:p text:style-name="P30"><text:span text:style-name="T15"><text:s/></text:span><text:span text:style-name="T16">UMSETZ</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7">Struktogramm 3: </text:span><text:span text:style-name="T9">SIGNALEMPFANG</text:span></text:p>
      <text:p text:style-name="P4"/>
      <text:p text:style-name="P2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draw:frame text:anchor-type="paragraph" draw:z-index="254" draw:style-name="gr2" draw:text-style-name="P30" svg:width="1.004cm" svg:height="1.004cm" svg:x="2.011cm" svg:y="0.09cm"><draw:text-box><text:p text:style-name="P30"><text:span text:style-name="T15"><text:s text:c="2"/></text:span><text:span text:style-name="T15">%</text:span></text:p></draw:text-box></draw:frame><draw:frame text:anchor-type="paragraph" draw:z-index="239" draw:style-name="gr2" draw:text-style-name="P30" svg:width="1.004cm" svg:height="1.004cm" svg:x="1.009cm" svg:y="0.09cm"><draw:text-box><text:p text:style-name="P30"><text:span text:style-name="T15"><text:s text:c="2"/></text:span><text:span text:style-name="T15">%</text:span></text:p></draw:text-box></draw:frame></text:p>
      <text:p text:style-name="P4"/>
      <text:p text:style-name="P4"/>
      <text:p text:style-name="P4"/>
      <text:p text:style-name="P4"/>
      <text:p text:style-name="P4"/>
      <text:p text:style-name="P4"/>
      <text:p text:style-name="P4"/>
      <text:p text:style-name="P13"><draw:frame text:anchor-type="paragraph" draw:z-index="35" draw:style-name="gr2" draw:text-style-name="P30" svg:width="13.027cm" svg:height="1.004cm" svg:x="3.013cm" svg:y="1.644cm"><draw:text-box><text:p text:style-name="P30"><text:span text:style-name="T15"><text:s/></text:span><text:span text:style-name="T15">Addiere nächstes Listenelement zur Testsumme</text:span></text:p></draw:text-box></draw:frame></text:p>
      <text:p text:style-name="P4"/>
      <text:p text:style-name="P4"/>
      <text:p text:style-name="P4"/>
      <text:p text:style-name="P4"/>
      <text:p text:style-name="P4"/>
      <text:p text:style-name="P4"/>
      <text:p text:style-name="P4"/>
      <text:p text:style-name="P4"/>
      <text:p text:style-name="P4"/>
      <text:p text:style-name="P4"/>
      <text:p text:style-name="P13"><draw:rect text:anchor-type="paragraph" draw:z-index="37" draw:style-name="gr3" draw:text-style-name="P29" svg:width="13.528cm" svg:height="3.008cm" svg:x="1.009cm" svg:y="-21.825cm"><text:p/></draw:rect><draw:frame text:anchor-type="paragraph" draw:z-index="39" draw:style-name="gr2" draw:text-style-name="P30" svg:width="12.526cm" svg:height="1.004cm" svg:x="1.009cm" svg:y="-21.825cm"><draw:text-box><text:p text:style-name="P30"><text:span text:style-name="T15"><text:s/></text:span><text:span text:style-name="T15">Lösche Testsumme (für Paritätsprüfung)</text:span></text:p></draw:text-box></draw:frame><draw:rect text:anchor-type="paragraph" draw:z-index="41" draw:style-name="gr3" draw:text-style-name="P29" svg:width="13.528cm" svg:height="20.039cm" svg:x="1.009cm" svg:y="-18.817cm"><text:p/></draw:rect><draw:frame text:anchor-type="paragraph" draw:z-index="43" draw:style-name="gr2" draw:text-style-name="P30" svg:width="11.023cm" svg:height="1.004cm" svg:x="3.013cm" svg:y="-2.789cm"><draw:text-box><text:p text:style-name="P30"><text:span text:style-name="T15"><text:s/></text:span><text:span text:style-name="T15">Addiere 1900 zur Summe</text:span></text:p></draw:text-box></draw:frame><draw:line text:anchor-type="paragraph" draw:z-index="45" draw:style-name="gr4" draw:text-style-name="P29" svg:x1="2.011cm" svg:y1="0.216cm" svg:x2="2.011cm" svg:y2="-15.812cm"><text:p/></draw:line><draw:line text:anchor-type="paragraph" draw:z-index="47" draw:style-name="gr4" draw:text-style-name="P29" svg:x1="1.009cm" svg:y1="-20.823cm" svg:x2="14.535cm" svg:y2="-20.823cm"><text:p/></draw:line><draw:line text:anchor-type="paragraph" draw:z-index="50" draw:style-name="gr4" draw:text-style-name="P29" svg:x1="1.009cm" svg:y1="-19.821cm" svg:x2="14.535cm" svg:y2="-19.821cm"><text:p/></draw:line><draw:frame text:anchor-type="paragraph" draw:z-index="53" draw:style-name="gr2" draw:text-style-name="P30" svg:width="13.027cm" svg:height="1.004cm" svg:x="1.009cm" svg:y="-20.823cm"><draw:text-box><text:p text:style-name="P30"><text:span text:style-name="T15"><text:s/></text:span><text:span text:style-name="T15">Rufe UP </text:span><text:span text:style-name="T16">SUM</text:span><text:span text:style-name="T15"> für Minutencode auf</text:span></text:p></draw:text-box></draw:frame><draw:frame text:anchor-type="paragraph" draw:z-index="56" draw:style-name="gr2" draw:text-style-name="P30" svg:width="13.027cm" svg:height="1.004cm" svg:x="1.009cm" svg:y="-19.821cm"><draw:text-box><text:p text:style-name="P30"><text:span text:style-name="T15"><text:s/></text:span><text:span text:style-name="T15">Addiere nächstes Listenelement zur Testsumme</text:span></text:p></draw:text-box></draw:frame><draw:frame text:anchor-type="paragraph" draw:z-index="59" draw:style-name="gr2" draw:text-style-name="P30" svg:width="0.503cm" svg:height="1.004cm" svg:x="1.009cm" svg:y="-18.817cm"><draw:text-box><text:p text:style-name="P30"><text:span text:style-name="T15"><text:s/></text:span><text:span text:style-name="T15">ja</text:span></text:p></draw:text-box></draw:frame><draw:line text:anchor-type="paragraph" draw:z-index="62" draw:style-name="gr4" draw:text-style-name="P29" svg:x1="2.011cm" svg:y1="-17.815cm" svg:x2="2.011cm" svg:y2="-15.811cm"><text:p/></draw:line><draw:frame text:anchor-type="paragraph" draw:z-index="65" draw:style-name="gr2" draw:text-style-name="P30" svg:width="1.004cm" svg:height="1.004cm" svg:x="13.533cm" svg:y="-18.819cm"><draw:text-box><text:p text:style-name="P30"><text:span text:style-name="T15">nein</text:span></text:p></draw:text-box></draw:frame><draw:frame text:anchor-type="paragraph" draw:z-index="68" draw:style-name="gr2" draw:text-style-name="P30" svg:width="5.513cm" svg:height="1.004cm" svg:x="2.011cm" svg:y="-18.817cm"><draw:text-box><text:p text:style-name="P30"><text:span text:style-name="T17"><text:s/></text:span><text:span text:style-name="T17">Testsumme ungeradzahlig ?</text:span></text:p></draw:text-box></draw:frame><draw:line text:anchor-type="paragraph" draw:z-index="71" draw:style-name="gr4" draw:text-style-name="P29" svg:x1="1.009cm" svg:y1="-17.815cm" svg:x2="14.535cm" svg:y2="-17.815cm"><text:p/></draw:line><draw:line text:anchor-type="paragraph" draw:z-index="74" draw:style-name="gr4" draw:text-style-name="P29" svg:x1="2.011cm" svg:y1="-17.815cm" svg:x2="14.535cm" svg:y2="-18.817cm"><text:p/></draw:line><draw:line text:anchor-type="paragraph" draw:z-index="77" draw:style-name="gr4" draw:text-style-name="P29" svg:x1="2.011cm" svg:y1="-16.815cm" svg:x2="14.535cm" svg:y2="-16.815cm"><text:p/></draw:line><draw:frame text:anchor-type="paragraph" draw:z-index="80" draw:style-name="gr2" draw:text-style-name="P30" svg:width="6.014cm" svg:height="1.004cm" svg:x="2.011cm" svg:y="-16.815cm"><draw:text-box><text:p text:style-name="P30"><text:span text:style-name="T15"><text:s/></text:span><text:span text:style-name="T15">Lösche Testsumme</text:span></text:p></draw:text-box></draw:frame><draw:line text:anchor-type="paragraph" draw:z-index="83" draw:style-name="gr4" draw:text-style-name="P29" svg:x1="2.011cm" svg:y1="-15.812cm" svg:x2="14.535cm" svg:y2="-15.812cm"><text:p/></draw:line><draw:frame text:anchor-type="paragraph" draw:z-index="86" draw:style-name="gr2" draw:text-style-name="P30" svg:width="11.524cm" svg:height="1.004cm" svg:x="2.011cm" svg:y="-17.815cm"><draw:text-box><text:p text:style-name="P30"><text:span text:style-name="T17"><text:s/></text:span><text:span text:style-name="T15">Speichere Summe als Minute</text:span></text:p></draw:text-box></draw:frame><draw:frame text:anchor-type="paragraph" draw:z-index="90" draw:style-name="gr2" draw:text-style-name="P30" svg:width="12.526cm" svg:height="1.004cm" svg:x="2.011cm" svg:y="-15.812cm"><draw:text-box><text:p text:style-name="P30"><text:span text:style-name="T15"><text:s/></text:span><text:span text:style-name="T15">Rufe UP </text:span><text:span text:style-name="T16">SUM</text:span><text:span text:style-name="T15"> für Stundencode auf</text:span></text:p></draw:text-box></draw:frame><draw:line text:anchor-type="paragraph" draw:z-index="94" draw:style-name="gr4" draw:text-style-name="P29" svg:x1="1.009cm" svg:y1="-18.817cm" svg:x2="2.011cm" svg:y2="-17.815cm"><text:p/></draw:line><draw:line text:anchor-type="paragraph" draw:z-index="98" draw:style-name="gr4" draw:text-style-name="P29" svg:x1="2.011cm" svg:y1="-14.811cm" svg:x2="14.535cm" svg:y2="-14.811cm"><text:p/></draw:line><draw:line text:anchor-type="paragraph" draw:z-index="102" draw:style-name="gr4" draw:text-style-name="P29" svg:x1="2.011cm" svg:y1="-13.809cm" svg:x2="14.535cm" svg:y2="-13.809cm"><text:p/></draw:line><draw:frame text:anchor-type="paragraph" draw:z-index="106" draw:style-name="gr2" draw:text-style-name="P30" svg:width="13.027cm" svg:height="1.004cm" svg:x="2.011cm" svg:y="-14.811cm"><draw:text-box><text:p text:style-name="P30"><text:span text:style-name="T15"><text:s/></text:span><text:span text:style-name="T15">Addiere nächstes Listenelement zur Testsumme</text:span></text:p></draw:text-box></draw:frame><draw:line text:anchor-type="paragraph" draw:z-index="110" draw:style-name="gr4" draw:text-style-name="P29" svg:x1="2.011cm" svg:y1="-12.808cm" svg:x2="14.535cm" svg:y2="-12.808cm"><text:p/></draw:line><draw:line text:anchor-type="paragraph" draw:z-index="114" draw:style-name="gr4" draw:text-style-name="P29" svg:x1="2.011cm" svg:y1="-13.809cm" svg:x2="3.013cm" svg:y2="-12.807cm"><text:p/></draw:line><draw:frame text:anchor-type="paragraph" draw:z-index="118" draw:style-name="gr2" draw:text-style-name="P30" svg:width="0.503cm" svg:height="1.004cm" svg:x="2.011cm" svg:y="-13.809cm"><draw:text-box><text:p text:style-name="P30"><text:span text:style-name="T15"><text:s/></text:span><text:span text:style-name="T15">ja</text:span></text:p></draw:text-box></draw:frame><draw:frame text:anchor-type="paragraph" draw:z-index="121" draw:style-name="gr2" draw:text-style-name="P30" svg:width="5.513cm" svg:height="1.004cm" svg:x="3.013cm" svg:y="-13.809cm"><draw:text-box><text:p text:style-name="P30"><text:span text:style-name="T17"><text:s/></text:span><text:span text:style-name="T17">Testsumme ungeradzahlig ?</text:span></text:p></draw:text-box></draw:frame><draw:line text:anchor-type="paragraph" draw:z-index="125" draw:style-name="gr4" draw:text-style-name="P29" svg:x1="3.013cm" svg:y1="-12.807cm" svg:x2="14.535cm" svg:y2="-13.809cm"><text:p/></draw:line><draw:frame text:anchor-type="paragraph" draw:z-index="129" draw:style-name="gr2" draw:text-style-name="P30" svg:width="1.004cm" svg:height="1.004cm" svg:x="13.533cm" svg:y="-13.809cm"><draw:text-box><text:p text:style-name="P30"><text:span text:style-name="T15">nein</text:span></text:p></draw:text-box></draw:frame><draw:line text:anchor-type="paragraph" draw:z-index="132" draw:style-name="gr4" draw:text-style-name="P29" svg:x1="3.013cm" svg:y1="-12.808cm" svg:x2="3.013cm" svg:y2="-8.8cm"><text:p/></draw:line><draw:line text:anchor-type="paragraph" draw:z-index="136" draw:style-name="gr4" draw:text-style-name="P29" svg:x1="3.013cm" svg:y1="-11.806cm" svg:x2="14.535cm" svg:y2="-11.806cm"><text:p/></draw:line><draw:line text:anchor-type="paragraph" draw:z-index="142" draw:style-name="gr4" draw:text-style-name="P29" svg:x1="3.013cm" svg:y1="-10.804cm" svg:x2="14.535cm" svg:y2="-10.804cm"><text:p/></draw:line><draw:line text:anchor-type="paragraph" draw:z-index="147" draw:style-name="gr4" draw:text-style-name="P29" svg:x1="3.013cm" svg:y1="-9.802cm" svg:x2="14.535cm" svg:y2="-9.802cm"><text:p/></draw:line><draw:line text:anchor-type="paragraph" draw:z-index="150" draw:style-name="gr4" draw:text-style-name="P29" svg:x1="3.013cm" svg:y1="-8.8cm" svg:x2="14.535cm" svg:y2="-8.8cm"><text:p/></draw:line><draw:frame text:anchor-type="paragraph" draw:z-index="154" draw:style-name="gr2" draw:text-style-name="P30" svg:width="11.524cm" svg:height="1.004cm" svg:x="3.013cm" svg:y="-12.808cm"><draw:text-box><text:p text:style-name="P30"><text:span text:style-name="T17"><text:s/></text:span><text:span text:style-name="T15">Speichere Summe als Stunde</text:span></text:p></draw:text-box></draw:frame><draw:frame text:anchor-type="paragraph" draw:z-index="158" draw:style-name="gr2" draw:text-style-name="P30" svg:width="6.014cm" svg:height="1.004cm" svg:x="3.013cm" svg:y="-11.806cm"><draw:text-box><text:p text:style-name="P30"><text:span text:style-name="T15"><text:s/></text:span><text:span text:style-name="T15">Lösche Testsumme</text:span></text:p></draw:text-box></draw:frame><draw:frame text:anchor-type="paragraph" draw:z-index="162" draw:style-name="gr2" draw:text-style-name="P30" svg:width="11.524cm" svg:height="1.004cm" svg:x="3.013cm" svg:y="-10.804cm"><draw:text-box><text:p text:style-name="P30"><text:span text:style-name="T15"><text:s/></text:span><text:span text:style-name="T15">Rufe UP </text:span><text:span text:style-name="T16">SUM</text:span><text:span text:style-name="T15"> für Kalendertagscode auf</text:span></text:p></draw:text-box></draw:frame><draw:frame text:anchor-type="paragraph" draw:z-index="166" draw:style-name="gr2" draw:text-style-name="P30" svg:width="11.524cm" svg:height="1.004cm" svg:x="3.013cm" svg:y="-9.802cm"><draw:text-box><text:p text:style-name="P30"><text:span text:style-name="T17"><text:s/></text:span><text:span text:style-name="T15">Speichere Summe als Kalendertag</text:span></text:p></draw:text-box></draw:frame><draw:line text:anchor-type="paragraph" draw:z-index="170" draw:style-name="gr4" draw:text-style-name="P29" svg:x1="3.013cm" svg:y1="-8.8cm" svg:x2="3.013cm" svg:y2="0.217cm"><text:p/></draw:line><draw:line text:anchor-type="paragraph" draw:z-index="174" draw:style-name="gr4" draw:text-style-name="P29" svg:x1="3.013cm" svg:y1="-7.798cm" svg:x2="14.535cm" svg:y2="-7.798cm"><text:p/></draw:line><draw:frame text:anchor-type="paragraph" draw:z-index="178" draw:style-name="gr2" draw:text-style-name="P30" svg:width="11.524cm" svg:height="1.004cm" svg:x="3.013cm" svg:y="-8.8cm"><draw:text-box><text:p text:style-name="P30"><text:span text:style-name="T15"><text:s/></text:span><text:span text:style-name="T15">Rufe UP </text:span><text:span text:style-name="T16">SUM</text:span><text:span text:style-name="T15"> für Wochentagscode auf</text:span></text:p></draw:text-box></draw:frame><draw:frame text:anchor-type="paragraph" draw:z-index="182" draw:style-name="gr2" draw:text-style-name="P30" svg:width="9.02cm" svg:height="1.004cm" svg:x="3.013cm" svg:y="-7.798cm"><draw:text-box><text:p text:style-name="P30"><text:span text:style-name="T17"><text:s/></text:span><text:span text:style-name="T15">Speichere Summe als Wochentag</text:span></text:p></draw:text-box></draw:frame><draw:line text:anchor-type="paragraph" draw:z-index="187" draw:style-name="gr4" draw:text-style-name="P29" svg:x1="3.013cm" svg:y1="-6.796cm" svg:x2="14.535cm" svg:y2="-6.796cm"><text:p/></draw:line><draw:line text:anchor-type="paragraph" draw:z-index="191" draw:style-name="gr4" draw:text-style-name="P29" svg:x1="3.013cm" svg:y1="-5.794cm" svg:x2="14.535cm" svg:y2="-5.794cm"><text:p/></draw:line><draw:line text:anchor-type="paragraph" draw:z-index="195" draw:style-name="gr4" draw:text-style-name="P29" svg:x1="3.013cm" svg:y1="-4.792cm" svg:x2="14.535cm" svg:y2="-4.792cm"><text:p/></draw:line><draw:line text:anchor-type="paragraph" draw:z-index="199" draw:style-name="gr4" draw:text-style-name="P29" svg:x1="3.013cm" svg:y1="-3.791cm" svg:x2="14.535cm" svg:y2="-3.791cm"><text:p/></draw:line><draw:line text:anchor-type="paragraph" draw:z-index="203" draw:style-name="gr4" draw:text-style-name="P29" svg:x1="3.013cm" svg:y1="-2.789cm" svg:x2="14.535cm" svg:y2="-2.789cm"><text:p/></draw:line><draw:line text:anchor-type="paragraph" draw:z-index="207" draw:style-name="gr4" draw:text-style-name="P29" svg:x1="3.013cm" svg:y1="-1.787cm" svg:x2="14.535cm" svg:y2="-1.787cm"><text:p/></draw:line><draw:frame text:anchor-type="paragraph" draw:z-index="211" draw:style-name="gr2" draw:text-style-name="P30" svg:width="11.524cm" svg:height="1.004cm" svg:x="3.013cm" svg:y="-6.796cm"><draw:text-box><text:p text:style-name="P30"><text:span text:style-name="T15"><text:s/></text:span><text:span text:style-name="T15">Rufe UP </text:span><text:span text:style-name="T16">SUM</text:span><text:span text:style-name="T15"> für Monatscode auf</text:span></text:p></draw:text-box></draw:frame><draw:frame text:anchor-type="paragraph" draw:z-index="215" draw:style-name="gr2" draw:text-style-name="P30" svg:width="11.524cm" svg:height="1.004cm" svg:x="3.013cm" svg:y="-5.794cm"><draw:text-box><text:p text:style-name="P30"><text:span text:style-name="T17"><text:s/></text:span><text:span text:style-name="T15">Speichere Summe als Monat</text:span></text:p></draw:text-box></draw:frame><draw:frame text:anchor-type="paragraph" draw:z-index="219" draw:style-name="gr2" draw:text-style-name="P30" svg:width="11.524cm" svg:height="1.004cm" svg:x="3.013cm" svg:y="-4.792cm"><draw:text-box><text:p text:style-name="P30"><text:span text:style-name="T15"><text:s/></text:span><text:span text:style-name="T15">Rufe UP </text:span><text:span text:style-name="T16">SUM</text:span><text:span text:style-name="T15"> für Jahrescode auf</text:span></text:p></draw:text-box></draw:frame><draw:line text:anchor-type="paragraph" draw:z-index="223" draw:style-name="gr4" draw:text-style-name="P29" svg:x1="3.013cm" svg:y1="-0.785cm" svg:x2="14.535cm" svg:y2="-0.785cm"><text:p/></draw:line><draw:frame text:anchor-type="paragraph" draw:z-index="227" draw:style-name="gr2" draw:text-style-name="P30" svg:width="11.023cm" svg:height="1.004cm" svg:x="3.013cm" svg:y="-1.787cm"><draw:text-box><text:p text:style-name="P30"><text:span text:style-name="T15"><text:s/></text:span><text:span text:style-name="T15">Speichere Summe als Jahr</text:span></text:p></draw:text-box></draw:frame><draw:line text:anchor-type="paragraph" draw:z-index="231" draw:style-name="gr4" draw:text-style-name="P29" svg:x1="3.013cm" svg:y1="0.217cm" svg:x2="14.535cm" svg:y2="0.217cm"><text:p/></draw:line><draw:line text:anchor-type="paragraph" draw:z-index="234" draw:style-name="gr4" draw:text-style-name="P29" svg:x1="3.013cm" svg:y1="-0.785cm" svg:x2="4.015cm" svg:y2="0.217cm"><text:p/></draw:line><draw:frame text:anchor-type="paragraph" draw:z-index="237" draw:style-name="gr2" draw:text-style-name="P30" svg:width="0.503cm" svg:height="1.004cm" svg:x="3.013cm" svg:y="-0.785cm"><draw:text-box><text:p text:style-name="P30"><text:span text:style-name="T15"><text:s/></text:span><text:span text:style-name="T15">ja</text:span></text:p></draw:text-box></draw:frame><draw:frame text:anchor-type="paragraph" draw:z-index="240" draw:style-name="gr2" draw:text-style-name="P30" svg:width="5.513cm" svg:height="1.004cm" svg:x="4.015cm" svg:y="-0.787cm"><draw:text-box><text:p text:style-name="P30"><text:span text:style-name="T17"><text:s/></text:span><text:span text:style-name="T17">Testsumme ungeradzahlig ?</text:span></text:p></draw:text-box></draw:frame><draw:line text:anchor-type="paragraph" draw:z-index="242" draw:style-name="gr4" draw:text-style-name="P29" svg:x1="14.535cm" svg:y1="-0.785cm" svg:x2="4.015cm" svg:y2="0.217cm"><text:p/></draw:line><draw:frame text:anchor-type="paragraph" draw:z-index="244" draw:style-name="gr2" draw:text-style-name="P30" svg:width="1.004cm" svg:height="1.004cm" svg:x="13.533cm" svg:y="-0.785cm"><draw:text-box><text:p text:style-name="P30"><text:span text:style-name="T15">nein</text:span></text:p></draw:text-box></draw:frame><draw:line text:anchor-type="paragraph" draw:z-index="246" draw:style-name="gr4" draw:text-style-name="P29" svg:x1="3.013cm" svg:y1="0.217cm" svg:x2="1.009cm" svg:y2="0.217cm"><text:p/></draw:line><draw:line text:anchor-type="paragraph" draw:z-index="248" draw:style-name="gr4" draw:text-style-name="P29" svg:x1="4.015cm" svg:y1="0.217cm" svg:x2="4.015cm" svg:y2="1.219cm"><text:p/></draw:line><draw:frame text:anchor-type="paragraph" draw:z-index="250" draw:style-name="gr2" draw:text-style-name="P30" svg:width="2.006cm" svg:height="1.004cm" svg:x="1.009cm" svg:y="0.217cm"><draw:text-box><text:p text:style-name="P30"><text:span text:style-name="T15"><text:s/></text:span><text:span text:style-name="T15">Fehler</text:span></text:p></draw:text-box></draw:frame><draw:frame text:anchor-type="paragraph" draw:z-index="252" draw:style-name="gr2" draw:text-style-name="P30" svg:width="1.004cm" svg:height="1.004cm" svg:x="9.525cm" svg:y="0.217cm"><draw:text-box><text:p text:style-name="P30"><text:span text:style-name="T15"><text:s/></text:span><text:span text:style-name="T15">%</text:span></text:p></draw:text-box></draw:frame></text:p>
      <text:p text:style-name="P4"/>
      <text:p text:style-name="P4"/>
      <text:p text:style-name="P2"><text:span text:style-name="T7">Struktogramm 4: </text:span><text:span text:style-name="T9">DEKODIERUNG</text:span></text:p>
      <text:p text:style-name="P4"/>
      <text:p text:style-name="P24"/>
      <text:p text:style-name="P4"/>
      <text:p text:style-name="P4"/>
      <text:p text:style-name="P13"><draw:g text:anchor-type="paragraph" draw:z-index="87" draw:style-name="gr5"><draw:frame draw:style-name="gr6" draw:text-style-name="P30" svg:width="9.02cm" svg:height="1.004cm" svg:x="1.009cm" svg:y="0.157cm"><draw:text-box><text:p text:style-name="P30"><text:span text:style-name="T15"><text:s/></text:span><text:span text:style-name="T15">Setze Listenzeiger auf 1</text:span></text:p></draw:text-box></draw:frame><draw:frame draw:style-name="gr6" draw:text-style-name="P30" svg:width="13.528cm" svg:height="1.004cm" svg:x="1.009cm" svg:y="-0.845cm"><draw:text-box><text:p text:style-name="P30"><text:span text:style-name="T15"><text:s/></text:span><text:span text:style-name="T15">Lade Schwellwert mit dem Mittelwert von MINDAUER und MAXDAUER</text:span></text:p></draw:text-box></draw:frame><draw:frame draw:style-name="gr6" draw:text-style-name="P30" svg:width="9.02cm" svg:height="1.004cm" svg:x="1.009cm" svg:y="5.166cm"><draw:text-box><text:p text:style-name="P30"><text:span text:style-name="T15"><text:s/></text:span><text:span text:style-name="T15">Wiederhole, bis Listenzeiger &gt; 58</text:span></text:p></draw:text-box></draw:frame><draw:frame draw:style-name="gr6" draw:text-style-name="P30" svg:width="6.014cm" svg:height="1.004cm" svg:x="2.011cm" svg:y="4.164cm"><draw:text-box><text:p text:style-name="P30"><text:span text:style-name="T15"><text:s/></text:span><text:span text:style-name="T15">Inkrementiere Listenzeiger</text:span></text:p></draw:text-box></draw:frame><draw:frame draw:style-name="gr6" draw:text-style-name="P30" svg:width="6.014cm" svg:height="1.004cm" svg:x="8.022cm" svg:y="3.163cm"><draw:text-box><text:p text:style-name="P30"><text:span text:style-name="T15"><text:s/></text:span><text:span text:style-name="T15">Setze Listenelement auf 0</text:span></text:p></draw:text-box></draw:frame><draw:line draw:style-name="gr7" draw:text-style-name="P29" svg:x1="8.022cm" svg:y1="3.163cm" svg:x2="8.022cm" svg:y2="4.165cm"><text:p/></draw:line><draw:line draw:style-name="gr7" draw:text-style-name="P29" svg:x1="2.011cm" svg:y1="5.166cm" svg:x2="14.535cm" svg:y2="5.166cm"><text:p/></draw:line><draw:frame draw:style-name="gr6" draw:text-style-name="P30" svg:width="6.014cm" svg:height="1.004cm" svg:x="2.011cm" svg:y="3.163cm"><draw:text-box><text:p text:style-name="P30"><text:span text:style-name="T15"><text:s/></text:span><text:span text:style-name="T15">Setze Listenelement auf 1</text:span></text:p></draw:text-box></draw:frame><draw:frame draw:style-name="gr6" draw:text-style-name="P30" svg:width="1.004cm" svg:height="1.004cm" svg:x="13.533cm" svg:y="2.161cm"><draw:text-box><text:p text:style-name="P30"><text:span text:style-name="T15">nein</text:span></text:p></draw:text-box></draw:frame><draw:frame draw:style-name="gr6" draw:text-style-name="P30" svg:width="0.503cm" svg:height="1.004cm" svg:x="2.011cm" svg:y="2.161cm"><draw:text-box><text:p text:style-name="P30"><text:span text:style-name="T15"><text:s/></text:span><text:span text:style-name="T15">ja</text:span></text:p></draw:text-box></draw:frame><draw:frame draw:style-name="gr6" draw:text-style-name="P30" svg:width="8.519cm" svg:height="1.004cm" svg:x="4.516cm" svg:y="1.159cm"><draw:text-box><text:p text:style-name="P30"><text:span text:style-name="T17"><text:s/></text:span><text:span text:style-name="T15">Adressiertes Listenelement &gt; Schwellwert ?</text:span></text:p></draw:text-box></draw:frame><draw:line draw:style-name="gr7" draw:text-style-name="P29" svg:x1="14.534cm" svg:y1="1.159cm" svg:x2="8.022cm" svg:y2="3.163cm"><text:p/></draw:line><draw:line draw:style-name="gr7" draw:text-style-name="P29" svg:x1="2.011cm" svg:y1="1.159cm" svg:x2="8.022cm" svg:y2="3.163cm"><text:p/></draw:line><draw:line draw:style-name="gr7" draw:text-style-name="P29" svg:x1="2.011cm" svg:y1="3.163cm" svg:x2="14.535cm" svg:y2="3.163cm"><text:p/></draw:line><draw:line draw:style-name="gr7" draw:text-style-name="P29" svg:x1="1.009cm" svg:y1="6.168cm" svg:x2="14.535cm" svg:y2="6.168cm"><text:p/></draw:line><draw:line draw:style-name="gr7" draw:text-style-name="P29" svg:x1="2.011cm" svg:y1="4.164cm" svg:x2="14.535cm" svg:y2="4.164cm"><text:p/></draw:line><draw:line draw:style-name="gr7" draw:text-style-name="P29" svg:x1="2.011cm" svg:y1="1.159cm" svg:x2="2.011cm" svg:y2="5.167cm"><text:p/></draw:line><draw:line draw:style-name="gr7" draw:text-style-name="P29" svg:x1="1.009cm" svg:y1="1.159cm" svg:x2="14.535cm" svg:y2="1.159cm"><text:p/></draw:line><draw:line draw:style-name="gr7" draw:text-style-name="P29" svg:x1="1.009cm" svg:y1="0.157cm" svg:x2="14.535cm" svg:y2="0.157cm"><text:p/></draw:line><draw:rect draw:style-name="gr8" draw:text-style-name="P29" svg:width="13.528cm" svg:height="7.016cm" svg:x="1.009cm" svg:y="-0.845cm"><text:p/></draw:rect></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7">Struktogramm 5: </text:span><text:span text:style-name="T9">UMSETZ</text:span></text:p>
      <text:p text:style-name="P13"><draw:frame text:anchor-type="paragraph" draw:z-index="179" draw:style-name="gr12" draw:text-style-name="P30" svg:width="13.528cm" svg:height="1.504cm" svg:x="1.009cm" svg:y="0.503cm"><draw:text-box><text:p text:style-name="P30"><text:span text:style-name="T15"><text:s/></text:span><text:span text:style-name="T15">Parameterübernahme: Anfangsadresse des Teilcodes im Listenzeiger,</text:span></text:p><text:p text:style-name="P30"><text:span text:style-name="T17"><text:s/></text:span><text:span text:style-name="T17">Teilcodelänge (ohne Prüfbit !) im Zähler</text:span></text:p></draw:text-box></draw:frame></text:p>
      <text:p text:style-name="P13"><draw:rect text:anchor-type="paragraph" draw:z-index="171" draw:style-name="gr3" draw:text-style-name="P29" svg:width="13.528cm" svg:height="2.146cm" svg:x="1.009cm" svg:y="0.111cm"><text:p/></draw:rect></text:p>
      <text:p text:style-name="P4"/>
      <text:p text:style-name="P13"><draw:frame text:anchor-type="paragraph" draw:z-index="183" draw:style-name="gr2" draw:text-style-name="P30" svg:width="9.02cm" svg:height="1.004cm" svg:x="1.009cm" svg:y="0.328cm"><draw:text-box><text:p text:style-name="P30"><text:span text:style-name="T15"><text:s/></text:span><text:span text:style-name="T15">Lösche Summe</text:span></text:p></draw:text-box></draw:frame><draw:line text:anchor-type="paragraph" draw:z-index="175" draw:style-name="gr4" draw:text-style-name="P29" svg:x1="1.009cm" svg:y1="0.328cm" svg:x2="14.535cm" svg:y2="0.328cm"><text:p/></draw:line></text:p>
      <text:p text:style-name="P4"/>
      <text:p text:style-name="P13"><draw:rect text:anchor-type="paragraph" draw:z-index="91" draw:style-name="gr3" draw:text-style-name="P29" svg:width="13.528cm" svg:height="10.021cm" svg:x="1.009cm" svg:y="0.263cm"><text:p/></draw:rect><draw:line text:anchor-type="paragraph" draw:z-index="95" draw:style-name="gr4" draw:text-style-name="P29" svg:x1="1.009cm" svg:y1="1.011cm" svg:x2="14.535cm" svg:y2="1.011cm"><text:p/></draw:line><draw:line text:anchor-type="paragraph" draw:z-index="99" draw:style-name="gr4" draw:text-style-name="P29" svg:x1="1.009cm" svg:y1="2.013cm" svg:x2="14.535cm" svg:y2="2.013cm"><text:p/></draw:line><draw:line text:anchor-type="paragraph" draw:z-index="103" draw:style-name="gr4" draw:text-style-name="P29" svg:x1="2.011cm" svg:y1="2.013cm" svg:x2="2.011cm" svg:y2="6.021cm"><text:p/></draw:line><draw:line text:anchor-type="paragraph" draw:z-index="107" draw:style-name="gr4" draw:text-style-name="P29" svg:x1="2.011cm" svg:y1="5.018cm" svg:x2="14.535cm" svg:y2="5.018cm"><text:p/></draw:line><draw:line text:anchor-type="paragraph" draw:z-index="115" draw:style-name="gr4" draw:text-style-name="P29" svg:x1="2.011cm" svg:y1="4.016cm" svg:x2="14.535cm" svg:y2="4.016cm"><text:p/></draw:line><draw:line text:anchor-type="paragraph" draw:z-index="126" draw:style-name="gr4" draw:text-style-name="P29" svg:x1="2.011cm" svg:y1="6.02cm" svg:x2="14.535cm" svg:y2="6.02cm"><text:p/></draw:line><draw:frame text:anchor-type="paragraph" draw:z-index="163" draw:style-name="gr2" draw:text-style-name="P30" svg:width="13.528cm" svg:height="1.004cm" svg:x="1.009cm" svg:y="0.009cm"><draw:text-box><text:p text:style-name="P30"><text:span text:style-name="T15"><text:s/></text:span><text:span text:style-name="T15">Korrigiere Listenzeigerinhalt mit Adresskorrektur</text:span></text:p></draw:text-box></draw:frame><draw:frame text:anchor-type="paragraph" draw:z-index="167" draw:style-name="gr2" draw:text-style-name="P30" svg:width="9.02cm" svg:height="1.004cm" svg:x="1.009cm" svg:y="1.011cm"><draw:text-box><text:p text:style-name="P30"><text:span text:style-name="T15"><text:s/></text:span><text:span text:style-name="T15">Setze Multiplikator auf 1</text:span></text:p></draw:text-box></draw:frame></text:p>
      <text:p text:style-name="P4"/>
      <text:p text:style-name="P4"/>
      <text:p text:style-name="P4"/>
      <text:p text:style-name="P13"><draw:frame text:anchor-type="paragraph" draw:z-index="133" draw:style-name="gr2" draw:text-style-name="P30" svg:width="12.526cm" svg:height="1.004cm" svg:x="2.011cm" svg:y="0.235cm"><draw:text-box><text:p text:style-name="P30"><text:span text:style-name="T17"><text:s/></text:span><text:span text:style-name="T15">Addiere adressiertes Listenelement zur Testsumme</text:span></text:p></draw:text-box></draw:frame></text:p>
      <text:p text:style-name="P4"/>
      <text:p text:style-name="P13"><draw:frame text:anchor-type="paragraph" draw:z-index="143" draw:style-name="gr2" draw:text-style-name="P30" svg:width="12.526cm" svg:height="1.004cm" svg:x="2.011cm" svg:y="0.171cm"><draw:text-box><text:p text:style-name="P30"><text:span text:style-name="T15"><text:s/></text:span><text:span text:style-name="T15">Multipliziere adressiertes Listenelement mit Multiplikator</text:span></text:p></draw:text-box></draw:frame><draw:line text:anchor-type="paragraph" draw:z-index="188" draw:style-name="gr4" draw:text-style-name="P29" svg:x1="2.011cm" svg:y1="0.171cm" svg:x2="14.535cm" svg:y2="0.171cm"><text:p/></draw:line></text:p>
      <text:p text:style-name="P4"/>
      <text:p text:style-name="P13"><draw:frame text:anchor-type="paragraph" draw:z-index="151" draw:style-name="gr2" draw:text-style-name="P30" svg:width="6.014cm" svg:height="1.004cm" svg:x="2.011cm" svg:y="0.106cm"><draw:text-box><text:p text:style-name="P30"><text:span text:style-name="T15"><text:s/></text:span><text:span text:style-name="T15">Addiere Produkt zur Summe</text:span></text:p></draw:text-box></draw:frame></text:p>
      <text:p text:style-name="P4"/>
      <text:p text:style-name="P4"/>
      <text:p text:style-name="P4"/>
      <text:p text:style-name="P13"><draw:frame text:anchor-type="paragraph" draw:z-index="137" draw:style-name="gr2" draw:text-style-name="P30" svg:width="0.503cm" svg:height="1.004cm" svg:x="2.011cm" svg:y="-0.975cm"><draw:text-box><text:p text:style-name="P30"><text:span text:style-name="T15"><text:s/></text:span><text:span text:style-name="T15">ja</text:span></text:p></draw:text-box></draw:frame><draw:frame text:anchor-type="paragraph" draw:z-index="122" draw:style-name="gr2" draw:text-style-name="P30" svg:width="1.004cm" svg:height="1.004cm" svg:x="13.533cm" svg:y="-0.975cm"><draw:text-box><text:p text:style-name="P30"><text:span text:style-name="T15">nein</text:span></text:p></draw:text-box></draw:frame><draw:frame text:anchor-type="paragraph" draw:z-index="155" draw:style-name="gr2" draw:text-style-name="P30" svg:width="3.509cm" svg:height="1.004cm" svg:x="6.519cm" svg:y="-0.977cm"><draw:text-box><text:p text:style-name="P30"><text:span text:style-name="T17"><text:s text:c="2"/></text:span><text:span text:style-name="T17">Multiplikator = 8 ?</text:span></text:p></draw:text-box></draw:frame><draw:line text:anchor-type="paragraph" draw:z-index="196" draw:style-name="gr4" draw:text-style-name="P29" svg:x1="14.534cm" svg:y1="-0.975cm" svg:x2="8.523cm" svg:y2="0.027cm"><text:p/></draw:line><draw:line text:anchor-type="paragraph" draw:z-index="192" draw:style-name="gr4" draw:text-style-name="P29" svg:x1="2.011cm" svg:y1="-0.975cm" svg:x2="8.523cm" svg:y2="0.027cm"><text:p/></draw:line></text:p>
      <text:p text:style-name="P4"/>
      <text:p text:style-name="P13"><draw:frame text:anchor-type="paragraph" draw:z-index="216" draw:style-name="gr2" draw:text-style-name="P30" svg:width="6.014cm" svg:height="1.004cm" svg:x="2.011cm" svg:y="-0.938cm"><draw:text-box><text:p text:style-name="P30"><text:span text:style-name="T15"><text:s/></text:span><text:span text:style-name="T15">Addiere 2 zum Multiplikator</text:span></text:p></draw:text-box></draw:frame><draw:line text:anchor-type="paragraph" draw:z-index="204" draw:style-name="gr4" draw:text-style-name="P29" svg:x1="8.523cm" svg:y1="-0.938cm" svg:x2="8.523cm" svg:y2="0.064cm"><text:p/></draw:line><draw:line text:anchor-type="paragraph" draw:z-index="200" draw:style-name="gr4" draw:text-style-name="P29" svg:x1="2.011cm" svg:y1="2.068cm" svg:x2="2.011cm" svg:y2="-0.938cm"><text:p/></draw:line><draw:frame text:anchor-type="paragraph" draw:z-index="224" draw:style-name="gr2" draw:text-style-name="P30" svg:width="6.014cm" svg:height="1.004cm" svg:x="2.011cm" svg:y="0.012cm"><draw:text-box><text:p text:style-name="P30"><text:span text:style-name="T15"><text:s/></text:span><text:span text:style-name="T15">Inkrementiere Listenzeigerinhalt</text:span></text:p></draw:text-box></draw:frame><draw:line text:anchor-type="paragraph" draw:z-index="208" draw:style-name="gr4" draw:text-style-name="P29" svg:x1="2.011cm" svg:y1="0.012cm" svg:x2="14.535cm" svg:y2="0.012cm"><text:p/></draw:line></text:p>
      <text:p text:style-name="P13"><draw:frame text:anchor-type="paragraph" draw:z-index="220" draw:style-name="gr2" draw:text-style-name="P30" svg:width="6.014cm" svg:height="1.004cm" svg:x="8.678cm" svg:y="-1.498cm"><draw:text-box><text:p text:style-name="P30"><text:span text:style-name="T15"><text:s/></text:span><text:span text:style-name="T15">Verdoppele Multiplikator</text:span></text:p></draw:text-box></draw:frame></text:p>
      <text:p text:style-name="P13"><draw:frame text:anchor-type="paragraph" draw:z-index="228" draw:style-name="gr2" draw:text-style-name="P30" svg:width="6.014cm" svg:height="1.004cm" svg:x="2.011cm" svg:y="-0.053cm"><draw:text-box><text:p text:style-name="P30"><text:span text:style-name="T15"><text:s/></text:span><text:span text:style-name="T15">Dekrementiere Zählerinhalt</text:span></text:p></draw:text-box></draw:frame><draw:line text:anchor-type="paragraph" draw:z-index="212" draw:style-name="gr4" draw:text-style-name="P29" svg:x1="2.011cm" svg:y1="-0.053cm" svg:x2="14.535cm" svg:y2="-0.053cm"><text:p/></draw:line></text:p>
      <text:p text:style-name="P4"/>
      <text:p text:style-name="P4"/>
      <text:p text:style-name="P4"/>
      <text:p text:style-name="P4"/>
      <text:p text:style-name="P2"><draw:frame text:anchor-type="paragraph" draw:z-index="159" draw:style-name="gr2" draw:text-style-name="P30" svg:width="9.02cm" svg:height="1.004cm" svg:x="1.263cm" svg:y="-1.388cm"><draw:text-box><text:p text:style-name="P30"><text:span text:style-name="T15"><text:s/></text:span><text:span text:style-name="T15">Wiederhole, bis Zählerinhalt = 0</text:span></text:p></draw:text-box></draw:frame><draw:line text:anchor-type="paragraph" draw:z-index="111" draw:style-name="gr4" draw:text-style-name="P29" svg:x1="2.011cm" svg:y1="-1.388cm" svg:x2="14.535cm" svg:y2="-1.388cm"><text:p/></draw:line><text:span text:style-name="T7">Struktogramm 6: </text:span><text:span text:style-name="T9">SUM</text:span><text:span text:style-name="T7">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S LineDraw" svg:font-family="'MS LineDraw', Symbol" style:font-family-generic="modern" style:font-charset="x-symbol"/>
    <style:font-face style:name="Courier_PC" svg:font-family="Courier_PC"/>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ende_20_1" draw:display-name="Linienende 1" svg:viewBox="0 0 200 330" svg:d="m0 330 100-330 100 330z"/>
    <draw:stroke-dash draw:name="Dash_20_1" draw:display-name="Dash 1" draw:style="rect" draw:dots1="1" draw:dots1-length="0.02cm" draw:distance="0.0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01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list-style-name="" style:class="text">
      <style:paragraph-properties fo:margin-top="0.423cm" fo:margin-bottom="0.106cm" style:contextual-spacing="false" fo:keep-with-next="always"/>
      <style:text-properties style:font-name="Arial" fo:font-size="14pt" fo:font-weight="bold" style:letter-kerning="true" style:font-name-asian="Arial" style:font-size-asian="14pt" style:font-weight-asian="bold" style:font-name-complex="Arial" style:font-size-complex="14pt" style:font-weight-complex="bold"/>
    </style:style>
    <style:style style:name="Heading_20_2" style:display-name="Heading 2" style:family="paragraph" style:parent-style-name="Standard" style:next-style-name="Standard" style:list-style-name="" style:class="text">
      <style:paragraph-properties fo:margin-top="0.423cm" fo:margin-bottom="0.106cm" style:contextual-spacing="false" fo:keep-with-next="always"/>
      <style:text-properties style:font-name="Arial" fo:font-size="12pt" fo:font-style="italic" fo:font-weight="bold" style:font-name-asian="Arial"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list-style-name="" style:class="text">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list-style-name="" style:class="text">
      <style:paragraph-properties fo:margin-top="0.423cm" fo:margin-bottom="0.106cm" style:contextual-spacing="false"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Standard" style:next-style-name="Standard" style:list-style-name=""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list-style-name=""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list-style-name="" style:class="text">
      <style:paragraph-properties fo:margin-top="0.423cm" fo:margin-bottom="0.106cm" style:contextual-spacing="false"/>
      <style:text-properties style:font-name="Arial" style:font-name-asian="Arial" style:font-name-complex="Arial"/>
    </style:style>
    <style:style style:name="Heading_20_8" style:display-name="Heading 8" style:family="paragraph" style:parent-style-name="Standard" style:next-style-name="Standard" style:list-style-name="" style:class="text">
      <style:paragraph-properties fo:margin-top="0.423cm" fo:margin-bottom="0.106cm" style:contextual-spacing="false"/>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list-style-name="" style:class="text">
      <style:paragraph-properties fo:margin-top="0.423cm" fo:margin-bottom="0.106cm" style:contextual-spacing="false"/>
      <style:text-properties style:font-name="Arial" fo:font-size="9pt" fo:font-style="italic" style:font-name-asian="Arial" style:font-size-asian="9pt" style:font-style-asian="italic" style:font-name-complex="Arial" style:font-size-complex="9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cm" style:type="right"/>
        </style:tab-stops>
      </style:paragraph-properties>
      <style:text-properties fo:text-transform="uppercase" style:font-name="Arial" fo:font-size="12pt" fo:font-weight="bold" style:font-name-asian="Arial" style:font-size-asian="12pt" style:font-weight-asian="bold" style:font-name-complex="Arial"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423cm" fo:margin-bottom="0cm" style:contextual-spacing="false" fo:text-indent="0cm" style:auto-text-indent="false">
        <style:tab-stops>
          <style:tab-stop style:position="16cm" style:type="righ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cm" style:type="righ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cm" style:type="righ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cm" style:type="righ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cm" style:type="righ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cm" style:type="right"/>
        </style:tab-stops>
      </style:paragraph-properties>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152cm" fo:margin-left="-0.136cm" table:align="left" style:writing-mode="lr-tb"/>
    </style:style>
    <style:style style:name="Tabelle2.A" style:family="table-column">
      <style:table-column-properties style:column-width="6.124cm"/>
    </style:style>
    <style:style style:name="Tabelle2.B" style:family="table-column">
      <style:table-column-properties style:column-width="5.752cm"/>
    </style:style>
    <style:style style:name="Tabelle2.C" style:family="table-column">
      <style:table-column-properties style:column-width="4.276cm"/>
    </style:style>
    <style:style style:name="Tabelle2.1" style:family="table-row">
      <style:table-row-properties fo:keep-together="auto"/>
    </style:style>
    <style:style style:name="Tabelle2.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elle2.C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elle2.A2"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elle2.C2"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MP1" style:family="paragraph" style:parent-style-name="Standard">
      <style:paragraph-properties fo:margin-left="0cm" fo:margin-right="0.635cm" fo:line-height="0.423cm" fo:text-indent="0cm" style:auto-text-indent="false"/>
      <style:text-properties fo:font-size="12pt" style:font-size-asian="12pt" style:font-size-complex="12pt"/>
    </style:style>
    <style:style style:name="MP2" style:family="paragraph" style:parent-style-name="Standard">
      <style:paragraph-properties fo:line-height="0.423cm" fo:text-align="center" style:justify-single-word="false"/>
      <style:text-properties fo:font-size="12pt" fo:font-weight="bold" style:font-size-asian="12pt" style:font-weight-asian="bold" style:font-size-complex="12pt" style:font-weight-complex="bold"/>
    </style:style>
    <style:style style:name="MP3" style:family="paragraph" style:parent-style-name="Standard">
      <style:paragraph-properties fo:line-height="0.423cm" fo:text-align="end" style:justify-single-word="false"/>
      <style:text-properties fo:font-size="12pt" style:font-size-asian="12pt" style:font-size-complex="12pt"/>
    </style:style>
    <style:style style:name="MP4" style:family="paragraph" style:parent-style-name="Standard">
      <style:paragraph-properties fo:line-height="0.423cm"/>
      <style:text-properties fo:font-size="12pt" style:font-size-asian="12pt" style:font-size-complex="12pt"/>
    </style:style>
    <style:style style:name="MP5" style:family="paragraph" style:parent-style-name="Standard">
      <style:paragraph-properties fo:line-height="0.423cm" fo:text-align="center" style:justify-single-word="false"/>
    </style:style>
    <style:style style:name="MP6" style:family="paragraph" style:parent-style-name="Standard">
      <style:paragraph-properties fo:line-height="0.423cm" fo:text-align="end" style:justify-single-word="false"/>
    </style:style>
    <style:style style:name="MP7" style:family="paragraph" style:parent-style-name="Header">
      <style:paragraph-properties fo:margin-left="0cm" fo:margin-right="0.635cm" fo:text-indent="0cm" style:auto-text-indent="false"/>
    </style:style>
    <style:style style:name="MP8" style:family="paragraph" style:parent-style-name="Standard">
      <style:text-properties fo:font-size="12pt" style:font-size-asian="12pt" style:font-size-complex="12pt"/>
    </style:style>
    <style:style style:name="MT1" style:family="text">
      <style:text-properties fo:font-size="12pt" style:font-size-asian="12pt" style:font-size-complex="12pt"/>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1.6cm" fo:margin-left="2.501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page-layout>
    <style:page-layout style:name="Mpm2">
      <style:page-layout-properties fo:page-width="21.001cm" fo:page-height="29.7cm" style:num-format="1" style:print-orientation="portrait" fo:margin-top="2cm" fo:margin-bottom="1.6cm" fo:margin-left="2.501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MP1">Fachhochschule Hannover</text:p>
            </table:table-cell>
            <table:table-cell table:style-name="Tabelle2.A1" office:value-type="string">
              <text:p text:style-name="MP2">Normalzeit (DCF 77)</text:p>
            </table:table-cell>
            <table:table-cell table:style-name="Tabelle2.C1" office:value-type="string">
              <text:p text:style-name="MP3">Versuch Nr. 1</text:p>
            </table:table-cell>
          </table:table-row>
          <table:table-row table:style-name="Tabelle2.1">
            <table:table-cell table:style-name="Tabelle2.A2" office:value-type="string">
              <text:p text:style-name="MP4">FG Datenverarbeitung</text:p>
            </table:table-cell>
            <table:table-cell table:style-name="Tabelle2.A2" office:value-type="string">
              <text:p text:style-name="MP5"><text:span text:style-name="MT1">Stand : </text:span><text:span text:style-name="MT1"><text:modification-date style:data-style-name="N30">14.02.01</text:modification-date></text:span></text:p>
            </table:table-cell>
            <table:table-cell table:style-name="Tabelle2.C2" office:value-type="string">
              <text:p text:style-name="MP6"><text:span text:style-name="MT1">Seite </text:span><text:span text:style-name="Page_20_Number"><text:page-number text:select-page="current">9</text:page-number></text:span><text:span text:style-name="MT1"> </text:span></text:p>
            </table:table-cell>
          </table:table-row>
        </table:table>
        <text:p text:style-name="Header"/>
      </style:header>
      <style:header-left>
        <text:p text:style-name="MP7"><draw:frame draw:style-name="Mfr1" draw:name="Rahmen2" text:anchor-type="paragraph" svg:y="0.002cm" draw:z-index="4"><draw:text-box fo:min-height="0.058cm" fo:min-width="0cm"><text:p text:style-name="Header"><text:span text:style-name="Page_20_Number"><text:page-number text:select-page="current">8</text:page-number></text:span></text:p></draw:text-box></draw:frame></text:p>
      </style:header-left>
    </style:master-page>
    <style:master-page style:name="First_20_Page" style:display-name="First Page" style:page-layout-name="Mpm2" style:next-style-name="Standard">
      <style:header>
        <text:p text:style-name="Standard"/>
        <text:p text:style-name="MP8">S</text:p>
      </style:header>
      <style:footer>
        <text:p text:style-name="Standard"/>
        <text:p text:style-name="MP8">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ÚÄÄÄÄÄÄÄ¿ÄÄÄ¿</dc:title>
    <meta:initial-creator>FHH</meta:initial-creator>
    <meta:creation-date>1995-05-08T19:17:00</meta:creation-date>
    <dc:creator>Administrator</dc:creator>
    <dc:date>2001-02-14T14:38:00</dc:date>
    <meta:print-date>1997-02-04T13:09:00</meta:print-date>
    <meta:editing-cycles>63</meta:editing-cycles>
    <meta:editing-duration>PT16H50M</meta:editing-duration>
    <meta:document-statistic meta:table-count="2" meta:image-count="0" meta:object-count="1" meta:page-count="9" meta:paragraph-count="70" meta:word-count="922" meta:character-count="6371" meta:non-whitespace-character-count="5437"/>
    <meta:generator>LibreOffice/3.6$Windows_x86 LibreOffice_project/e183d5b-f8ccaf6-3804794-95b4be8-895629</meta:generator>
    <meta:user-defined meta:name="Info 1"/>
    <meta:user-defined meta:name="Info 2"/>
    <meta:user-defined meta:name="Info 3"/>
    <meta:user-defined meta:name="Info 4"/>
  </office:meta>
</office:document-meta>
</file>